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bitstream charter'" svg:font-family="''bitstream charter''"/>
    <style:font-face style:name="Arial" svg:font-family="Arial"/>
    <style:font-face style:name="Bitstream charter" svg:font-family="'Bitstream charter'"/>
    <style:font-face style:name="Calibri" svg:font-family="Calibri"/>
    <style:font-face style:name="Cambria" svg:font-family="Cambria"/>
    <style:font-face style:name="Times New Roman" svg:font-family="'Times New Roman'"/>
    <style:font-face style:name="Abyssinica SIL" svg:font-family="'Abyssinica SIL'" style:font-pitch="variable"/>
    <style:font-face style:name="aakar" svg:font-family="aakar" style:font-pitch="variable"/>
    <style:font-face style:name="Bitstream Vera Sans" svg:font-family="'Bitstream Vera Sans'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73mm"/>
    </style:style>
    <style:style style:name="co2" style:family="table-column">
      <style:table-column-properties fo:break-before="auto" style:column-width="77.96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66.94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25.93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7.78mm"/>
    </style:style>
    <style:style style:name="co11" style:family="table-column">
      <style:table-column-properties fo:break-before="auto" style:column-width="21.17mm"/>
    </style:style>
    <style:style style:name="co12" style:family="table-column">
      <style:table-column-properties fo:break-before="auto" style:column-width="85.99mm"/>
    </style:style>
    <style:style style:name="co13" style:family="table-column">
      <style:table-column-properties fo:break-before="auto" style:column-width="55.56mm"/>
    </style:style>
    <style:style style:name="co14" style:family="table-column">
      <style:table-column-properties fo:break-before="auto" style:column-width="93.93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26.72mm"/>
    </style:style>
    <style:style style:name="co18" style:family="table-column">
      <style:table-column-properties fo:break-before="auto" style:column-width="83.08mm"/>
    </style:style>
    <style:style style:name="co19" style:family="table-column">
      <style:table-column-properties fo:break-before="auto" style:column-width="97.37mm"/>
    </style:style>
    <style:style style:name="co20" style:family="table-column">
      <style:table-column-properties fo:break-before="auto" style:column-width="121.71mm"/>
    </style:style>
    <style:style style:name="co21" style:family="table-column">
      <style:table-column-properties fo:break-before="auto" style:column-width="64.56mm"/>
    </style:style>
    <style:style style:name="co22" style:family="table-column">
      <style:table-column-properties fo:break-before="auto" style:column-width="110.6mm"/>
    </style:style>
    <style:style style:name="co23" style:family="table-column">
      <style:table-column-properties fo:break-before="auto" style:column-width="94.72mm"/>
    </style:style>
    <style:style style:name="co24" style:family="table-column">
      <style:table-column-properties fo:break-before="auto" style:column-width="26.99mm"/>
    </style:style>
    <style:style style:name="co25" style:family="table-column">
      <style:table-column-properties fo:break-before="auto" style:column-width="27.25mm"/>
    </style:style>
    <style:style style:name="co26" style:family="table-column">
      <style:table-column-properties fo:break-before="auto" style:column-width="19.84mm"/>
    </style:style>
    <style:style style:name="co27" style:family="table-column">
      <style:table-column-properties fo:break-before="auto" style:column-width="30.96mm"/>
    </style:style>
    <style:style style:name="co28" style:family="table-column">
      <style:table-column-properties fo:break-before="auto" style:column-width="8.73mm"/>
    </style:style>
    <style:style style:name="co29" style:family="table-column">
      <style:table-column-properties fo:break-before="auto" style:column-width="11.11mm"/>
    </style:style>
    <style:style style:name="co30" style:family="table-column">
      <style:table-column-properties fo:break-before="auto" style:column-width="11.38mm"/>
    </style:style>
    <style:style style:name="co31" style:family="table-column">
      <style:table-column-properties fo:break-before="auto" style:column-width="10.85mm"/>
    </style:style>
    <style:style style:name="co32" style:family="table-column">
      <style:table-column-properties fo:break-before="auto" style:column-width="11.91mm"/>
    </style:style>
    <style:style style:name="co33" style:family="table-column">
      <style:table-column-properties fo:break-before="auto" style:column-width="42.33mm"/>
    </style:style>
    <style:style style:name="co34" style:family="table-column">
      <style:table-column-properties fo:break-before="auto" style:column-width="60.06mm"/>
    </style:style>
    <style:style style:name="co35" style:family="table-column">
      <style:table-column-properties fo:break-before="auto" style:column-width="20.64mm"/>
    </style:style>
    <style:style style:name="co36" style:family="table-column">
      <style:table-column-properties fo:break-before="auto" style:column-width="34.13mm"/>
    </style:style>
    <style:style style:name="co37" style:family="table-column">
      <style:table-column-properties fo:break-before="auto" style:column-width="85.46mm"/>
    </style:style>
    <style:style style:name="co38" style:family="table-column">
      <style:table-column-properties fo:break-before="auto" style:column-width="171.19mm"/>
    </style:style>
    <style:style style:name="co39" style:family="table-column">
      <style:table-column-properties fo:break-before="auto" style:column-width="47.63mm"/>
    </style:style>
    <style:style style:name="ro1" style:family="table-row">
      <style:table-row-properties style:row-height="17.85mm" fo:break-before="auto" style:use-optimal-row-height="true"/>
    </style:style>
    <style:style style:name="ro2" style:family="table-row">
      <style:table-row-properties style:row-height="22.15mm" fo:break-before="auto" style:use-optimal-row-height="true"/>
    </style:style>
    <style:style style:name="ro3" style:family="table-row">
      <style:table-row-properties style:row-height="35.05mm" fo:break-before="auto" style:use-optimal-row-height="true"/>
    </style:style>
    <style:style style:name="ro4" style:family="table-row">
      <style:table-row-properties style:row-height="30.74mm" fo:break-before="auto" style:use-optimal-row-height="true"/>
    </style:style>
    <style:style style:name="ro5" style:family="table-row">
      <style:table-row-properties style:row-height="9.26mm" fo:break-before="auto" style:use-optimal-row-height="true"/>
    </style:style>
    <style:style style:name="ro6" style:family="table-row">
      <style:table-row-properties style:row-height="39.35mm" fo:break-before="auto" style:use-optimal-row-height="true"/>
    </style:style>
    <style:style style:name="ro7" style:family="table-row">
      <style:table-row-properties style:row-height="43.66mm" fo:break-before="auto" style:use-optimal-row-height="true"/>
    </style:style>
    <style:style style:name="ro8" style:family="table-row">
      <style:table-row-properties style:row-height="26.46mm" fo:break-before="auto" style:use-optimal-row-height="true"/>
    </style:style>
    <style:style style:name="ro9" style:family="table-row">
      <style:table-row-properties style:row-height="13.55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12.17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15.35mm" fo:break-before="auto" style:use-optimal-row-height="false"/>
    </style:style>
    <style:style style:name="ro15" style:family="table-row">
      <style:table-row-properties style:row-height="10.32mm" fo:break-before="auto" style:use-optimal-row-height="false"/>
    </style:style>
    <style:style style:name="ro16" style:family="table-row">
      <style:table-row-properties style:row-height="25.4mm" fo:break-before="auto" style:use-optimal-row-height="false"/>
    </style:style>
    <style:style style:name="ro17" style:family="table-row">
      <style:table-row-properties style:row-height="4.5mm" fo:break-before="auto" style:use-optimal-row-height="false"/>
    </style:style>
    <style:style style:name="ro18" style:family="table-row">
      <style:table-row-properties style:row-height="4.76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ta1" style:family="table" style:master-page-name="PageStyle_5f_References">
      <style:table-properties table:display="true" style:writing-mode="lr-tb"/>
    </style:style>
    <style:style style:name="ta2" style:family="table" style:master-page-name="PageStyle_5f_Ecosystem_5f_list_5f_Table">
      <style:table-properties table:display="true" style:writing-mode="lr-tb"/>
    </style:style>
    <style:style style:name="ta3" style:family="table" style:master-page-name="PageStyle_5f_AvailableSpatialData">
      <style:table-properties table:display="true" style:writing-mode="lr-tb"/>
    </style:style>
    <style:style style:name="ta4" style:family="table" style:master-page-name="PageStyle_5f_Overview_20_Risk_20_Assessment">
      <style:table-properties table:display="true" style:writing-mode="lr-tb"/>
    </style:style>
    <style:style style:name="ta5" style:family="table" style:master-page-name="PageStyle_5f_Detailed_20_risk_20_assessment">
      <style:table-properties table:display="true" style:writing-mode="lr-tb"/>
    </style:style>
    <style:style style:name="ta6" style:family="table" style:master-page-name="PageStyle_5f_Descriptions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fo:border="0.06pt solid #000000" style:rotation-align="none" style:vertical-align="top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="0.06pt solid #000000" style:vertical-align="top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Bitstream Vera Sans" fo:font-size="10pt" style:font-size-asian="10pt" style:font-size-complex="10pt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italic" style:font-weight-asian="normal" style:font-name-complex="DejaVu Sans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9bbb5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00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00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vertical-align="top"/>
      <style:text-properties style:font-name="Bitstream Vera Sans" fo:font-size="10pt" style:font-size-asian="10pt" style:font-size-complex="10pt"/>
    </style:style>
    <style:style style:name="ce120" style:family="table-cell" style:parent-style-name="Default">
      <style:table-cell-properties fo:background-color="#ffff00" style:vertical-align="top"/>
      <style:text-properties style:font-name="Bitstream Vera Sans" fo:font-size="10pt" style:font-size-asian="10pt" style:font-size-complex="10pt"/>
    </style:style>
    <style:style style:name="ce121" style:family="table-cell" style:parent-style-name="Default">
      <style:table-cell-properties fo:background-color="#ffff00" fo:border="0.06pt solid #000000" style:vertical-align="top"/>
      <style:text-properties style:font-name="Bitstream Vera Sans" fo:font-size="10pt" style:font-size-asian="10pt" style:font-size-complex="10pt"/>
    </style:style>
    <style:style style:name="ce122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2c2c2c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9bbb5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9bbb5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9bbb5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ackground-color="#669966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669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#a6a6a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c3d69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e46c0a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40404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669966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4" style:family="table-cell" style:parent-style-name="Default">
      <style:table-cell-properties fo:background-color="#669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ferenc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7" table:default-cell-style-name="ce7"/>
        <table:table-column table:style-name="co10" table:number-columns-repeated="993" table:default-cell-style-name="ce7"/>
        <table:table-row table:style-name="ro1">
          <table:table-cell table:style-name="ce1" office:value-type="string" calcext:value-type="string">
            <text:p>reference_code</text:p>
          </table:table-cell>
          <table:table-cell table:style-name="ce1" office:value-type="string" calcext:value-type="string">
            <text:p>reference_lab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ig_title</text:p>
          </table:table-cell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eer review</text:p>
          </table:table-cell>
          <table:table-cell table:style-name="ce1" office:value-type="string" calcext:value-type="string">
            <text:p>Ecosystem List </text:p>
          </table:table-cell>
          <table:table-cell table:style-name="ce1" office:value-type="string" calcext:value-type="string">
            <text:p>Spatial Data</text:p>
          </table:table-cell>
          <table:table-cell table:style-name="ce1" office:value-type="string" calcext:value-type="string">
            <text:p>Overview Assessment</text:p>
          </table:table-cell>
          <table:table-cell table:style-name="ce1" office:value-type="string" calcext:value-type="string">
            <text:p>Detailed Assessment</text:p>
          </table:table-cell>
          <table:table-cell table:style-name="ce1" office:value-type="string" calcext:value-type="string">
            <text:p>In TurpialDB</text:p>
          </table:table-cell>
          <table:table-cell table:style-name="ce1" office:value-type="string" calcext:value-type="string">
            <text:p>Assessment type</text:p>
          </table:table-cell>
          <table:table-cell table:style-name="ce1" table:number-columns-repeated="15"/>
          <table:table-cell table:number-columns-repeated="993"/>
        </table:table-row>
        <table:table-row table:style-name="ro2">
          <table:table-cell table:number-columns-repeated="2" table:style-name="ce2" office:value-type="string" calcext:value-type="string">
            <text:p>FerrerParis_Continental_ForestMacrogroup_2019</text:p>
          </table:table-cell>
          <table:table-cell table:style-name="ce2" office:value-type="float" office:value="2019" calcext:value-type="float">
            <text:p>2019</text:p>
          </table:table-cell>
          <table:table-cell table:style-name="ce12" office:value-type="string" calcext:value-type="string">
            <text:p>Ferrer-Paris, J.R. et al.</text:p>
          </table:table-cell>
          <table:table-cell table:number-columns-repeated="2" table:style-name="ce22" office:value-type="string" calcext:value-type="string">
            <text:p>A continental assessment of temperate and tropical forests of the Americas</text:p>
          </table:table-cell>
          <table:table-cell table:style-name="ce26" office:value-type="string" calcext:value-type="string">
            <text:p>America: An ecosystem risk assessment of temperate and tropical forests of the Americas with an outlook on future conservation strategies</text:p>
          </table:table-cell>
          <table:table-cell table:style-name="ce2" office:value-type="string" calcext:value-type="string">
            <text:p>en</text:p>
          </table:table-cell>
          <table:table-cell table:style-name="ce2"/>
          <table:table-cell table:style-name="ce22"/>
          <table:table-cell table:number-columns-repeated="2" table:style-name="ce2" office:value-type="string" calcext:value-type="string">
            <text:p>TRUE</text:p>
          </table:table-cell>
          <table:table-cell table:style-name="ce12" office:value-type="string" calcext:value-type="string">
            <text:p>TRUE</text:p>
          </table:table-cell>
          <table:table-cell table:style-name="ce12"/>
          <table:table-cell table:style-name="ce2"/>
          <table:table-cell table:style-name="ce117" office:value-type="string" calcext:value-type="string">
            <text:p>Thematic: Continental</text:p>
          </table:table-cell>
          <table:table-cell table:style-name="ce2" table:number-columns-repeated="15"/>
          <table:table-cell table:style-name="ce119" table:number-columns-repeated="993"/>
        </table:table-row>
        <table:table-row table:style-name="ro3">
          <table:table-cell table:number-columns-repeated="2" table:style-name="ce3" office:value-type="string" calcext:value-type="string">
            <text:p>Ghoraba_Burullus_Egypt_2019</text:p>
          </table:table-cell>
          <table:table-cell table:style-name="ce3" office:value-type="float" office:value="2019" calcext:value-type="float">
            <text:p>2019</text:p>
          </table:table-cell>
          <table:table-cell table:style-name="ce13" office:value-type="string" calcext:value-type="string">
            <text:p>Somaya Magdy M.Ghoraba and Marwa Waseem A.Halmy and Boshra B.Salem and Nadia Badr E.Badr</text:p>
          </table:table-cell>
          <table:table-cell table:style-name="ce13" office:value-type="string" calcext:value-type="string">
            <text:p>Assessing risk of collapse of Lake Burullus Ramsar site in Egypt using IUCN Red List of Ecosystems</text:p>
          </table:table-cell>
          <table:table-cell table:style-name="ce13" office:value-type="string" calcext:value-type="string">
            <text:p><text:s/>Aplicación <text:s/>de <text:s/>los <text:s/>criterios <text:s/>de <text:s/>la <text:s/>Unión <text:s/>Internacional <text:s/>para <text:s/>la <text:s/>Conservación de la Naturaleza <text:s/>(IUCN) para la evaluación de <text:s/>riesgo de los ecosistemas <text:s/>terrestres de <text:s/>Chile</text:p>
          </table:table-cell>
          <table:table-cell table:style-name="ce13" office:value-type="string" calcext:value-type="string">
            <text:p>Assessing risk of collapse of Lake Burullus Ramsar site in Egypt using IUCN Red List of Ecosystems</text:p>
            <text:p/>
            <text:p>Ghoraba, S., Halmy, M., Salem, B. &amp; Badr, N.</text:p>
            <text:p/>
            <text:p>Ecological Indicators 104: 172-183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<text:a xlink:href="https://doi.org/10.1016/j.ecolind.2019.04.075" xlink:type="simple">https://doi.org/10.1016/j.ecolind.2019.04.075</text:a></text:p>
          </table:table-cell>
          <table:table-cell table:style-name="ce111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table:style-name="ce5" table:number-columns-repeated="15"/>
          <table:table-cell table:style-name="ce120" table:number-columns-repeated="993"/>
        </table:table-row>
        <table:table-row table:style-name="ro2">
          <table:table-cell table:number-columns-repeated="2" table:style-name="ce3" office:value-type="string" calcext:value-type="string">
            <text:p>IUCN_FR_Forest_France_2018</text:p>
          </table:table-cell>
          <table:table-cell table:style-name="ce3" office:value-type="float" office:value="2018" calcext:value-type="float">
            <text:p>2018</text:p>
          </table:table-cell>
          <table:table-cell table:style-name="ce13" table:number-columns-repeated="2"/>
          <table:table-cell table:style-name="ce13" office:value-type="string" calcext:value-type="string">
            <text:p>La Liste Rouge des Écosystèmes en France - Chapitre Forêts méditerranéennes de France métropolitaine</text:p>
          </table:table-cell>
          <table:table-cell table:style-name="ce13" office:value-type="string" calcext:value-type="string">
            <text:p>UICN France, 2018. La Liste Rouge des Écosystèmes en France - Chapitre Forêts méditerranéennes de France métropolitaine, Paris, France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<text:a xlink:href="https://uicn.fr/wp-content/uploads/2018/12/uicn-france-lre-forets-med.pdf" xlink:type="simple">https://uicn.fr/wp-content/uploads/2018/12/uicn-france-lre-forets-med.pdf</text:a></text:p>
          </table:table-cell>
          <table:table-cell table:style-name="ce111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3" table:number-columns-repeated="2"/>
          <table:table-cell table:style-name="ce3" office:value-type="float" office:value="2018" calcext:value-type="float">
            <text:p>2018</text:p>
          </table:table-cell>
          <table:table-cell table:style-name="ce13"/>
          <table:table-cell table:style-name="ce13" office:value-type="string" calcext:value-type="string">
            <text:p>Assessing risks to marine ecosystems with indicators, ecosystem models and experts</text:p>
          </table:table-cell>
          <table:table-cell table:style-name="ce23" office:value-type="string" calcext:value-type="string">
            <text:p>Assessing risks to marine ecosystems with indicators, ecosystem models and experts</text:p>
          </table:table-cell>
          <table:table-cell table:style-name="ce13" office:value-type="string" calcext:value-type="string">
            <text:p>South Africa: Assessing risks to marine ecosystems with indicators, ecosystem models and experts <text:s/>Bland, L., Watermeyer, K. E., Keith, D. A., Nicholson, E., Regan, T. J. &amp; Shannon, L. J. <text:s/>Biological Conservation 227: 19-28.</text:p>
          </table:table-cell>
          <table:table-cell table:style-name="ce3" office:value-type="string" calcext:value-type="string">
            <text:p>en</text:p>
          </table:table-cell>
          <table:table-cell table:style-name="ce3"/>
          <table:table-cell table:style-name="ce111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3" table:number-columns-repeated="2"/>
          <table:table-cell table:style-name="ce3" office:value-type="float" office:value="2018" calcext:value-type="float">
            <text:p>2018</text:p>
          </table:table-cell>
          <table:table-cell table:style-name="ce13"/>
          <table:table-cell table:style-name="ce23" office:value-type="string" calcext:value-type="string">
            <text:p>Assessing ecosystem collapse risk in ecosystems dominated by foundation species: The case of fringe mangroves </text:p>
          </table:table-cell>
          <table:table-cell table:style-name="ce13" office:value-type="string" calcext:value-type="string">
            <text:p>Assessing ecosystem collapse risk in ecosystems dominated by foundation species: The case of fringe mangroves </text:p>
          </table:table-cell>
          <table:table-cell table:style-name="ce13" office:value-type="string" calcext:value-type="string">
            <text:p><text:s text:c="2"/>Philippines: Assessing ecosystem collapse risk in ecosystems dominated by foundation species: The case of fringe mangroves <text:s/>Marshall, A., Schulte to Bühne, H., Bland, L. &amp; Pettorelli, N. <text:s/>Ecological Indicators 91: 128–137. </text:p>
          </table:table-cell>
          <table:table-cell table:style-name="ce3" office:value-type="string" calcext:value-type="string">
            <text:p>en</text:p>
          </table:table-cell>
          <table:table-cell table:style-name="ce3"/>
          <table:table-cell table:style-name="ce111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3" table:number-columns-repeated="2"/>
          <table:table-cell table:style-name="ce3" office:value-type="float" office:value="2018" calcext:value-type="float">
            <text:p>2018</text:p>
          </table:table-cell>
          <table:table-cell table:style-name="ce13"/>
          <table:table-cell table:style-name="ce23" office:value-type="string" calcext:value-type="string">
            <text:p>Endangered Finnish Habitats 2018. Red Book of Habitats. Part 1: Results and evaluation criteria</text:p>
          </table:table-cell>
          <table:table-cell table:style-name="ce13" office:value-type="string" calcext:value-type="string">
            <text:p>Endangered Finnish Habitats 2018. Red Book of Habitats. Part 1: Results and evaluation criteria</text:p>
          </table:table-cell>
          <table:table-cell table:style-name="ce13" office:value-type="string" calcext:value-type="string">
            <text:p>Finland: Endangered Finnish Habitats 2018. Red Book of Habitats. Part 1: Results and evaluation criteria <text:s/>Kontula,T. &amp; Raunio, A. (ed.) <text:s/>Finnish Environment Institute and Ministry of the Environment.</text:p>
          </table:table-cell>
          <table:table-cell table:style-name="ce3" office:value-type="string" calcext:value-type="string">
            <text:p>en</text:p>
          </table:table-cell>
          <table:table-cell table:style-name="ce3"/>
          <table:table-cell table:style-name="ce111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number-columns-repeated="2" table:style-name="ce4" office:value-type="string" calcext:value-type="string">
            <text:p>Bland_MesoAmericanReef_2017</text:p>
          </table:table-cell>
          <table:table-cell table:style-name="ce4" office:value-type="float" office:value="2017" calcext:value-type="float">
            <text:p>2017</text:p>
          </table:table-cell>
          <table:table-cell table:style-name="ce14" office:value-type="string" calcext:value-type="string">
            <text:p>Bland LM, TJ Regan, MN Dinh, R Ferrari, DA Keith, R Lester, D Mouillot, NJ Murray, HA Nguyen, E Nicholson</text:p>
          </table:table-cell>
          <table:table-cell table:number-columns-repeated="2" table:style-name="ce14" office:value-type="string" calcext:value-type="string">
            <text:p>Using multiple lines of evidence to assess the risk of ecosystem collapse</text:p>
          </table:table-cell>
          <table:table-cell table:style-name="ce14" office:value-type="string" calcext:value-type="string">
            <text:p>Bland LM, TJ Regan, MN Dinh, R Ferrari, DA Keith, R Lester, D Mouillot, NJ Murray, HA Nguyen, E Nicholson (Submitted) Using multiple lines of evidence to assess the risk of ecosystem collapse</text:p>
          </table:table-cell>
          <table:table-cell table:style-name="ce2" office:value-type="string" calcext:value-type="string">
            <text:p>en</text:p>
          </table:table-cell>
          <table:table-cell table:style-name="ce5"/>
          <table:table-cell table:style-name="ce15"/>
          <table:table-cell table:style-name="ce4" table:formula="of:=TRUE()" office:value-type="float" office:value="1" calcext:value-type="float">
            <text:p>1</text:p>
          </table:table-cell>
          <table:table-cell table:style-name="ce5"/>
          <table:table-cell table:style-name="ce14" table:number-columns-repeated="2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5">
          <table:table-cell table:number-columns-repeated="2" table:style-name="ce4" office:value-type="string" calcext:value-type="string">
            <text:p>EU_RLH_Marine_2017</text:p>
          </table:table-cell>
          <table:table-cell table:style-name="ce4" office:value-type="float" office:value="2017" calcext:value-type="float">
            <text:p>2017</text:p>
          </table:table-cell>
          <table:table-cell table:style-name="ce14" table:number-columns-repeated="3"/>
          <table:table-cell table:style-name="ce14" office:value-type="string" calcext:value-type="string">
            <text:p>European Red List of Habitat - Marine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://ec.europa.eu/environment/nature/knowledge/redlist_en.htm" xlink:type="simple">http://ec.europa.eu/environment/nature/knowledge/redlist_en.htm</text:a></text:p>
          </table:table-cell>
          <table:table-cell table:style-name="ce15"/>
          <table:table-cell table:style-name="ce5" table:number-columns-repeated="2"/>
          <table:table-cell table:style-name="ce14" table:number-columns-repeated="2"/>
          <table:table-cell table:style-name="ce5"/>
          <table:table-cell table:style-name="ce4" office:value-type="string" calcext:value-type="string">
            <text:p>Systematic: Continent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1">
          <table:table-cell table:number-columns-repeated="2" table:style-name="ce4" office:value-type="string" calcext:value-type="string">
            <text:p>EU_RLH_Terrestrial_2017</text:p>
          </table:table-cell>
          <table:table-cell table:style-name="ce4" office:value-type="float" office:value="2017" calcext:value-type="float">
            <text:p>2017</text:p>
          </table:table-cell>
          <table:table-cell table:style-name="ce15" office:value-type="string" calcext:value-type="string">
            <text:p>J.A.M. Janssen, et al.</text:p>
          </table:table-cell>
          <table:table-cell table:number-columns-repeated="2" table:style-name="ce14" office:value-type="string" calcext:value-type="string">
            <text:p>European Red List of Habitats Part 2. Terrestrial and freshwater habitats.</text:p>
          </table:table-cell>
          <table:table-cell table:style-name="ce14" office:value-type="string" calcext:value-type="string">
            <text:p>J.A.M. Janssen, et al. (2017) European Red List of HabitatsPart 2. Terrestrial and freshwater habitats.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http://ec.europa.eu/environment/nature/knowledge/redlist_en.htm</text:p>
          </table:table-cell>
          <table:table-cell table:style-name="ce15"/>
          <table:table-cell table:style-name="ce5" table:number-columns-repeated="2"/>
          <table:table-cell table:style-name="ce14" table:number-columns-repeated="2"/>
          <table:table-cell table:style-name="ce5"/>
          <table:table-cell table:style-name="ce4" office:value-type="string" calcext:value-type="string">
            <text:p>Systematic: Continent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number-columns-repeated="2" table:style-name="ce2" office:value-type="string" calcext:value-type="string">
            <text:p>Mahoney_USA_EstuarineEcosystem_2017</text:p>
          </table:table-cell>
          <table:table-cell table:style-name="ce9" office:value-type="float" office:value="2017" calcext:value-type="float">
            <text:p>2017</text:p>
          </table:table-cell>
          <table:table-cell table:style-name="ce16" office:value-type="string" calcext:value-type="string">
            <text:p>Mahoney P.C. &amp; Bishop M.J.</text:p>
          </table:table-cell>
          <table:table-cell table:number-columns-repeated="2" table:style-name="ce24" office:value-type="string" calcext:value-type="string">
            <text:p>Unitet States of America: Assessing risk of estuarine ecosystem collapse</text:p>
          </table:table-cell>
          <table:table-cell table:style-name="ce16" office:value-type="string" calcext:value-type="string">
            <text:p>Unitet States of America: Assessing risk of estuarine ecosystem collapse</text:p>
            <text:p>Mahoney P.C. &amp; Bishop M.J.</text:p>
            <text:p>Ocean &amp; Coastal Management 140: 46-58.</text:p>
          </table:table-cell>
          <table:table-cell table:style-name="ce29" office:value-type="string" calcext:value-type="string">
            <text:p>en</text:p>
          </table:table-cell>
          <table:table-cell table:style-name="ce109" office:value-type="string" calcext:value-type="string">
            <text:p>http://www.sciencedirect.com/science/article/pii/S0964569117301990</text:p>
          </table:table-cell>
          <table:table-cell table:style-name="ce112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2"/>
          <table:table-cell table:style-name="ce2"/>
          <table:table-cell table:style-name="ce117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1">
          <table:table-cell table:number-columns-repeated="2" table:style-name="ce3" office:value-type="string" calcext:value-type="string">
            <text:p>IUCN_FR_Mangroves_Mayotte_2017</text:p>
          </table:table-cell>
          <table:table-cell table:style-name="ce3" office:value-type="float" office:value="2017" calcext:value-type="float">
            <text:p>2017</text:p>
          </table:table-cell>
          <table:table-cell table:style-name="ce13" table:number-columns-repeated="2"/>
          <table:table-cell table:style-name="ce13" office:value-type="string" calcext:value-type="string">
            <text:p>La Liste Rouge des Écosystèmes en France - Chapitre Les mangroves de Mayotte</text:p>
          </table:table-cell>
          <table:table-cell table:style-name="ce27" office:value-type="string" calcext:value-type="string">
            <text:p>UICN France, 2017. La Liste Rouge des Écosystèmes en France - Chapitre Les mangroves de Mayotte, Paris, France</text:p>
          </table:table-cell>
          <table:table-cell table:style-name="ce3" office:value-type="string" calcext:value-type="string">
            <text:p>fr</text:p>
          </table:table-cell>
          <table:table-cell table:style-name="ce3"/>
          <table:table-cell table:style-name="ce111"/>
          <table:table-cell table:style-name="ce3" table:number-columns-repeated="2"/>
          <table:table-cell table:style-name="ce13" table:number-columns-repeated="2"/>
          <table:table-cell table:style-name="ce3" table:number-columns-repeated="2"/>
          <table:table-cell table:style-name="ce5" table:number-columns-repeated="15"/>
          <table:table-cell table:style-name="ce120" table:number-columns-repeated="993"/>
        </table:table-row>
        <table:table-row table:style-name="ro6">
          <table:table-cell table:number-columns-repeated="2" table:style-name="ce5" office:value-type="string" calcext:value-type="string">
            <text:p>Alaniz_Chile_CentralChileHotspot_2016</text:p>
          </table:table-cell>
          <table:table-cell table:style-name="ce10" office:value-type="float" office:value="2016" calcext:value-type="float">
            <text:p>2016</text:p>
          </table:table-cell>
          <table:table-cell table:style-name="ce17" office:value-type="string" calcext:value-type="string">
            <text:p>Alaniz J.A., Galleguillos M. &amp; Perez-Quezada J.F.</text:p>
          </table:table-cell>
          <table:table-cell table:number-columns-repeated="2" table:style-name="ce17" office:value-type="string" calcext:value-type="string">
            <text:p>Assessment of quality of input data used to classify ecosystems according to the IUCN Red List methodology: The case of the central Chile hotspot</text:p>
          </table:table-cell>
          <table:table-cell table:style-name="ce17" office:value-type="string" calcext:value-type="string">
            <text:p>Chile: Assessment of quality of input data used to classify ecosystems according to the IUCN Red List methodology: The case of the central Chile hotspot</text:p>
            <text:p>Alaniz J.A., Galleguillos M. &amp; Perez-Quezada J.F. </text:p>
            <text:p>Biological conservation. Part B, 204: 378-385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sciencedirect.com/science/article/pii/S0006320716306954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TRUE</text:p>
          </table:table-cell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ystematic: Subnation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7">
          <table:table-cell table:number-columns-repeated="2" table:style-name="ce4" office:value-type="string" calcext:value-type="string">
            <text:p>CH_RL_Lebensraeume_2016</text:p>
          </table:table-cell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Delarze R., Eggenberg S., Steiger P., Bergamini A., Fivaz F., Gonseth Y., Guntern J., Hofer G., Sager L.,</text:p>
            <text:p>Stucki P.</text:p>
          </table:table-cell>
          <table:table-cell table:style-name="ce4"/>
          <table:table-cell table:style-name="ce4" office:value-type="string" calcext:value-type="string">
            <text:p>Rote Liste der Lebensräume der Schweiz</text:p>
          </table:table-cell>
          <table:table-cell table:style-name="ce14" office:value-type="string" calcext:value-type="string">
            <text:p>Delarze R., Eggenberg S., Steiger P., Bergamini A., Fivaz F., Gonseth Y., Guntern J., Hofer G., Sager L.,</text:p>
            <text:p>Stucki P. 2016: Rote Liste der Lebensräume der Schweiz. Aktualisierte Kurzfassung zum technischen</text:p>
            <text:p>Bericht 2013 im Auftrag des Bundesamtes für Umwelt (BAFU), Bern: 33 S.</text:p>
          </table:table-cell>
          <table:table-cell table:style-name="ce4" office:value-type="string" calcext:value-type="string">
            <text:p>de</text:p>
          </table:table-cell>
          <table:table-cell table:style-name="ce108" office:value-type="string" calcext:value-type="string">
            <text:p><text:a xlink:href="https://www.infoflora.ch/de/lebensraeume/rote-liste.html" xlink:type="simple">https://www.infoflora.ch/de/lebensraeume/rote-liste.html</text:a></text:p>
          </table:table-cell>
          <table:table-cell table:style-name="ce15"/>
          <table:table-cell table:style-name="ce5" table:number-columns-repeated="2"/>
          <table:table-cell table:style-name="ce14" table:number-columns-repeated="2"/>
          <table:table-cell table:style-name="ce5"/>
          <table:table-cell table:style-name="ce4" office:value-type="string" calcext:value-type="string">
            <text:p>Systematic: Nation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8">
          <table:table-cell table:number-columns-repeated="2" table:style-name="ce5" office:value-type="string" calcext:value-type="string">
            <text:p>Clark_Antarctic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office:value-type="string" calcext:value-type="string">
            <text:p>Clark G. F., Raymond B., Riddle M. J., Stark J. S. &amp; Johnston E. L.</text:p>
          </table:table-cell>
          <table:table-cell table:number-columns-repeated="2" table:style-name="ce17" office:value-type="string" calcext:value-type="string">
            <text:p>Vulnerability of Antarctic shallow invertebrate-dominated ecosystems</text:p>
          </table:table-cell>
          <table:table-cell table:style-name="ce27" office:value-type="string" calcext:value-type="string">
            <text:p>Conservation Letters 12(2): e12623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37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7">
          <table:table-cell table:number-columns-repeated="2" table:style-name="ce5" office:value-type="string" calcext:value-type="string">
            <text:p>Williams_Australia_AlpineSnowPatch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office:value-type="string" calcext:value-type="string">
            <text:p>Williams R. J., Wahren C. H., Stott K. A., Camac J. S., White M., Burns E., Harris S., Nash M., Morgan J. W., Venn S., Papst <text:s/>W. A. &amp; Hoffmann A. A.</text:p>
          </table:table-cell>
          <table:table-cell table:number-columns-repeated="2" table:style-name="ce17" office:value-type="string" calcext:value-type="string">
            <text:p>An IUCN Red List Ecosystems Risk Assessment for Alpine Snow Patch Herbfields, South-Eastern Australia</text:p>
          </table:table-cell>
          <table:table-cell table:style-name="ce17" office:value-type="string" calcext:value-type="string">
            <text:p>Australia: An IUCN Red List Ecosystems Risk Assessment for Alpine Snow Patch Herbfields, South-Eastern Australia</text:p>
            <text:p>Williams R. J., Wahren C. H., Stott K. A., Camac J. S., White M., Burns E., Harris S., Nash M., Morgan J. W., Venn S., Papst  W. A. &amp; Hoffmann A. A.</text:p>
            <text:p>Austral Ecology 40(4): 433-443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66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8">
          <table:table-cell table:number-columns-repeated="2" table:style-name="ce5" office:value-type="string" calcext:value-type="string">
            <text:p>English_Australia_SWA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8" office:value-type="string" calcext:value-type="string">
            <text:p>English V. &amp; Keith D. A.</text:p>
          </table:table-cell>
          <table:table-cell table:number-columns-repeated="2" table:style-name="ce17" office:value-type="string" calcext:value-type="string">
            <text:p>Assessing risks to ecosystems within biodiversity hotspots: a case study from southwestern Australia</text:p>
          </table:table-cell>
          <table:table-cell table:style-name="ce17" office:value-type="string" calcext:value-type="string">
            <text:p>Australia: Assessing risks to ecosystems within biodiversity hotspots: a case study from southwestern Australia</text:p>
            <text:p>English V. &amp; Keith D. A.</text:p>
            <text:p>Austral Ecology 40(4): 411-422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177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3">
          <table:table-cell table:number-columns-repeated="2" table:style-name="ce5" office:value-type="string" calcext:value-type="string">
            <text:p>Burns_Australia_MountainAshForest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office:value-type="string" calcext:value-type="string">
            <text:p>Burns E. L., Lindenmayer D. B., Stein J., Blanchard W., McBurney L., Blair D. &amp; Banks S.</text:p>
          </table:table-cell>
          <table:table-cell table:number-columns-repeated="2" table:style-name="ce17" office:value-type="string" calcext:value-type="string">
            <text:p>Ecosystem assessment of mountain ash forest in the Central Highlands of Victoria, south-eastern Australia</text:p>
          </table:table-cell>
          <table:table-cell table:style-name="ce17" office:value-type="string" calcext:value-type="string">
            <text:p>Australia: Ecosystem assessment of mountain ash forest in the Central Highlands of Victoria, south-eastern Australia</text:p>
            <text:p>Burns E. L., Lindenmayer D. B., Stein J., Blanchard W., McBurney L., Blair D. &amp; Banks S.</text:p>
            <text:p>Austral Ecology 40(4): 386-399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00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number-columns-repeated="2" table:style-name="ce5" office:value-type="string" calcext:value-type="string">
            <text:p>Tozer_Australia_CumberlandPlain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office:value-type="string" calcext:value-type="string">
            <text:p>Tozer M. G., Leishman M. R. &amp; Auld T. D.</text:p>
          </table:table-cell>
          <table:table-cell table:number-columns-repeated="2" table:style-name="ce15" office:value-type="string" calcext:value-type="string">
            <text:p>Ecosystem risk assessment for Cumberland Plain Woodland, New South Wales, Australia</text:p>
          </table:table-cell>
          <table:table-cell table:style-name="ce17" office:value-type="string" calcext:value-type="string">
            <text:p>Australia: Ecosystem risk assessment for Cumberland Plain Woodland, New South Wales, Australia</text:p>
            <text:p>Tozer M. G., Leishman M. R. &amp; Auld T. D.</text:p>
            <text:p>Austral Ecology 40(4): 400-410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01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8">
          <table:table-cell table:number-columns-repeated="2" table:style-name="ce5" office:value-type="string" calcext:value-type="string">
            <text:p>Auld_Australia_GnarledMossyCloudForest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/>
          <table:table-cell table:number-columns-repeated="2" table:style-name="ce17" office:value-type="string" calcext:value-type="string">
            <text:p>Ecosystem risk assessment for Gnarled Mossy Cloud Forest, Lord Howe Island, Australia</text:p>
          </table:table-cell>
          <table:table-cell table:style-name="ce17" office:value-type="string" calcext:value-type="string">
            <text:p>Australia: Ecosystem risk assessment for Gnarled Mossy Cloud Forest, Lord Howe Island, Australia</text:p>
            <text:p>Auld T. D. &amp; Leishman M. R.</text:p>
            <text:p>Austral Ecology 40(4): 364-372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02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3">
          <table:table-cell table:number-columns-repeated="2" table:style-name="ce5" office:value-type="string" calcext:value-type="string">
            <text:p>Wardle_Australia_GeorginaGidgee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office:value-type="string" calcext:value-type="string">
            <text:p>Wardle G. M., Greenville A. C., Frank A. S. K., Tischler M., Emery N. J. &amp; Dickman C. R.</text:p>
          </table:table-cell>
          <table:table-cell table:number-columns-repeated="2" table:style-name="ce17" office:value-type="string" calcext:value-type="string">
            <text:p>Ecosystem risk assessment of Georgina gidgee woodlands in central Australia (Qld, NT, SA)</text:p>
          </table:table-cell>
          <table:table-cell table:style-name="ce17" office:value-type="string" calcext:value-type="string">
            <text:p>Australia: Ecosystem risk assessment of Georgina gidgee woodlands in central Australia (Qld, NT, SA)</text:p>
            <text:p>Wardle G. M., Greenville A. C., Frank A. S. K., Tischler M., Emery N. J. &amp; Dickman C. R.</text:p>
            <text:p>Austral Ecology 40(4): 444-459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65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8">
          <table:table-cell table:number-columns-repeated="2" table:style-name="ce5" office:value-type="string" calcext:value-type="string">
            <text:p>Metcalfe_Australia_WetTropics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table:number-columns-repeated="3"/>
          <table:table-cell table:style-name="ce17" office:value-type="string" calcext:value-type="string">
            <text:p>Australia: IUCN risk assessment of Coastal Lowland Rainforests of the Wet Tropics Bioregion, Queensland, Australia</text:p>
            <text:p>Metcalfe D. J. &amp; Lawson T. J.</text:p>
            <text:p>Austral Ecology 40(4): 373-385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63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8">
          <table:table-cell table:number-columns-repeated="2" table:style-name="ce5" office:value-type="string" calcext:value-type="string">
            <text:p>Barret_Australia_MountainSummit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table:number-columns-repeated="3"/>
          <table:table-cell table:style-name="ce17" office:value-type="string" calcext:value-type="string">
            <text:p>Australia: Risks to a mountain summit ecosystem with endemic biota in southwestern Australia</text:p>
            <text:p>Barrett S. &amp; Yates C. J.</text:p>
            <text:p>Austral Ecology 40(4): 423-432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199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2" table:number-columns-repeated="15"/>
          <table:table-cell table:style-name="ce119" table:number-columns-repeated="993"/>
        </table:table-row>
        <table:table-row table:style-name="ro8">
          <table:table-cell table:number-columns-repeated="2" table:style-name="ce5" office:value-type="string" calcext:value-type="string">
            <text:p>Pisanu_Australia_LakeEyre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table:number-columns-repeated="3"/>
          <table:table-cell table:style-name="ce17" office:value-type="string" calcext:value-type="string">
            <text:p>Australia: Status of connected wetlands of the Lake Eyre Basin, Australia</text:p>
            <text:p>Pisanu P., Kingsford R. T., Wilson B. &amp; Bonifacio R.</text:p>
            <text:p>Austral Ecology 40(4): 460-47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03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2" table:number-columns-repeated="15"/>
          <table:table-cell table:style-name="ce119" table:number-columns-repeated="993"/>
        </table:table-row>
        <table:table-row table:style-name="ro9">
          <table:table-cell table:number-columns-repeated="2" table:style-name="ce2" office:value-type="string" calcext:value-type="string">
            <text:p>IUCN_Brazil_RLE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table:number-columns-repeated="3"/>
          <table:table-cell table:style-name="ce16" office:value-type="string" calcext:value-type="string">
            <text:p>Brazil: Brazil and the Red List of Ecosystems</text:p>
            <text:p>IUCN.</text:p>
          </table:table-cell>
          <table:table-cell table:style-name="ce29" office:value-type="string" calcext:value-type="string">
            <text:p>po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12" table:number-columns-repeated="2"/>
          <table:table-cell table:style-name="ce2" table:number-columns-repeated="2"/>
          <table:table-cell table:style-name="ce5" table:number-columns-repeated="15"/>
          <table:table-cell table:style-name="ce120" table:number-columns-repeated="993"/>
        </table:table-row>
        <table:table-row table:style-name="ro2">
          <table:table-cell table:number-columns-repeated="2" table:style-name="ce2" office:value-type="string" calcext:value-type="string">
            <text:p>IUCN_Brazil_Pantanal_2015</text:p>
          </table:table-cell>
          <table:table-cell table:style-name="ce9" office:value-type="float" office:value="2015" calcext:value-type="float">
            <text:p>2015</text:p>
          </table:table-cell>
          <table:table-cell table:style-name="ce16" table:number-columns-repeated="3"/>
          <table:table-cell table:style-name="ce16" office:value-type="string" calcext:value-type="string">
            <text:p>Brazil: Red List of Ecosystems. Regional Case Studies in Brazil - Pantanal</text:p>
            <text:p>Manzon G. &amp; Nunes da Cunha C.</text:p>
            <text:p>IUCN.</text:p>
          </table:table-cell>
          <table:table-cell table:style-name="ce32" office:value-type="string" calcext:value-type="string">
            <text:p>e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12" table:number-columns-repeated="2"/>
          <table:table-cell table:style-name="ce2"/>
          <table:table-cell table:style-name="ce117" office:value-type="string" calcext:value-type="string">
            <text:p>Strategic</text:p>
          </table:table-cell>
          <table:table-cell table:style-name="ce6" table:number-columns-repeated="15"/>
          <table:table-cell table:style-name="ce121" table:number-columns-repeated="993"/>
        </table:table-row>
        <table:table-row table:style-name="ro7">
          <table:table-cell table:number-columns-repeated="2" table:style-name="ce6" office:value-type="string" calcext:value-type="string">
            <text:p>MAC_RLE_Chile_2015</text:p>
          </table:table-cell>
          <table:table-cell table:style-name="ce11" office:value-type="float" office:value="2015" calcext:value-type="float">
            <text:p>2015</text:p>
          </table:table-cell>
          <table:table-cell table:style-name="ce19" office:value-type="string" calcext:value-type="string">
            <text:p>Patricio Pliscoff </text:p>
          </table:table-cell>
          <table:table-cell table:style-name="ce25" office:value-type="string" calcext:value-type="string">
            <text:p>Application of the criteria of the International Union for Conservation of Nature (IUCN) for the risk assessment of terrestrial ecosystems of Chile</text:p>
          </table:table-cell>
          <table:table-cell table:style-name="ce19" office:value-type="string" calcext:value-type="string">
            <text:p><text:s/>Aplicación <text:s/>de <text:s/>los <text:s/>criterios <text:s/>de <text:s/>la <text:s/>Unión <text:s/>Internacional <text:s/>para <text:s/>la <text:s/>Conservación de la Naturaleza <text:s/>(IUCN) para la evaluación de <text:s/>riesgo de los ecosistemas <text:s/>terrestres de <text:s/>Chile</text:p>
          </table:table-cell>
          <table:table-cell table:style-name="ce28" office:value-type="string" calcext:value-type="string">
            <text:p>Pliscoff, <text:s/>P. <text:s/>2015. <text:s/>Aplicación <text:s/>de <text:s/>los <text:s/>criterios <text:s/>de <text:s/>la <text:s/>Unión <text:s/>Internacional <text:s/>para <text:s/>la <text:s/>Conservación de la Naturaleza <text:s/>(IUCN) para la evaluación de <text:s/>riesgo de los ecosistemas <text:s/>terrestres de <text:s/>Chile. Informe Técnico elaborado por Patricio Pliscoff para el Ministerio del Medio Ambiente. 63 p. <text:s/>Santiago, Chile.</text:p>
          </table:table-cell>
          <table:table-cell table:style-name="ce33" office:value-type="string" calcext:value-type="string">
            <text:p>es</text:p>
          </table:table-cell>
          <table:table-cell table:style-name="ce11" office:value-type="string" calcext:value-type="string">
            <text:p><text:a xlink:href="https://mma.gob.cl/wp-content/uploads/2016/01/Informe-final-Eval_ecosistemas_para_publicacion_16_12_15.pdf" xlink:type="simple">https://mma.gob.cl/wp-content/uploads/2016/01/Informe-final-Eval_ecosistemas_para_publicacion_16_12_15.pdf</text:a></text:p>
          </table:table-cell>
          <table:table-cell table:style-name="ce114"/>
          <table:table-cell table:number-columns-repeated="2" table:style-name="ce11" office:value-type="string" calcext:value-type="string">
            <text:p>TRUE</text:p>
          </table:table-cell>
          <table:table-cell table:style-name="ce115" table:number-columns-repeated="2"/>
          <table:table-cell table:style-name="ce6"/>
          <table:table-cell table:style-name="ce118" office:value-type="string" calcext:value-type="string">
            <text:p>Systematic: Nation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8">
          <table:table-cell table:number-columns-repeated="2" table:style-name="ce5" office:value-type="string" calcext:value-type="string">
            <text:p>Murray_China_TidalFlats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table:number-columns-repeated="3"/>
          <table:table-cell table:style-name="ce17" office:value-type="string" calcext:value-type="string">
            <text:p>China: Tidal flats of the Yellow Sea: A review of ecosystem status and anthropogenic threats</text:p>
            <text:p>Murray N. J., Ma Z. &amp; Fuller R. A.</text:p>
            <text:p>Austral Ecology 40(4): 472-48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11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2">
          <table:table-cell table:number-columns-repeated="2" table:style-name="ce6" office:value-type="string" calcext:value-type="string">
            <text:p>Etter_RLE_Colombia_2015</text:p>
          </table:table-cell>
          <table:table-cell table:style-name="ce11" office:value-type="float" office:value="2015" calcext:value-type="float">
            <text:p>2015</text:p>
          </table:table-cell>
          <table:table-cell table:style-name="ce19" office:value-type="string" calcext:value-type="string">
            <text:p>Etter, A., Andrade, A., Amaya, P. &amp; Arévalo, P.</text:p>
          </table:table-cell>
          <table:table-cell table:style-name="ce19" office:value-type="string" calcext:value-type="string">
            <text:p>Application of red list of ecosystems in Colombia</text:p>
          </table:table-cell>
          <table:table-cell table:style-name="ce19" office:value-type="string" calcext:value-type="string">
            <text:p>Estado de los ecosistemas colombianos-2014: una aplicación de la metodología de Lista Roja de Ecosistemas</text:p>
          </table:table-cell>
          <table:table-cell table:style-name="ce19" office:value-type="string" calcext:value-type="string">
            <text:p>Colombia: Application of red list of ecosystems in Colombia</text:p>
            <text:p>Etter A., Andrade A., Amaya P. &amp; Arévalo P.</text:p>
            <text:p>IUCN.</text:p>
          </table:table-cell>
          <table:table-cell table:style-name="ce46" office:value-type="string" calcext:value-type="string">
            <text:p>es</text:p>
          </table:table-cell>
          <table:table-cell table:style-name="ce11"/>
          <table:table-cell table:style-name="ce114"/>
          <table:table-cell table:number-columns-repeated="2" table:style-name="ce11" office:value-type="string" calcext:value-type="string">
            <text:p>TRUE</text:p>
          </table:table-cell>
          <table:table-cell table:style-name="ce115" table:number-columns-repeated="2"/>
          <table:table-cell table:style-name="ce6"/>
          <table:table-cell table:style-name="ce118" office:value-type="string" calcext:value-type="string">
            <text:p>Systematic: National</text:p>
          </table:table-cell>
          <table:table-cell table:style-name="ce6" table:number-columns-repeated="15"/>
          <table:table-cell table:style-name="ce121" table:number-columns-repeated="993"/>
        </table:table-row>
        <table:table-row table:style-name="ro8">
          <table:table-cell table:number-columns-repeated="2" table:style-name="ce6" office:value-type="string" calcext:value-type="string">
            <text:p>Herrera_RLE_CostaRica_2015</text:p>
          </table:table-cell>
          <table:table-cell table:style-name="ce11" office:value-type="float" office:value="2015" calcext:value-type="float">
            <text:p>2015</text:p>
          </table:table-cell>
          <table:table-cell table:style-name="ce19" office:value-type="string" calcext:value-type="string">
            <text:p>Herrera-F., B.</text:p>
          </table:table-cell>
          <table:table-cell table:style-name="ce19" office:value-type="string" calcext:value-type="string">
            <text:p>Red List of Terrestrial Ecosystems of Costa Rica: Final Project Report</text:p>
          </table:table-cell>
          <table:table-cell table:style-name="ce19" office:value-type="string" calcext:value-type="string">
            <text:p>Lista Roja de los Ecosistemas Terrestres de Costa Rica: Informe final de proyecto</text:p>
          </table:table-cell>
          <table:table-cell table:style-name="ce19" office:value-type="string" calcext:value-type="string">
            <text:p>Costa Rica: Red List of Terrestrial Ecosystems of Costa Rica: Final Project Report</text:p>
            <text:p>Herrera-F., B.</text:p>
            <text:p>Informe final de proyecto. CATIE. 75 p. Turrialba, Costa Rica.</text:p>
          </table:table-cell>
          <table:table-cell table:style-name="ce33" office:value-type="string" calcext:value-type="string">
            <text:p>es</text:p>
          </table:table-cell>
          <table:table-cell table:style-name="ce11" office:value-type="string" calcext:value-type="string">
            <text:p><text:a xlink:href="https://iucnrle.org/static/media/uploads/references/published-assessments/herrera_2015_informe_final_lre_catie.pdf" xlink:type="simple">https://iucnrle.org/static/media/uploads/references/published-assessments/herrera_2015_informe_final_lre_catie.pdf</text:a></text:p>
          </table:table-cell>
          <table:table-cell table:style-name="ce114"/>
          <table:table-cell table:number-columns-repeated="2" table:style-name="ce11" office:value-type="string" calcext:value-type="string">
            <text:p>TRUE</text:p>
          </table:table-cell>
          <table:table-cell table:style-name="ce115" office:value-type="string" calcext:value-type="string">
            <text:p>TRUE</text:p>
          </table:table-cell>
          <table:table-cell table:style-name="ce115"/>
          <table:table-cell table:style-name="ce6"/>
          <table:table-cell table:style-name="ce118" office:value-type="string" calcext:value-type="string">
            <text:p>Systematic: National</text:p>
          </table:table-cell>
          <table:table-cell table:style-name="ce6" table:number-columns-repeated="15"/>
          <table:table-cell table:style-name="ce121" table:number-columns-repeated="993"/>
        </table:table-row>
        <table:table-row table:style-name="ro8">
          <table:table-cell table:number-columns-repeated="2" table:style-name="ce5" office:value-type="string" calcext:value-type="string">
            <text:p>Crespin_RLE_ElSalvador_2015</text:p>
          </table:table-cell>
          <table:table-cell table:style-name="ce10" office:value-type="float" office:value="2015" calcext:value-type="float">
            <text:p>2015</text:p>
          </table:table-cell>
          <table:table-cell table:style-name="ce17" office:value-type="string" calcext:value-type="string">
            <text:p>Crespin S. J. &amp; Simonetti J. A.</text:p>
          </table:table-cell>
          <table:table-cell table:number-columns-repeated="2" table:style-name="ce17" office:value-type="string" calcext:value-type="string">
            <text:p>Predicting ecosystem collapse: Spatial factors that influence risks to tropical ecosystems</text:p>
          </table:table-cell>
          <table:table-cell table:style-name="ce17" office:value-type="string" calcext:value-type="string">
            <text:p>El Salvador: Predicting ecosystem collapse: Spatial factors that influence risks to tropical ecosystems</text:p>
            <text:p>Crespin S. J. &amp; Simonetti J. A.</text:p>
            <text:p>Austral Ecology 40(4): 492-50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onlinelibrary.wiley.com/doi/10.1111/aec.12209/abstract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ystematic: Nation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8">
          <table:table-cell table:number-columns-repeated="2" table:style-name="ce5" office:value-type="string" calcext:value-type="string">
            <text:p>Carre_Forest_France_2014</text:p>
          </table:table-cell>
          <table:table-cell table:style-name="ce10" office:value-type="float" office:value="2014" calcext:value-type="float">
            <text:p>2014</text:p>
          </table:table-cell>
          <table:table-cell table:style-name="ce17" office:value-type="string" calcext:value-type="string">
            <text:p>Carré A., Teillac-Deschamps P.</text:p>
          </table:table-cell>
          <table:table-cell table:style-name="ce17" office:value-type="string" calcext:value-type="string">
            <text:p>For a Red List of ecosystems in France - collection of case studies on french forest habitats</text:p>
          </table:table-cell>
          <table:table-cell table:style-name="ce17" office:value-type="string" calcext:value-type="string">
            <text:p>La Liste rouge des écosystèmes en France Habitats forestiers de France métropolitaine - Recueil des études de cas</text:p>
          </table:table-cell>
          <table:table-cell table:style-name="ce17" office:value-type="string" calcext:value-type="string">
            <text:p>France: For a Red List of ecosystems in France - collection of case studies on french forest habitats</text:p>
            <text:p>Carré A., Teillac-Deschamps P.</text:p>
            <text:p>IUCN France, 93p.</text:p>
          </table:table-cell>
          <table:table-cell table:style-name="ce30" office:value-type="string" calcext:value-type="string">
            <text:p>fr</text:p>
          </table:table-cell>
          <table:table-cell table:style-name="ce10"/>
          <table:table-cell table:style-name="ce15"/>
          <table:table-cell table:style-name="ce10" table:number-columns-repeated="2"/>
          <table:table-cell table:style-name="ce5"/>
          <table:table-cell table:style-name="ce14"/>
          <table:table-cell table:style-name="ce5"/>
          <table:table-cell table:style-name="ce4" office:value-type="string" calcext:value-type="string">
            <text:p>Thematic: Nation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eith_CS_GiantKelp_2013</text:p>
          </table:table-cell>
          <table:table-cell table:style-name="ce5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8" office:value-type="string" calcext:value-type="string">
            <text:p>Keith, D.A.</text:p>
          </table:table-cell>
          <table:table-cell table:number-columns-repeated="2" table:style-name="ce18" office:value-type="string" calcext:value-type="string">
            <text:p>Giant Kelp Forests</text:p>
          </table:table-cell>
          <table:table-cell table:style-name="ce27" office:value-type="string" calcext:value-type="string">
            <text:p>Ferrer-Paris, J.R., Zager, I., Keith, D.A., Oliveira-Miranda, M.A., Rodriguez, J.P., Josse, C., González-Gil, M., Miller, R.M., Zambrana-Torrelio, C &amp; Barrow, E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eith_CS_CoastalSandstone_2013</text:p>
          </table:table-cell>
          <table:table-cell table:style-name="ce5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8" office:value-type="string" calcext:value-type="string">
            <text:p>Keith, D.A.</text:p>
          </table:table-cell>
          <table:table-cell table:number-columns-repeated="2" table:style-name="ce17" office:value-type="string" calcext:value-type="string">
            <text:p>Coastal Sandstone Upland Swamps</text:p>
          </table:table-cell>
          <table:table-cell table:style-name="ce17" office:value-type="string" calcext:value-type="string">
            <text:p>Australia: Coastal Sandstone Upland Swamps</text:p>
            <text:p>Keith D.A.</text:p>
            <text:p>Supplementary Material Appendix S2 pp: 11-20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eith_CS_CoolibahBlackBox_2013</text:p>
          </table:table-cell>
          <table:table-cell table:style-name="ce5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8" office:value-type="string" calcext:value-type="string">
            <text:p>Keith, D.A.</text:p>
          </table:table-cell>
          <table:table-cell table:number-columns-repeated="2" table:style-name="ce17" office:value-type="string" calcext:value-type="string">
            <text:p>Coolibah – Black Box Woodlands, south-eastern Australia</text:p>
          </table:table-cell>
          <table:table-cell table:style-name="ce17" office:value-type="string" calcext:value-type="string">
            <text:p>Australia: Coolibah – Black Box Woodlands, south-eastern Australia</text:p>
            <text:p>Keith, D.A.</text:p>
            <text:p>Supplementary Material Appendix S2 pp: 95-101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Bonifacio_CS_KRSWetland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8" office:value-type="string" calcext:value-type="string">
            <text:p>Bonifacio, R. &amp; Pisanu, P.</text:p>
          </table:table-cell>
          <table:table-cell table:number-columns-repeated="2" table:style-name="ce17" office:value-type="string" calcext:value-type="string">
            <text:p>Karst Rising-Spring (KRS) Wetland Community of the South East (SA)</text:p>
          </table:table-cell>
          <table:table-cell table:style-name="ce17" office:value-type="string" calcext:value-type="string">
            <text:p>Australia: Karst Rising-Spring (KRS) Wetland Community of the South East (SA)</text:p>
            <text:p>Bonifacio, R. &amp; Pisanu, P.</text:p>
            <text:p>Supplementary Material Appendix S2 pp: 198-211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3">
          <table:table-cell table:style-name="ce5" office:value-type="string" calcext:value-type="string">
            <text:p>Benson_CS_VineThicketSEAustralia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/>
          <table:table-cell table:number-columns-repeated="2" table:style-name="ce18" office:value-type="string" calcext:value-type="string">
            <text:p>Mock Olive – Wilga – Peach Bush – Carissa dry sub-tropical semi-evergreen vine thicket in south eastern Australia</text:p>
          </table:table-cell>
          <table:table-cell table:style-name="ce17" office:value-type="string" calcext:value-type="string">
            <text:p>Australia: Mock Olive – Wilga – Peach Bush – Carissa dry sub-tropical semi-evergreen vine thicket in south eastern Australia</text:p>
            <text:p>Benson, J.S.</text:p>
            <text:p>Supplementary Material Appendix S2 pp: 104-110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Bonifacio_CS_SeagrassCommunity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/>
          <table:table-cell table:number-columns-repeated="2" table:style-name="ce17" office:value-type="string" calcext:value-type="string">
            <text:p>Seagrass Community of South Australia</text:p>
          </table:table-cell>
          <table:table-cell table:style-name="ce17" office:value-type="string" calcext:value-type="string">
            <text:p>Australia: Seagrass Community of South Australia</text:p>
            <text:p>Bonifacio, R. &amp; Pisanu, P.</text:p>
            <text:p>Supplementary Material Appendix S2 pp: 172-183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ingsford_CS_MurrayDarlingBasin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8" office:value-type="string" calcext:value-type="string">
            <text:p>Kingsford, R.T.</text:p>
          </table:table-cell>
          <table:table-cell table:number-columns-repeated="2" table:style-name="ce17" office:value-type="string" calcext:value-type="string">
            <text:p>Swamps, marshes and lakes in the Murray-Darling Basin, Australia</text:p>
          </table:table-cell>
          <table:table-cell table:style-name="ce17" office:value-type="string" calcext:value-type="string">
            <text:p>Australia: Swamps, marshes and lakes in the Murray-Darling Basin, Australia</text:p>
            <text:p>Kingsford, R.T.</text:p>
            <text:p>Supplementary Material Appendix S2 pp: 36-47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Lester_CS_CoorongLagoon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/>
          <table:table-cell table:number-columns-repeated="2" table:style-name="ce17" office:value-type="string" calcext:value-type="string">
            <text:p>The Coorong lagoons and Murray Mouth inverse estuary, South Australia</text:p>
          </table:table-cell>
          <table:table-cell table:style-name="ce17" office:value-type="string" calcext:value-type="string">
            <text:p>Australia: The Coorong lagoons and Murray Mouth inverse estuary, South Australia</text:p>
            <text:p>Lester, R.E. &amp; Fairweather, P.G.</text:p>
            <text:p>Supplementary Material Appendix S2 pp: 185-196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3">
          <table:table-cell table:style-name="ce5" office:value-type="string" calcext:value-type="string">
            <text:p>MacNally_RiverRedGum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8" office:value-type="string" calcext:value-type="string">
            <text:p>Mac Nally, R., Cunningham, S.C. &amp; Newell, G.</text:p>
          </table:table-cell>
          <table:table-cell table:number-columns-repeated="2" table:style-name="ce17" office:value-type="string" calcext:value-type="string">
            <text:p>The Floodplain Ecosystem of river red gum and black box, south-eastern Australia</text:p>
          </table:table-cell>
          <table:table-cell table:style-name="ce17" office:value-type="string" calcext:value-type="string">
            <text:p>Australia: The Floodplain Ecosystem of river red gum and black box, south-eastern Australia</text:p>
            <text:p>Mac Nally, R., Cunningham, S.C. &amp; Newell, G.</text:p>
            <text:p>Supplementary Material Appendix S2 pp: 82-93. In: (D.A. Keith et al.) PLOS ONE 8(5): e62111.</text:p>
          </table:table-cell>
          <table:table-cell table:style-name="ce2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eith_CS_CaribbeanCoralReef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Caribbean: Caribbean coral reefs</text:p>
            <text:p>Keith, D.A. &amp; Spalding, M.</text:p>
            <text:p>Supplementary Material Appendix S2 pp: 157-168. In: (D.A. Keith et al.) PLOS ONE 8(5): e62111.</text:p>
          </table:table-cell>
          <table:table-cell table:style-name="ce5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Poulin_CS_EuropeanReedbed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Europe: European reedbeds</text:p>
            <text:p>Poulin, B.</text:p>
            <text:p>Supplementary Material Appendix S2 pp: 64-69. In: (D.A. Keith et al.) PLOS ONE 8(5): e62111.</text:p>
          </table:table-cell>
          <table:table-cell table:style-name="ce5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Essl_CS_GermanTamarisk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Germany: German tamarisk-pioneer vegetation (GTPV), Europe</text:p>
            <text:p>Essl, F.</text:p>
            <text:p>Supplementary Material Appendix S2 pp: 28-34. In: (D.A. Keith et al.) PLOS ONE 8(5): e62111.</text:p>
          </table:table-cell>
          <table:table-cell table:style-name="ce5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Riecken_CS_RaisedBog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Germany: Raised Bogs of Germany (National Assessment)</text:p>
            <text:p>Riecken, U., Fink. P. &amp; Raths, U.</text:p>
            <text:p>Supplementary Material Appendix S2 pp: 21-26. In: (D.A. Keith et al.) PLOS ONE 8(5): e62111.</text:p>
          </table:table-cell>
          <table:table-cell table:style-name="ce5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Moat_CS_TapiaForest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office:value-type="string" calcext:value-type="string">
            <text:p>Moat, J. &amp; Bachman, S.</text:p>
          </table:table-cell>
          <table:table-cell table:number-columns-repeated="2" table:style-name="ce18" office:value-type="string" calcext:value-type="string">
            <text:p>Tapia Forest, Madagascar</text:p>
          </table:table-cell>
          <table:table-cell table:style-name="ce17" office:value-type="string" calcext:value-type="string">
            <text:p>Madagascar: Tapia Forest, Madagascar</text:p>
            <text:p>Moat, J. &amp; Bachman, S.</text:p>
            <text:p>Supplementary Material Appendix S2 pp: 133-138. In: (D.A. Keith et al.) PLOS ONE 8(5): e6211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Holdaway_CS_GraniteGravelField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office:value-type="string" calcext:value-type="string">
            <text:p>Holdaway, R.; Wiser, S., Richardson, S. &amp; Arnst, E.</text:p>
          </table:table-cell>
          <table:table-cell table:number-columns-repeated="2" table:style-name="ce18" office:value-type="string" calcext:value-type="string">
            <text:p>Granite Gravel Fields &amp; Sand Plains</text:p>
          </table:table-cell>
          <table:table-cell table:style-name="ce17" office:value-type="string" calcext:value-type="string">
            <text:p>New Zealand: Granite Gravel Fields &amp; Sand Plains</text:p>
            <text:p>Holdaway, R.; Wiser, S., Richardson, S. &amp; Arnst, E.</text:p>
            <text:p>Supplementary Material Appendix S2 pp: 120-125. In: (D.A. Keith et al.) PLOS ONE 8(5): e6211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FaberLnagendoen_CS_GreatLakesAlvar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8" office:value-type="string" calcext:value-type="string">
            <text:p>Faber-Langendoen, D. &amp; Bakowsky, W.</text:p>
          </table:table-cell>
          <table:table-cell table:number-columns-repeated="2" table:style-name="ce17" office:value-type="string" calcext:value-type="string">
            <text:p>Great Lakes Alvar</text:p>
          </table:table-cell>
          <table:table-cell table:style-name="ce17" office:value-type="string" calcext:value-type="string">
            <text:p>North America: Great Lakes Alvar</text:p>
            <text:p>Faber-Langendoen, D. &amp; Bakowsky, W.</text:p>
            <text:p>Supplementary Material Appendix S2 pp: 140-146. In: (D.A. Keith et al.) PLOS ONE 8(5): e6211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eith_CS_GonakierForest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Senegal and Mauritania: Gonakier Forests of Senegal River Floodplain</text:p>
            <text:p>Keith, D.A., Ba, T. &amp; Tappan, G.</text:p>
            <text:p>Supplementary Material Appendix S2 pp: 73-80. In: (D.A. Keith et al.) PLOS ONE 8(5): e6211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eith_CS_CapeFlatsSandFynbo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South Africa: Cape Flats Sand Fynbos</text:p>
            <text:p>Keith, D.A.</text:p>
            <text:p>Supplementary Material Appendix S2 pp: 126-132. In: (D.A. Keith et al.) PLOS ONE 8(5): e6211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7">
          <table:table-cell table:number-columns-repeated="2" table:style-name="ce5" office:value-type="string" calcext:value-type="string">
            <text:p>Payet_LittleKaroo_SouthAfrica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South Africa: Effect of Land Cover and Ecosystem Mapping on Ecosystem-Risk Assessment in the Little Karoo, South Africa</text:p>
            <text:p>Payet, K.†, Rouget, M., Esler, K.J., Reyers, B., Rebelo, T., Thompson, M.W. &amp; Vlok, J.H.J.</text:p>
            <text:p>Conservation Biology 27(3): 531-541. More information: karine.kp@gmail.com</text:p>
          </table:table-cell>
          <table:table-cell table:style-name="ce30" office:value-type="string" calcext:value-type="string">
            <text:p>en</text:p>
          </table:table-cell>
          <table:table-cell table:style-name="ce10"/>
          <table:table-cell table:style-name="ce113" table:formula="of:=TRUE()" office:value-type="float" office:value="1" calcext:value-type="float">
            <text:p>1</text:p>
          </table:table-cell>
          <table:table-cell table:style-name="ce10" table:number-columns-repeated="2"/>
          <table:table-cell table:style-name="ce5"/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2" table:number-columns-repeated="15"/>
          <table:table-cell table:style-name="ce119" table:number-columns-repeated="993"/>
        </table:table-row>
        <table:table-row table:style-name="ro4">
          <table:table-cell table:number-columns-repeated="2" table:style-name="ce4" office:value-type="string" calcext:value-type="string">
            <text:p>Texeira_MataAtlantica_2013</text:p>
          </table:table-cell>
          <table:table-cell table:style-name="ce4" office:value-type="float" office:value="2013" calcext:value-type="float">
            <text:p>2013</text:p>
          </table:table-cell>
          <table:table-cell table:style-name="ce15" office:value-type="string" calcext:value-type="string">
            <text:p>Texeira, L.B.</text:p>
          </table:table-cell>
          <table:table-cell table:number-columns-repeated="2" table:style-name="ce4" office:value-type="string" calcext:value-type="string">
            <text:p>Os riscos dos ecossistemas da Mata Atlântica Brasileira.</text:p>
          </table:table-cell>
          <table:table-cell table:style-name="ce14" office:value-type="string" calcext:value-type="string">
            <text:p>Texeira, L.B. 2013. Os riscos dos ecossistemas da Mata Atlântica Brasileira. Master Thesis, ESCOLA SUPERIOR DE CONSERVAÇÃO AMBIENTAL E</text:p>
            <text:p>SUSTENTABILIDADE, Instituto de Pesquisas Ecológicas, Brasil.</text:p>
          </table:table-cell>
          <table:table-cell table:style-name="ce4" office:value-type="string" calcext:value-type="string">
            <text:p>po</text:p>
          </table:table-cell>
          <table:table-cell table:style-name="ce108" office:value-type="string" calcext:value-type="string">
            <text:p><text:a xlink:href="http://escas.org.br/download/produtos-finais/nazare-12/larissa_barbosa_teixeira.pdf" xlink:type="simple">http://escas.org.br/download/produtos-finais/nazare-12/larissa_barbosa_teixeira.pdf</text:a></text:p>
          </table:table-cell>
          <table:table-cell table:style-name="ce15"/>
          <table:table-cell table:style-name="ce4" table:formula="of:=TRUE()" office:value-type="float" office:value="1" calcext:value-type="float">
            <text:p>1</text:p>
          </table:table-cell>
          <table:table-cell table:style-name="ce5"/>
          <table:table-cell table:style-name="ce4" table:formula="of:=TRUE()" office:value-type="float" office:value="1" calcext:value-type="float">
            <text:p>1</text:p>
          </table:table-cell>
          <table:table-cell table:style-name="ce116"/>
          <table:table-cell table:style-name="ce5"/>
          <table:table-cell table:style-name="ce4" office:value-type="string" calcext:value-type="string">
            <text:p>Systematic: Regional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4">
          <table:table-cell table:style-name="ce5" office:value-type="string" calcext:value-type="string">
            <text:p>Keith_CS_AralSea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table:number-columns-repeated="3"/>
          <table:table-cell table:style-name="ce17" office:value-type="string" calcext:value-type="string">
            <text:p>Uzbekistan and Kazakhstan: Aral Sea</text:p>
            <text:p>Keith, D.A.</text:p>
            <text:p>Supplementary Material Appendix S2 pp: 47-63. In: (D.A. Keith et al.) PLOS ONE 8(5): e6211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Strategic</text:p>
          </table:table-cell>
          <table:table-cell table:style-name="ce6" table:number-columns-repeated="15"/>
          <table:table-cell table:style-name="ce121" table:number-columns-repeated="993"/>
        </table:table-row>
        <table:table-row table:style-name="ro6">
          <table:table-cell table:number-columns-repeated="2" table:style-name="ce6" office:value-type="string" calcext:value-type="string">
            <text:p>OliveiraMiranda_RLE_Venezuela_2013</text:p>
          </table:table-cell>
          <table:table-cell table:style-name="ce11" office:value-type="float" office:value="2013" calcext:value-type="float">
            <text:p>2013</text:p>
          </table:table-cell>
          <table:table-cell table:style-name="ce19"/>
          <table:table-cell table:style-name="ce19" office:value-type="string" calcext:value-type="string">
            <text:p>Collapse risk of Venezuelan Terrestrial Ecosystems and their relationship with extinction risk of mammals and birds</text:p>
          </table:table-cell>
          <table:table-cell table:style-name="ce19" office:value-type="string" calcext:value-type="string">
            <text:p>Riesgo de colapso de los ecosistemas terrestres de Venezuela y su relación con el riesgo de extinción de mamíferos y aves</text:p>
          </table:table-cell>
          <table:table-cell table:style-name="ce19" office:value-type="string" calcext:value-type="string">
            <text:p>Venezuela: Collapse risk of Venezuelan Terrestrial Ecosystems and their relationship with extinction risk of mammals and birds</text:p>
            <text:p>Oliveira-Miranda, M.</text:p>
            <text:p>Summary, Doctoral Thesis, Universidad Simón Bolivar, Caracas, Venezuela.</text:p>
          </table:table-cell>
          <table:table-cell table:style-name="ce46" office:value-type="string" calcext:value-type="string">
            <text:p>es</text:p>
          </table:table-cell>
          <table:table-cell table:style-name="ce11"/>
          <table:table-cell table:style-name="ce114"/>
          <table:table-cell table:style-name="ce11" table:number-columns-repeated="2"/>
          <table:table-cell table:style-name="ce6"/>
          <table:table-cell table:style-name="ce115"/>
          <table:table-cell table:style-name="ce6"/>
          <table:table-cell table:style-name="ce118" office:value-type="string" calcext:value-type="string">
            <text:p>Systematic: National</text:p>
          </table:table-cell>
          <table:table-cell table:style-name="ce6" table:number-columns-repeated="15"/>
          <table:table-cell table:style-name="ce121" table:number-columns-repeated="993"/>
        </table:table-row>
        <table:table-row table:style-name="ro4">
          <table:table-cell table:style-name="ce5" office:value-type="string" calcext:value-type="string">
            <text:p>OliveiraMiranda_CS_TepuiShrublands_2013</text:p>
          </table:table-cell>
          <table:table-cell table:style-name="ce8" office:value-type="string" calcext:value-type="string">
            <text:p>Keith_CS_Foundations_2013</text:p>
          </table:table-cell>
          <table:table-cell table:style-name="ce10" office:value-type="float" office:value="2013" calcext:value-type="float">
            <text:p>2013</text:p>
          </table:table-cell>
          <table:table-cell table:style-name="ce17" office:value-type="string" calcext:value-type="string">
            <text:p>Oliveira-Miranda, M.A., Rodríguez J.P. &amp; Zambrano-Martínez, S.</text:p>
          </table:table-cell>
          <table:table-cell table:number-columns-repeated="2" table:style-name="ce18" office:value-type="string" calcext:value-type="string">
            <text:p>Tepui shrublands, southern Venezuela</text:p>
          </table:table-cell>
          <table:table-cell table:style-name="ce17" office:value-type="string" calcext:value-type="string">
            <text:p>Venezuela: Tepui shrublands, southern Venezuela</text:p>
            <text:p>Oliveira-Miranda, M.A., Rodríguez J.P. &amp; Zambrano-Martínez, S.</text:p>
            <text:p>Supplementary Material Appendix S2 pp: 111-118. In: (D.A. Keith et al.) PLOS ONE 8(5): e62111.</text:p>
          </table:table-cell>
          <table:table-cell table:style-name="ce30" office:value-type="string" calcext:value-type="string">
            <text:p>en</text:p>
          </table:table-cell>
          <table:table-cell table:style-name="ce14" office:value-type="string" calcext:value-type="string">
            <text:p>http://www.plosone.org/article/info:doi/10.1371/journal.pone.0062111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5" office:value-type="string" calcext:value-type="string">
            <text:p>TRUE</text:p>
          </table:table-cell>
          <table:table-cell table:style-name="ce14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5" table:number-columns-repeated="15"/>
          <table:table-cell table:style-name="ce120" table:number-columns-repeated="993"/>
        </table:table-row>
        <table:table-row table:style-name="ro2">
          <table:table-cell table:number-columns-repeated="2" table:style-name="ce5" office:value-type="string" calcext:value-type="string">
            <text:p>Carre_RLE_France_2012</text:p>
          </table:table-cell>
          <table:table-cell table:style-name="ce10" office:value-type="float" office:value="2012" calcext:value-type="float">
            <text:p>2012</text:p>
          </table:table-cell>
          <table:table-cell table:style-name="ce18" office:value-type="string" calcext:value-type="string">
            <text:p>Carré A., Péguin M., Poulin B</text:p>
          </table:table-cell>
          <table:table-cell table:style-name="ce18" office:value-type="string" calcext:value-type="string">
            <text:p>Application of the IUCN Red List of Ecosystems on some French wetland ecosystems</text:p>
          </table:table-cell>
          <table:table-cell table:style-name="ce18" office:value-type="string" calcext:value-type="string">
            <text:p>Exercice d’application sur quelques écosystèmes de Zones Humides de France métropolitaine</text:p>
          </table:table-cell>
          <table:table-cell table:style-name="ce17" office:value-type="string" calcext:value-type="string">
            <text:p>France: Application of the IUCN Red List of Ecosystems on some French wetland ecosystems</text:p>
            <text:p>Carré A., Péguin M., Poulin B</text:p>
            <text:p>IUCN France, 82p.</text:p>
          </table:table-cell>
          <table:table-cell table:style-name="ce30" office:value-type="string" calcext:value-type="string">
            <text:p>fr</text:p>
          </table:table-cell>
          <table:table-cell table:style-name="ce10"/>
          <table:table-cell table:style-name="ce15"/>
          <table:table-cell table:style-name="ce10" office:value-type="string" calcext:value-type="string">
            <text:p>TRUE</text:p>
          </table:table-cell>
          <table:table-cell table:style-name="ce10"/>
          <table:table-cell table:style-name="ce14"/>
          <table:table-cell table:style-name="ce14" table:formula="of:=TRUE()" office:value-type="float" office:value="1" calcext:value-type="float">
            <text:p>1</text:p>
          </table:table-cell>
          <table:table-cell table:style-name="ce5"/>
          <table:table-cell table:style-name="ce4" office:value-type="string" calcext:value-type="string">
            <text:p>Thematic: National</text:p>
          </table:table-cell>
          <table:table-cell table:style-name="ce3" table:number-columns-repeated="15"/>
          <table:table-cell table:number-columns-repeated="993"/>
        </table:table-row>
        <table:table-row table:style-name="ro6">
          <table:table-cell table:number-columns-repeated="2" table:style-name="ce5" office:value-type="string" calcext:value-type="string">
            <text:p>Holdaway_Uncommon_NewZealand_2012</text:p>
          </table:table-cell>
          <table:table-cell table:style-name="ce10" office:value-type="float" office:value="2012" calcext:value-type="float">
            <text:p>2012</text:p>
          </table:table-cell>
          <table:table-cell table:style-name="ce18" office:value-type="string" calcext:value-type="string">
            <text:p>Holdaway, R.J., Wiser, S.K. &amp; Williams, P.A.</text:p>
          </table:table-cell>
          <table:table-cell table:number-columns-repeated="2" table:style-name="ce17" office:value-type="string" calcext:value-type="string">
            <text:p>Status Assessment of New Zealand’s Naturally Uncommon Ecosystems</text:p>
          </table:table-cell>
          <table:table-cell table:style-name="ce17" office:value-type="string" calcext:value-type="string">
            <text:p>New Zealand: Status Assessment of New Zealand’s Naturally Uncommon Ecosystems</text:p>
            <text:p>Holdaway, R.J., Wiser, S.K. &amp; Williams, P.A.</text:p>
            <text:p>Conservation Biology 26: 619-629. More information: holdawayr@landcareresearch.co.nz</text:p>
          </table:table-cell>
          <table:table-cell table:style-name="ce30" office:value-type="string" calcext:value-type="string">
            <text:p>en</text:p>
          </table:table-cell>
          <table:table-cell table:style-name="ce10"/>
          <table:table-cell table:style-name="ce113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TRUE</text:p>
          </table:table-cell>
          <table:table-cell table:style-name="ce10"/>
          <table:table-cell table:style-name="ce14"/>
          <table:table-cell table:style-name="ce14" table:formula="of:=TRUE()" office:value-type="float" office:value="1" calcext:value-type="float">
            <text:p>1</text:p>
          </table:table-cell>
          <table:table-cell table:style-name="ce5"/>
          <table:table-cell table:style-name="ce4" office:value-type="string" calcext:value-type="string">
            <text:p>Thematic: National</text:p>
          </table:table-cell>
          <table:table-cell table:style-name="ce3" table:number-columns-repeated="15"/>
          <table:table-cell table:number-columns-repeated="993"/>
        </table:table-row>
        <table:table-row table:style-name="ro7">
          <table:table-cell table:number-columns-repeated="2" table:style-name="ce6" office:value-type="string" calcext:value-type="string">
            <text:p>OliveiraMiranda_RLE_Venezuela_2010</text:p>
          </table:table-cell>
          <table:table-cell table:style-name="ce11" office:value-type="float" office:value="2010" calcext:value-type="float">
            <text:p>2010</text:p>
          </table:table-cell>
          <table:table-cell table:style-name="ce20" office:value-type="string" calcext:value-type="string">
            <text:p>Oliveira-Miranda, M., Huber, O., Rodriguez, J.P., Rojas-Suarez, F., De Oliveira-Miranda, R., Zambrano Martinez, S. &amp; Giraldo-Hernandez, D.F.</text:p>
          </table:table-cell>
          <table:table-cell table:style-name="ce11" office:value-type="string" calcext:value-type="string">
            <text:p>Risk of elimination of Venezuelan terrestrial ecosystems</text:p>
          </table:table-cell>
          <table:table-cell table:style-name="ce11" office:value-type="string" calcext:value-type="string">
            <text:p>Riesgo de eliminación de los ecosistemas terrestres de Venezuela</text:p>
          </table:table-cell>
          <table:table-cell table:style-name="ce19" office:value-type="string" calcext:value-type="string">
            <text:p>Venezuela: Risk of elimination of Venezuelan terrestrial ecosystems</text:p>
            <text:p>Oliveira-Miranda, M., Huber, O., Rodriguez, J.P., Rojas-Suarez, F., De Oliveira-Miranda, R., Zambrano Martinez, S. &amp; Giraldo-Hernandez, D.F.</text:p>
            <text:p>Provita-Shell Venezuela-Lenovo Venezuela, Caracas, Venezuela. 324 pp.</text:p>
          </table:table-cell>
          <table:table-cell table:style-name="ce46" office:value-type="string" calcext:value-type="string">
            <text:p>es</text:p>
          </table:table-cell>
          <table:table-cell table:style-name="ce11"/>
          <table:table-cell table:style-name="ce114"/>
          <table:table-cell table:number-columns-repeated="2" table:style-name="ce11" office:value-type="string" calcext:value-type="string">
            <text:p>TRUE</text:p>
          </table:table-cell>
          <table:table-cell table:style-name="ce115"/>
          <table:table-cell table:style-name="ce115" table:formula="of:=TRUE()" office:value-type="float" office:value="1" calcext:value-type="float">
            <text:p>1</text:p>
          </table:table-cell>
          <table:table-cell table:style-name="ce6"/>
          <table:table-cell table:style-name="ce118" office:value-type="string" calcext:value-type="string">
            <text:p>Systematic: National</text:p>
          </table:table-cell>
          <table:table-cell table:style-name="ce3" table:number-columns-repeated="15"/>
          <table:table-cell table:number-columns-repeated="993"/>
        </table:table-row>
        <table:table-row table:style-name="ro8">
          <table:table-cell table:number-columns-repeated="2" table:style-name="ce4" office:value-type="string" calcext:value-type="string">
            <text:p>Rodriguez_Venezuela_TDF_2009</text:p>
          </table:table-cell>
          <table:table-cell table:style-name="ce4" office:value-type="float" office:value="2009" calcext:value-type="float">
            <text:p>2009</text:p>
          </table:table-cell>
          <table:table-cell table:style-name="ce14" table:number-columns-repeated="3"/>
          <table:table-cell table:style-name="ce14" office:value-type="string" calcext:value-type="string">
            <text:p>Rodríguez JP, Nassar JM, Rodríguez-Clark KM, et al. 2009. Tropical dry forests in Venezuela: assessing status, threats and future prospects. Environ Conserv 35: 311–8.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://dx.doi.org/10.1017/S0376892908005237" xlink:type="simple">http://dx.doi.org/10.1017/S0376892908005237</text:a>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5" table:number-columns-repeated="2"/>
          <table:table-cell table:style-name="ce14" table:number-columns-repeated="2"/>
          <table:table-cell table:style-name="ce5"/>
          <table:table-cell table:style-name="ce4" office:value-type="string" calcext:value-type="string">
            <text:p>Thematic: National</text:p>
          </table:table-cell>
          <table:table-cell table:style-name="ce3" table:number-columns-repeated="15"/>
          <table:table-cell table:number-columns-repeated="993"/>
        </table:table-row>
        <table:table-row table:style-name="ro8">
          <table:table-cell table:number-columns-repeated="2" table:style-name="ce4" office:value-type="string" calcext:value-type="string">
            <text:p>Kontula_Finland_2009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string" calcext:value-type="string">
            <text:p>Tytti Kontula &amp; Anne Raunio</text:p>
          </table:table-cell>
          <table:table-cell table:number-columns-repeated="2" table:style-name="ce4" office:value-type="string" calcext:value-type="string">
            <text:p>New method and criteria for national assessments of threatened habitat types</text:p>
          </table:table-cell>
          <table:table-cell table:style-name="ce14" office:value-type="string" calcext:value-type="string">
            <text:p>Tytti Kontula &amp; Anne Raunio. 2009. New method and criteria for national assessments of threatened habitat types. Biodiversity and Conservation. <text:s/>18:3861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s://doi.org/10.1007/s10531-009-9684-5" xlink:type="simple">https://doi.org/10.1007/s10531-009-9684-5</text:a></text:p>
          </table:table-cell>
          <table:table-cell table:style-name="ce15" table:formula="of:=TRUE()" office:value-type="float" office:value="1" calcext:value-type="float">
            <text:p>1</text:p>
          </table:table-cell>
          <table:table-cell table:style-name="ce5" table:number-columns-repeated="2"/>
          <table:table-cell table:style-name="ce14" table:number-columns-repeated="2"/>
          <table:table-cell table:style-name="ce5" table:number-columns-repeated="2"/>
          <table:table-cell table:style-name="ce3" table:number-columns-repeated="15"/>
          <table:table-cell table:number-columns-repeated="993"/>
        </table:table-row>
        <table:table-row table:style-name="ro4">
          <table:table-cell table:number-columns-repeated="2" table:style-name="ce4" office:value-type="string" calcext:value-type="string">
            <text:p>Rodriguez_RLE_Examples_2007</text:p>
          </table:table-cell>
          <table:table-cell table:style-name="ce4" office:value-type="float" office:value="2007" calcext:value-type="float">
            <text:p>2007</text:p>
          </table:table-cell>
          <table:table-cell table:style-name="ce14" office:value-type="string" calcext:value-type="string">
            <text:p>Rodríguez JP, Balch JK, and Rodríguez-Clark KM.</text:p>
          </table:table-cell>
          <table:table-cell table:number-columns-repeated="2" table:style-name="ce14" office:value-type="string" calcext:value-type="string">
            <text:p>Assessing extinction risk in the absence of species-level data: Quantitative criteria for terrestrial ecosystems</text:p>
          </table:table-cell>
          <table:table-cell table:style-name="ce14" office:value-type="string" calcext:value-type="string">
            <text:p>Rodríguez JP, Balch JK, and Rodríguez-Clark KM. 2007. Assessing extinction risk in the absence of species-level data: Quantitative criteria for terrestrial ecosystems. Biodivers Conserv 16: 183–209.</text:p>
          </table:table-cell>
          <table:table-cell table:style-name="ce4" office:value-type="string" calcext:value-type="string">
            <text:p>en</text:p>
          </table:table-cell>
          <table:table-cell table:style-name="ce108" office:value-type="string" calcext:value-type="string">
            <text:p><text:a xlink:href="http://dx.doi.org/10.1007/s10531-006-9102-1" xlink:type="simple">http://dx.doi.org/10.1007/s10531-006-9102-1</text:a></text:p>
          </table:table-cell>
          <table:table-cell table:style-name="ce113" table:formula="of:=TRUE()" office:value-type="float" office:value="1" calcext:value-type="float">
            <text:p>1</text:p>
          </table:table-cell>
          <table:table-cell table:style-name="ce5" table:number-columns-repeated="2"/>
          <table:table-cell table:style-name="ce14" table:number-columns-repeated="2"/>
          <table:table-cell table:style-name="ce5"/>
          <table:table-cell table:style-name="ce4" office:value-type="string" calcext:value-type="string">
            <text:p>Strategic</text:p>
          </table:table-cell>
          <table:table-cell table:style-name="ce3" table:number-columns-repeated="15"/>
          <table:table-cell table:number-columns-repeated="993"/>
        </table:table-row>
        <table:table-row table:style-name="ro10" table:number-rows-repeated="939">
          <table:table-cell table:style-name="ce3" table:number-columns-repeated="3"/>
          <table:table-cell table:style-name="ce13" table:number-columns-repeated="4"/>
          <table:table-cell table:style-name="ce3" table:number-columns-repeated="2"/>
          <table:table-cell table:style-name="ce111"/>
          <table:table-cell table:style-name="ce3" table:number-columns-repeated="2"/>
          <table:table-cell table:style-name="ce13" table:number-columns-repeated="2"/>
          <table:table-cell table:style-name="ce3" table:number-columns-repeated="17"/>
          <table:table-cell table:number-columns-repeated="993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Ecosystem_list_Table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7" table:default-cell-style-name="Default"/>
        <table:table-column table:style-name="co16" table:default-cell-style-name="Default"/>
        <table:table-column table:style-name="co6" table:number-columns-repeated="8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0" table:number-columns-repeated="998" table:default-cell-style-name="Default"/>
        <table:table-row table:style-name="ro11">
          <table:table-cell table:style-name="ce122" office:value-type="string" calcext:value-type="string">
            <text:p>reference_code</text:p>
          </table:table-cell>
          <table:table-cell table:style-name="ce122" office:value-type="string" calcext:value-type="string">
            <text:p>EcoName</text:p>
          </table:table-cell>
          <table:table-cell table:style-name="ce138" office:value-type="string" calcext:value-type="string">
            <text:p>ecosystem_ID</text:p>
          </table:table-cell>
          <table:table-cell table:style-name="ce122" office:value-type="string" calcext:value-type="string">
            <text:p>AssessmentType</text:p>
          </table:table-cell>
          <table:table-cell table:style-name="ce122" office:value-type="string" calcext:value-type="string">
            <text:p>AssessmentCountry</text:p>
          </table:table-cell>
          <table:table-cell table:style-name="ce122" office:value-type="string" calcext:value-type="string">
            <text:p>AssessmentRegion</text:p>
          </table:table-cell>
          <table:table-cell table:style-name="ce122" office:value-type="string" calcext:value-type="string">
            <text:p>Realm</text:p>
          </table:table-cell>
          <table:table-cell table:style-name="ce122" office:value-type="string" calcext:value-type="string">
            <text:p>IUCN_Habitat_level_1</text:p>
          </table:table-cell>
          <table:table-cell table:style-name="ce122" office:value-type="string" calcext:value-type="string">
            <text:p>IUCN_Habitat_level_2</text:p>
          </table:table-cell>
          <table:table-cell table:style-name="ce122" office:value-type="string" calcext:value-type="string">
            <text:p>Latitude</text:p>
          </table:table-cell>
          <table:table-cell table:style-name="ce122" office:value-type="string" calcext:value-type="string">
            <text:p>Longitude</text:p>
          </table:table-cell>
          <table:table-cell table:style-name="ce142" office:value-type="string" calcext:value-type="string">
            <text:p>Date of assessment</text:p>
          </table:table-cell>
          <table:table-cell table:style-name="ce142" office:value-type="string" calcext:value-type="string">
            <text:p>Assessor</text:p>
          </table:table-cell>
          <table:table-cell table:style-name="ce36" table:number-columns-repeated="8"/>
          <table:table-cell table:style-name="ce110" table:number-columns-repeated="5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thorn forest of A. caven and Prosopis chilensis</text:p>
          </table:table-cell>
          <table:table-cell table:style-name="ce36" office:value-type="string" calcext:value-type="string">
            <text:p>Alaniz_Chile_CentralChileHotspot_2016: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thorn forest of A. caven and Baccharis paniculata</text:p>
          </table:table-cell>
          <table:table-cell table:style-name="ce36" office:value-type="string" calcext:value-type="string">
            <text:p>Alaniz_Chile_CentralChileHotspot_2016:2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thorn forest of A. caven and Maytenus boaria</text:p>
          </table:table-cell>
          <table:table-cell table:style-name="ce36" office:value-type="string" calcext:value-type="string">
            <text:p>Alaniz_Chile_CentralChileHotspot_2016:3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thorn forest of A. caven and Lithraea caustica</text:p>
          </table:table-cell>
          <table:table-cell table:style-name="ce36" office:value-type="string" calcext:value-type="string">
            <text:p>Alaniz_Chile_CentralChileHotspot_2016:4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arborescent scrub of Peumus boldus and Schinus latifolius</text:p>
          </table:table-cell>
          <table:table-cell table:style-name="ce36" office:value-type="string" calcext:value-type="string">
            <text:p>Alaniz_Chile_CentralChileHotspot_2016:5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sclerophyll arborescent scrub of Quillaja saponaria and Porlieria chilesis</text:p>
          </table:table-cell>
          <table:table-cell table:style-name="ce36" office:value-type="string" calcext:value-type="string">
            <text:p>Alaniz_Chile_CentralChileHotspot_2016:6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sclerophyll forest of Kageneckia angustifolia and Guindilia trinervis</text:p>
          </table:table-cell>
          <table:table-cell table:style-name="ce36" office:value-type="string" calcext:value-type="string">
            <text:p>Alaniz_Chile_CentralChileHotspot_2016:7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forest of Cryptocarya alba and P. boldus</text:p>
          </table:table-cell>
          <table:table-cell table:style-name="ce36" office:value-type="string" calcext:value-type="string">
            <text:p>Alaniz_Chile_CentralChileHotspot_2016:8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/>
          <table:table-cell table:style-name="ce36" office:value-type="string" calcext:value-type="string">
            <text:p>data quality</text:p>
          </table:table-cell>
          <table:table-cell table:style-name="ce36" table:number-columns-repeated="16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forest of L. caustica and C. alba</text:p>
          </table:table-cell>
          <table:table-cell table:style-name="ce36" office:value-type="string" calcext:value-type="string">
            <text:p>Alaniz_Chile_CentralChileHotspot_2016:9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sclerophyll forest of Q. saponaria and L. caustica</text:p>
          </table:table-cell>
          <table:table-cell table:style-name="ce36" office:value-type="string" calcext:value-type="string">
            <text:p>Alaniz_Chile_CentralChileHotspot_2016:10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clerophyll forest of L. caustica and Azara integrifolia</text:p>
          </table:table-cell>
          <table:table-cell table:style-name="ce36" office:value-type="string" calcext:value-type="string">
            <text:p>Alaniz_Chile_CentralChileHotspot_2016:1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sclerophyll forest of L. caustica and P. boldus</text:p>
          </table:table-cell>
          <table:table-cell table:style-name="ce36" office:value-type="string" calcext:value-type="string">
            <text:p>Alaniz_Chile_CentralChileHotspot_2016:12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sclerophyll forest of L. caustica and Lomatia hirsuta</text:p>
          </table:table-cell>
          <table:table-cell table:style-name="ce36" office:value-type="string" calcext:value-type="string">
            <text:p>Alaniz_Chile_CentralChileHotspot_2016:13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sclerophyll psammophytic forest of Q. saponaria and Fabiana imbricata</text:p>
          </table:table-cell>
          <table:table-cell table:style-name="ce36" office:value-type="string" calcext:value-type="string">
            <text:p>Alaniz_Chile_CentralChileHotspot_2016:14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deciduous forest of Nothofagus macrocarpa and Ribes punctatum</text:p>
          </table:table-cell>
          <table:table-cell table:style-name="ce36" office:value-type="string" calcext:value-type="string">
            <text:p>Alaniz_Chile_CentralChileHotspot_2016:15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Interior Mediterranean deciduous forest of Nothofagus obliqua and C. alba</text:p>
          </table:table-cell>
          <table:table-cell table:style-name="ce36" office:value-type="string" calcext:value-type="string">
            <text:p>Alaniz_Chile_CentralChileHotspot_2016:16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Andean Mediterranean deciduous forest of N. obliqua and Austrocedrus chilensis</text:p>
          </table:table-cell>
          <table:table-cell table:style-name="ce36" office:value-type="string" calcext:value-type="string">
            <text:p>Alaniz_Chile_CentralChileHotspot_2016:17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deciduous forest of Nothofagus glauca and Azara petiolaris</text:p>
          </table:table-cell>
          <table:table-cell table:style-name="ce36" office:value-type="string" calcext:value-type="string">
            <text:p>Alaniz_Chile_CentralChileHotspot_2016:18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deciduous forest of N. glauca and Persea lingue</text:p>
          </table:table-cell>
          <table:table-cell table:style-name="ce36" office:value-type="string" calcext:value-type="string">
            <text:p>Alaniz_Chile_CentralChileHotspot_2016:19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Alaniz_Chile_CentralChileHotspot_2016</text:p>
          </table:table-cell>
          <table:table-cell table:style-name="ce36" office:value-type="string" calcext:value-type="string">
            <text:p>Coastal Mediterranean short scrub of Chuquiraga oppositifolia and Mulinum spinosum</text:p>
          </table:table-cell>
          <table:table-cell table:style-name="ce36" office:value-type="string" calcext:value-type="string">
            <text:p>Alaniz_Chile_CentralChileHotspot_2016:20</text:p>
          </table:table-cell>
          <table:table-cell table:style-name="ce37" office:value-type="string" calcext:value-type="string">
            <text:p>Systematic:sub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Auld_Australia_GnarledMossyCloudForest_2015</text:p>
          </table:table-cell>
          <table:table-cell table:style-name="ce36" office:value-type="string" calcext:value-type="string">
            <text:p>Gnarled Mossy Cloud Forest</text:p>
          </table:table-cell>
          <table:table-cell table:style-name="ce34" office:value-type="string" calcext:value-type="string">
            <text:p>Auld_Australia_GnarledMossyCloudForest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9 Subtropical/Tropical Moist Montane Forest</text:p>
          </table:table-cell>
          <table:table-cell table:style-name="ce36" office:value-type="string" calcext:value-type="string">
            <text:p>-31.5499978 159.0833</text:p>
          </table:table-cell>
          <table:table-cell table:style-name="ce36" table:number-columns-repeated="16"/>
          <table:table-cell table:number-columns-repeated="998"/>
        </table:table-row>
        <table:table-row table:style-name="ro11">
          <table:table-cell table:style-name="ce34" office:value-type="string" calcext:value-type="string">
            <text:p>Barret_Australia_MountainSummit_2015</text:p>
          </table:table-cell>
          <table:table-cell table:style-name="ce36" office:value-type="string" calcext:value-type="string">
            <text:p>Eastern Stilring Range Montane Heath and Thicket</text:p>
          </table:table-cell>
          <table:table-cell table:style-name="ce34" office:value-type="string" calcext:value-type="string">
            <text:p>Barret_Australia_MountainSummit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8 Mediterranean-type Shrubby Vegetation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Benson_CS_VineThicketSEAustralia_2013</text:p>
          </table:table-cell>
          <table:table-cell table:style-name="ce36" office:value-type="string" calcext:value-type="string">
            <text:p>Mock Olive Wilga Peach Bush Carissa dry sub-tropical semi evergreen vine thicket</text:p>
          </table:table-cell>
          <table:table-cell table:style-name="ce34" office:value-type="string" calcext:value-type="string">
            <text:p>Benson_CS_VineThicketSEAustralia_2013:1</text:p>
          </table:table-cell>
          <table:table-cell table:style-name="ce36" office:value-type="string" calcext:value-type="string">
            <text:p>State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5 Subtropical _ Tropical Dry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1" office:value-type="string" calcext:value-type="string">
            <text:p>Bland_MesoAmericanReef_2017</text:p>
          </table:table-cell>
          <table:table-cell table:style-name="ce37" office:value-type="string" calcext:value-type="string">
            <text:p>Meso American Reef</text:p>
          </table:table-cell>
          <table:table-cell table:style-name="ce31" office:value-type="string" calcext:value-type="string">
            <text:p>Bland_MesoAmericanReef_2017:1</text:p>
          </table:table-cell>
          <table:table-cell table:style-name="ce37" office:value-type="string" calcext:value-type="string">
            <text:p>Strategic</text:p>
          </table:table-cell>
          <table:table-cell table:style-name="ce37"/>
          <table:table-cell table:style-name="ce37" office:value-type="string" calcext:value-type="string">
            <text:p>Central America &amp; Caribbean</text:p>
          </table:table-cell>
          <table:table-cell table:style-name="ce37" office:value-type="string" calcext:value-type="string">
            <text:p>Marine</text:p>
          </table:table-cell>
          <table:table-cell/>
          <table:table-cell table:style-name="ce49" office:value-type="string" calcext:value-type="string">
            <text:p>9.8 Coral Reef</text:p>
          </table:table-cell>
          <table:table-cell table:style-name="ce37" office:value-type="float" office:value="18.5" calcext:value-type="float">
            <text:p>18.5</text:p>
          </table:table-cell>
          <table:table-cell table:style-name="ce37" office:value-type="float" office:value="-87.5" calcext:value-type="float">
            <text:p>-87.5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Lucie M. Bland et al.</text:p>
          </table:table-cell>
          <table:table-cell table:style-name="ce36" table:number-columns-repeated="13"/>
          <table:table-cell table:number-columns-repeated="998"/>
        </table:table-row>
        <table:table-row table:style-name="ro11">
          <table:table-cell table:style-name="ce34" office:value-type="string" calcext:value-type="string">
            <text:p>Bonifacio_CS_KRSWetland_2013</text:p>
          </table:table-cell>
          <table:table-cell table:style-name="ce36" office:value-type="string" calcext:value-type="string">
            <text:p>Karst rising springs</text:p>
          </table:table-cell>
          <table:table-cell table:style-name="ce34" office:value-type="string" calcext:value-type="string">
            <text:p>Bonifacio_CS_KRSWetland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18 Karst and Other Subterranean Inland Aquatic System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Bonifacio_CS_SeagrassCommunity_2013</text:p>
          </table:table-cell>
          <table:table-cell table:style-name="ce36" office:value-type="string" calcext:value-type="string">
            <text:p>Seagrass meadows of South Australia</text:p>
          </table:table-cell>
          <table:table-cell table:style-name="ce34" office:value-type="string" calcext:value-type="string">
            <text:p>Bonifacio_CS_SeagrassCommunity_2013:1</text:p>
          </table:table-cell>
          <table:table-cell table:style-name="ce36" office:value-type="string" calcext:value-type="string">
            <text:p>State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Neritic</text:p>
          </table:table-cell>
          <table:table-cell table:style-name="ce36" office:value-type="string" calcext:value-type="string">
            <text:p>9.9 Seagrass (Submerged)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Burns_Australia_MountainAshForest_2015</text:p>
          </table:table-cell>
          <table:table-cell table:style-name="ce36" office:value-type="string" calcext:value-type="string">
            <text:p>Mountain ash forest</text:p>
          </table:table-cell>
          <table:table-cell table:style-name="ce34" office:value-type="string" calcext:value-type="string">
            <text:p>Burns_Australia_MountainAshForest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4 Temperate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6" office:value-type="string" calcext:value-type="string">
            <text:p>Carre_RLE_France_2012: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6" office:value-type="string" calcext:value-type="string">
            <text:p>Carre_RLE_France_2012: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6" office:value-type="string" calcext:value-type="string">
            <text:p>Carre_RLE_France_2012: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6" office:value-type="string" calcext:value-type="string">
            <text:p>Carre_RLE_France_2012: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France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1" office:value-type="string" calcext:value-type="string">
            <text:p>CH_RL_Lebensraeume_2016</text:p>
          </table:table-cell>
          <table:table-cell table:style-name="ce36" table:number-columns-repeated="25"/>
          <table:table-cell table:number-columns-repeated="998"/>
        </table:table-row>
        <table:table-row table:style-name="ro11">
          <table:table-cell table:style-name="ce34" office:value-type="string" calcext:value-type="string">
            <text:p>Clark_Antarctic_2015</text:p>
          </table:table-cell>
          <table:table-cell table:style-name="ce36" office:value-type="string" calcext:value-type="string">
            <text:p>Antarctic under ice communities</text:p>
          </table:table-cell>
          <table:table-cell table:style-name="ce34" office:value-type="string" calcext:value-type="string">
            <text:p>Clark_Antarctic_2015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Australia</text:p>
          </table:table-cell>
          <table:table-cell table:style-name="ce36" office:value-type="string" calcext:value-type="string">
            <text:p>Antartic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- Neritic</text:p>
          </table:table-cell>
          <table:table-cell table:style-name="ce36" office:value-type="string" calcext:value-type="string">
            <text:p>9.2 Subtidal Rock and Rocky Reefs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broad-leaved upper-montane forest</text:p>
          </table:table-cell>
          <table:table-cell table:style-name="ce36" office:value-type="string" calcext:value-type="string">
            <text:p>Crespin_RLE_ElSalvador_2015:1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needle-leaved upper-montane forest</text:p>
          </table:table-cell>
          <table:table-cell table:style-name="ce36" office:value-type="string" calcext:value-type="string">
            <text:p>Crespin_RLE_ElSalvador_2015:2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needle-leaved lowland forest</text:p>
          </table:table-cell>
          <table:table-cell table:style-name="ce36" office:value-type="string" calcext:value-type="string">
            <text:p>Crespin_RLE_ElSalvador_2015:3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broad-leaved altimontane forest</text:p>
          </table:table-cell>
          <table:table-cell table:style-name="ce36" office:value-type="string" calcext:value-type="string">
            <text:p>Crespin_RLE_ElSalvador_2015:4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evergreen seasonal broad-leaved alluvial forest, occasionally inundated</text:p>
          </table:table-cell>
          <table:table-cell table:style-name="ce36" office:value-type="string" calcext:value-type="string">
            <text:p>Crespin_RLE_ElSalvador_2015:5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broad-leaved well-drained lowland forest</text:p>
          </table:table-cell>
          <table:table-cell table:style-name="ce36" office:value-type="string" calcext:value-type="string">
            <text:p>Crespin_RLE_ElSalvador_2015:6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broad-leaved submontane forest</text:p>
          </table:table-cell>
          <table:table-cell table:style-name="ce36" office:value-type="string" calcext:value-type="string">
            <text:p>Crespin_RLE_ElSalvador_2015:7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mixed submontane forest</text:p>
          </table:table-cell>
          <table:table-cell table:style-name="ce36" office:value-type="string" calcext:value-type="string">
            <text:p>Crespin_RLE_ElSalvador_2015:8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broad-leaved lower montane forest</text:p>
          </table:table-cell>
          <table:table-cell table:style-name="ce36" office:value-type="string" calcext:value-type="string">
            <text:p>Crespin_RLE_ElSalvador_2015:9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semi-deciduous mixed lower montane forest</text:p>
          </table:table-cell>
          <table:table-cell table:style-name="ce36" office:value-type="string" calcext:value-type="string">
            <text:p>Crespin_RLE_ElSalvador_2015:10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Pacific mangrove forest on clay</text:p>
          </table:table-cell>
          <table:table-cell table:style-name="ce36" office:value-type="string" calcext:value-type="string">
            <text:p>Crespin_RLE_ElSalvador_2015:11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7 Subtropical/Tropical Mangrove Forest Vegetation Above High Tide Level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deciduous broad-leaved lowland forest, well-drained</text:p>
          </table:table-cell>
          <table:table-cell table:style-name="ce36" office:value-type="string" calcext:value-type="string">
            <text:p>Crespin_RLE_ElSalvador_2015:12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hort-grass savanna lowland with evergreen broad-leaved shrubs, well-drained, Curatella americana variant</text:p>
          </table:table-cell>
          <table:table-cell table:style-name="ce36" office:value-type="string" calcext:value-type="string">
            <text:p>Crespin_RLE_ElSalvador_2015:13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hort-grass savanna with semi-deciduous broad-leaved shrubs, well-drained, Crescentia alata variant</text:p>
          </table:table-cell>
          <table:table-cell table:style-name="ce36" office:value-type="string" calcext:value-type="string">
            <text:p>Crespin_RLE_ElSalvador_2015:14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altimontane meadow or paramo</text:p>
          </table:table-cell>
          <table:table-cell table:style-name="ce36" office:value-type="string" calcext:value-type="string">
            <text:p>Crespin_RLE_ElSalvador_2015:15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office:value-type="string" calcext:value-type="string">
            <text:p>4.7 Subtropical/Tropical High Altitude Grassland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carcely vegetated lava flow</text:p>
          </table:table-cell>
          <table:table-cell table:style-name="ce36" office:value-type="string" calcext:value-type="string">
            <text:p>Crespin_RLE_ElSalvador_2015:16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???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Scarcely vegetated tropical dune and beaches</text:p>
          </table:table-cell>
          <table:table-cell table:style-name="ce36" office:value-type="string" calcext:value-type="string">
            <text:p>Crespin_RLE_ElSalvador_2015:17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crubland</text:p>
          </table:table-cell>
          <table:table-cell table:style-name="ce36" office:value-type="string" calcext:value-type="string">
            <text:p>3.5 Subtropical/Tropical Dry Shrubland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9" office:value-type="string" calcext:value-type="string">
            <text:p>Tropical coastal vegetation in successional transition on very recent sediments, moderately drained</text:p>
          </table:table-cell>
          <table:table-cell table:style-name="ce36" office:value-type="string" calcext:value-type="string">
            <text:p>Crespin_RLE_ElSalvador_2015:18</text:p>
          </table:table-cell>
          <table:table-cell table:style-name="ce47" office:value-type="string" calcext:value-type="string">
            <text:p>Systematic:national</text:p>
          </table:table-cell>
          <table:table-cell table:style-name="ce39" office:value-type="string" calcext:value-type="string">
            <text:p>El Salvador</text:p>
          </table:table-cell>
          <table:table-cell table:style-name="ce39" office:value-type="string" calcext:value-type="string">
            <text:p>Central America</text:p>
          </table:table-cell>
          <table:table-cell table:style-name="ce39" office:value-type="string" calcext:value-type="string">
            <text:p>Terrestrial</text:p>
          </table:table-cell>
          <table:table-cell table:style-name="ce39" office:value-type="string" calcext:value-type="string">
            <text:p>3. Scrubland</text:p>
          </table:table-cell>
          <table:table-cell table:style-name="ce39" office:value-type="string" calcext:value-type="string">
            <text:p>3.5 Subtropical/Tropical Dry Shrubland???</text:p>
          </table:table-cell>
          <table:table-cell table:style-name="ce39" table:number-columns-repeated="2"/>
          <table:table-cell table:style-name="ce36" table:number-columns-repeated="10"/>
          <table:table-cell table:style-name="ce51" table:number-columns-repeated="5"/>
          <table:table-cell table:number-columns-repeated="998"/>
        </table:table-row>
        <table:table-row table:style-name="ro11">
          <table:table-cell table:style-name="ce34" office:value-type="string" calcext:value-type="string">
            <text:p>Crespin_RLE_ElSalvador_2015</text:p>
          </table:table-cell>
          <table:table-cell table:style-name="ce36" office:value-type="string" calcext:value-type="string">
            <text:p>Tropical freshwater reed-swamp formation</text:p>
          </table:table-cell>
          <table:table-cell table:style-name="ce36" office:value-type="string" calcext:value-type="string">
            <text:p>Crespin_RLE_ElSalvador_2015:19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El Salvador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4 Bogs, Marshes, Swamps, Fens, Peatlands??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English_Australia_SWA_2015</text:p>
          </table:table-cell>
          <table:table-cell table:style-name="ce36" office:value-type="string" calcext:value-type="string">
            <text:p>Shrubland Swan Coastal plain Ironstones</text:p>
          </table:table-cell>
          <table:table-cell table:style-name="ce34" office:value-type="string" calcext:value-type="string">
            <text:p>English_Australia_SWA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4 Temperate Shrubland?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Essl_CS_GermanTamarisk_2013</text:p>
          </table:table-cell>
          <table:table-cell table:style-name="ce36" office:value-type="string" calcext:value-type="string">
            <text:p>German tamarisk pioneer vegetation</text:p>
          </table:table-cell>
          <table:table-cell table:style-name="ce34" office:value-type="string" calcext:value-type="string">
            <text:p>Essl_CS_GermanTamarisk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Germany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11 Alpine Wetland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D-A1</text:p>
          </table:table-cell>
          <table:table-cell table:style-name="ce36" office:value-type="string" calcext:value-type="string">
            <text:p>Etter_RLE_Colombia_2015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D-A2</text:p>
          </table:table-cell>
          <table:table-cell table:style-name="ce36" office:value-type="string" calcext:value-type="string">
            <text:p>Etter_RLE_Colombia_2015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D-A3</text:p>
          </table:table-cell>
          <table:table-cell table:style-name="ce36" office:value-type="string" calcext:value-type="string">
            <text:p>Etter_RLE_Colombia_2015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A4</text:p>
          </table:table-cell>
          <table:table-cell table:style-name="ce36" office:value-type="string" calcext:value-type="string">
            <text:p>Etter_RLE_Colombia_2015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A5</text:p>
          </table:table-cell>
          <table:table-cell table:style-name="ce36" office:value-type="string" calcext:value-type="string">
            <text:p>Etter_RLE_Colombia_2015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A6</text:p>
          </table:table-cell>
          <table:table-cell table:style-name="ce36" office:value-type="string" calcext:value-type="string">
            <text:p>Etter_RLE_Colombia_2015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Agua</text:p>
          </table:table-cell>
          <table:table-cell table:style-name="ce36" office:value-type="string" calcext:value-type="string">
            <text:p>Etter_RLE_Colombia_2015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0</text:p>
          </table:table-cell>
          <table:table-cell table:style-name="ce36" office:value-type="string" calcext:value-type="string">
            <text:p>Etter_RLE_Colombia_2015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1</text:p>
          </table:table-cell>
          <table:table-cell table:style-name="ce36" office:value-type="string" calcext:value-type="string">
            <text:p>Etter_RLE_Colombia_2015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2</text:p>
          </table:table-cell>
          <table:table-cell table:style-name="ce36" office:value-type="string" calcext:value-type="string">
            <text:p>Etter_RLE_Colombia_2015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-B13</text:p>
          </table:table-cell>
          <table:table-cell table:style-name="ce36" office:value-type="string" calcext:value-type="string">
            <text:p>Etter_RLE_Colombia_2015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B14</text:p>
          </table:table-cell>
          <table:table-cell table:style-name="ce36" office:value-type="string" calcext:value-type="string">
            <text:p>Etter_RLE_Colombia_2015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B15</text:p>
          </table:table-cell>
          <table:table-cell table:style-name="ce36" office:value-type="string" calcext:value-type="string">
            <text:p>Etter_RLE_Colombia_2015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6</text:p>
          </table:table-cell>
          <table:table-cell table:style-name="ce36" office:value-type="string" calcext:value-type="string">
            <text:p>Etter_RLE_Colombia_2015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7</text:p>
          </table:table-cell>
          <table:table-cell table:style-name="ce36" office:value-type="string" calcext:value-type="string">
            <text:p>Etter_RLE_Colombia_2015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8</text:p>
          </table:table-cell>
          <table:table-cell table:style-name="ce36" office:value-type="string" calcext:value-type="string">
            <text:p>Etter_RLE_Colombia_2015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9a</text:p>
          </table:table-cell>
          <table:table-cell table:style-name="ce36" office:value-type="string" calcext:value-type="string">
            <text:p>Etter_RLE_Colombia_2015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19b</text:p>
          </table:table-cell>
          <table:table-cell table:style-name="ce36" office:value-type="string" calcext:value-type="string">
            <text:p>Etter_RLE_Colombia_2015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a</text:p>
          </table:table-cell>
          <table:table-cell table:style-name="ce36" office:value-type="string" calcext:value-type="string">
            <text:p>Etter_RLE_Colombia_2015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2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b</text:p>
          </table:table-cell>
          <table:table-cell table:style-name="ce36" office:value-type="string" calcext:value-type="string">
            <text:p>Etter_RLE_Colombia_2015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c</text:p>
          </table:table-cell>
          <table:table-cell table:style-name="ce36" office:value-type="string" calcext:value-type="string">
            <text:p>Etter_RLE_Colombia_2015: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1d</text:p>
          </table:table-cell>
          <table:table-cell table:style-name="ce36" office:value-type="string" calcext:value-type="string">
            <text:p>Etter_RLE_Colombia_2015: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0a</text:p>
          </table:table-cell>
          <table:table-cell table:style-name="ce36" office:value-type="string" calcext:value-type="string">
            <text:p>Etter_RLE_Colombia_2015: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0b</text:p>
          </table:table-cell>
          <table:table-cell table:style-name="ce36" office:value-type="string" calcext:value-type="string">
            <text:p>Etter_RLE_Colombia_2015: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a</text:p>
          </table:table-cell>
          <table:table-cell table:style-name="ce36" office:value-type="string" calcext:value-type="string">
            <text:p>Etter_RLE_Colombia_2015: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b</text:p>
          </table:table-cell>
          <table:table-cell table:style-name="ce36" office:value-type="string" calcext:value-type="string">
            <text:p>Etter_RLE_Colombia_2015: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c</text:p>
          </table:table-cell>
          <table:table-cell table:style-name="ce36" office:value-type="string" calcext:value-type="string">
            <text:p>Etter_RLE_Colombia_2015: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1d</text:p>
          </table:table-cell>
          <table:table-cell table:style-name="ce36" office:value-type="string" calcext:value-type="string">
            <text:p>Etter_RLE_Colombia_2015:2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2</text:p>
          </table:table-cell>
          <table:table-cell table:style-name="ce36" office:value-type="string" calcext:value-type="string">
            <text:p>Etter_RLE_Colombia_2015:2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B23</text:p>
          </table:table-cell>
          <table:table-cell table:style-name="ce36" office:value-type="string" calcext:value-type="string">
            <text:p>Etter_RLE_Colombia_2015:3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4</text:p>
          </table:table-cell>
          <table:table-cell table:style-name="ce36" office:value-type="string" calcext:value-type="string">
            <text:p>Etter_RLE_Colombia_2015:3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5</text:p>
          </table:table-cell>
          <table:table-cell table:style-name="ce36" office:value-type="string" calcext:value-type="string">
            <text:p>Etter_RLE_Colombia_2015:3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6</text:p>
          </table:table-cell>
          <table:table-cell table:style-name="ce36" office:value-type="string" calcext:value-type="string">
            <text:p>Etter_RLE_Colombia_2015:3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7</text:p>
          </table:table-cell>
          <table:table-cell table:style-name="ce36" office:value-type="string" calcext:value-type="string">
            <text:p>Etter_RLE_Colombia_2015:3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8</text:p>
          </table:table-cell>
          <table:table-cell table:style-name="ce36" office:value-type="string" calcext:value-type="string">
            <text:p>Etter_RLE_Colombia_2015:3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29</text:p>
          </table:table-cell>
          <table:table-cell table:style-name="ce36" office:value-type="string" calcext:value-type="string">
            <text:p>Etter_RLE_Colombia_2015:3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a1</text:p>
          </table:table-cell>
          <table:table-cell table:style-name="ce36" office:value-type="string" calcext:value-type="string">
            <text:p>Etter_RLE_Colombia_2015:3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a2</text:p>
          </table:table-cell>
          <table:table-cell table:style-name="ce36" office:value-type="string" calcext:value-type="string">
            <text:p>Etter_RLE_Colombia_2015:3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b</text:p>
          </table:table-cell>
          <table:table-cell table:style-name="ce36" office:value-type="string" calcext:value-type="string">
            <text:p>Etter_RLE_Colombia_2015:3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c</text:p>
          </table:table-cell>
          <table:table-cell table:style-name="ce36" office:value-type="string" calcext:value-type="string">
            <text:p>Etter_RLE_Colombia_2015:4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2d</text:p>
          </table:table-cell>
          <table:table-cell table:style-name="ce36" office:value-type="string" calcext:value-type="string">
            <text:p>Etter_RLE_Colombia_2015:4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30</text:p>
          </table:table-cell>
          <table:table-cell table:style-name="ce36" office:value-type="string" calcext:value-type="string">
            <text:p>Etter_RLE_Colombia_2015:4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31</text:p>
          </table:table-cell>
          <table:table-cell table:style-name="ce36" office:value-type="string" calcext:value-type="string">
            <text:p>Etter_RLE_Colombia_2015:4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H-B32</text:p>
          </table:table-cell>
          <table:table-cell table:style-name="ce36" office:value-type="string" calcext:value-type="string">
            <text:p>Etter_RLE_Colombia_2015:4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S-B33</text:p>
          </table:table-cell>
          <table:table-cell table:style-name="ce36" office:value-type="string" calcext:value-type="string">
            <text:p>Etter_RLE_Colombia_2015:4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D-B34</text:p>
          </table:table-cell>
          <table:table-cell table:style-name="ce36" office:value-type="string" calcext:value-type="string">
            <text:p>Etter_RLE_Colombia_2015:4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a_ZBH-B35</text:p>
          </table:table-cell>
          <table:table-cell table:style-name="ce36" office:value-type="string" calcext:value-type="string">
            <text:p>Etter_RLE_Colombia_2015:4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a_ZBS-B36</text:p>
          </table:table-cell>
          <table:table-cell table:style-name="ce36" office:value-type="string" calcext:value-type="string">
            <text:p>Etter_RLE_Colombia_2015:4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3a1</text:p>
          </table:table-cell>
          <table:table-cell table:style-name="ce36" office:value-type="string" calcext:value-type="string">
            <text:p>Etter_RLE_Colombia_2015:4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3a2</text:p>
          </table:table-cell>
          <table:table-cell table:style-name="ce36" office:value-type="string" calcext:value-type="string">
            <text:p>Etter_RLE_Colombia_2015:5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3c</text:p>
          </table:table-cell>
          <table:table-cell table:style-name="ce36" office:value-type="string" calcext:value-type="string">
            <text:p>Etter_RLE_Colombia_2015:5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a</text:p>
          </table:table-cell>
          <table:table-cell table:style-name="ce36" office:value-type="string" calcext:value-type="string">
            <text:p>Etter_RLE_Colombia_2015:5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b</text:p>
          </table:table-cell>
          <table:table-cell table:style-name="ce36" office:value-type="string" calcext:value-type="string">
            <text:p>Etter_RLE_Colombia_2015:5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c</text:p>
          </table:table-cell>
          <table:table-cell table:style-name="ce36" office:value-type="string" calcext:value-type="string">
            <text:p>Etter_RLE_Colombia_2015:5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4d</text:p>
          </table:table-cell>
          <table:table-cell table:style-name="ce36" office:value-type="string" calcext:value-type="string">
            <text:p>Etter_RLE_Colombia_2015:5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5</text:p>
          </table:table-cell>
          <table:table-cell table:style-name="ce36" office:value-type="string" calcext:value-type="string">
            <text:p>Etter_RLE_Colombia_2015:5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6</text:p>
          </table:table-cell>
          <table:table-cell table:style-name="ce36" office:value-type="string" calcext:value-type="string">
            <text:p>Etter_RLE_Colombia_2015:5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H-B7</text:p>
          </table:table-cell>
          <table:table-cell table:style-name="ce36" office:value-type="string" calcext:value-type="string">
            <text:p>Etter_RLE_Colombia_2015:5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40" office:value-type="string" calcext:value-type="string">
            <text:p>ZbsH-B8</text:p>
          </table:table-cell>
          <table:table-cell table:style-name="ce36" office:value-type="string" calcext:value-type="string">
            <text:p>Etter_RLE_Colombia_2015:5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ZbsH-B9</text:p>
          </table:table-cell>
          <table:table-cell table:style-name="ce36" office:value-type="string" calcext:value-type="string">
            <text:p>Etter_RLE_Colombia_2015:6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N</text:p>
          </table:table-cell>
          <table:table-cell table:style-name="ce36" office:value-type="string" calcext:value-type="string">
            <text:p>Etter_RLE_Colombia_2015:6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P1</text:p>
          </table:table-cell>
          <table:table-cell table:style-name="ce36" office:value-type="string" calcext:value-type="string">
            <text:p>Etter_RLE_Colombia_2015:6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S-P2</text:p>
          </table:table-cell>
          <table:table-cell table:style-name="ce36" office:value-type="string" calcext:value-type="string">
            <text:p>Etter_RLE_Colombia_2015:6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BS-P3</text:p>
          </table:table-cell>
          <table:table-cell table:style-name="ce36" office:value-type="string" calcext:value-type="string">
            <text:p>Etter_RLE_Colombia_2015:6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He_ZHS-P4</text:p>
          </table:table-cell>
          <table:table-cell table:style-name="ce36" office:value-type="string" calcext:value-type="string">
            <text:p>Etter_RLE_Colombia_2015:6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1</text:p>
          </table:table-cell>
          <table:table-cell table:style-name="ce36" office:value-type="string" calcext:value-type="string">
            <text:p>Etter_RLE_Colombia_2015:6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10</text:p>
          </table:table-cell>
          <table:table-cell table:style-name="ce36" office:value-type="string" calcext:value-type="string">
            <text:p>Etter_RLE_Colombia_2015:6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S-S11</text:p>
          </table:table-cell>
          <table:table-cell table:style-name="ce36" office:value-type="string" calcext:value-type="string">
            <text:p>Etter_RLE_Colombia_2015:6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S-S12</text:p>
          </table:table-cell>
          <table:table-cell table:style-name="ce36" office:value-type="string" calcext:value-type="string">
            <text:p>Etter_RLE_Colombia_2015:6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3</text:p>
          </table:table-cell>
          <table:table-cell table:style-name="ce36" office:value-type="string" calcext:value-type="string">
            <text:p>Etter_RLE_Colombia_2015:7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4</text:p>
          </table:table-cell>
          <table:table-cell table:style-name="ce36" office:value-type="string" calcext:value-type="string">
            <text:p>Etter_RLE_Colombia_2015:7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5</text:p>
          </table:table-cell>
          <table:table-cell table:style-name="ce36" office:value-type="string" calcext:value-type="string">
            <text:p>Etter_RLE_Colombia_2015:7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O_ZBH-S16</text:p>
          </table:table-cell>
          <table:table-cell table:style-name="ce36" office:value-type="string" calcext:value-type="string">
            <text:p>Etter_RLE_Colombia_2015:7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2</text:p>
          </table:table-cell>
          <table:table-cell table:style-name="ce36" office:value-type="string" calcext:value-type="string">
            <text:p>Etter_RLE_Colombia_2015:7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3</text:p>
          </table:table-cell>
          <table:table-cell table:style-name="ce36" office:value-type="string" calcext:value-type="string">
            <text:p>Etter_RLE_Colombia_2015:7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4</text:p>
          </table:table-cell>
          <table:table-cell table:style-name="ce36" office:value-type="string" calcext:value-type="string">
            <text:p>Etter_RLE_Colombia_2015:7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5</text:p>
          </table:table-cell>
          <table:table-cell table:style-name="ce36" office:value-type="string" calcext:value-type="string">
            <text:p>Etter_RLE_Colombia_2015:7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6</text:p>
          </table:table-cell>
          <table:table-cell table:style-name="ce36" office:value-type="string" calcext:value-type="string">
            <text:p>Etter_RLE_Colombia_2015:7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7</text:p>
          </table:table-cell>
          <table:table-cell table:style-name="ce36" office:value-type="string" calcext:value-type="string">
            <text:p>Etter_RLE_Colombia_2015:7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8</text:p>
          </table:table-cell>
          <table:table-cell table:style-name="ce36" office:value-type="string" calcext:value-type="string">
            <text:p>Etter_RLE_Colombia_2015:8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Etter_RLE_Colombia_2015</text:p>
          </table:table-cell>
          <table:table-cell table:style-name="ce36" office:value-type="string" calcext:value-type="string">
            <text:p>P_ZBH-S9</text:p>
          </table:table-cell>
          <table:table-cell table:style-name="ce36" office:value-type="string" calcext:value-type="string">
            <text:p>Etter_RLE_Colombia_2015:8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lombi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FaberLnagendoen_CS_GreatLakesAlvar_2013</text:p>
          </table:table-cell>
          <table:table-cell table:style-name="ce36" office:value-type="string" calcext:value-type="string">
            <text:p>Great Lakes Alvar</text:p>
          </table:table-cell>
          <table:table-cell table:style-name="ce34" office:value-type="string" calcext:value-type="string">
            <text:p>FaberLnagendoen_CS_GreatLakesAlvar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USA/Canada</text:p>
          </table:table-cell>
          <table:table-cell table:style-name="ce36" office:value-type="string" calcext:value-type="string">
            <text:p>Nor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Grassland</text:p>
          </table:table-cell>
          <table:table-cell table:style-name="ce36" office:value-type="string" calcext:value-type="string">
            <text:p>4.4 Temperate Grassland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5.Ua.4 - Eastern Pacific Mangrove</text:p>
          </table:table-cell>
          <table:table-cell table:style-name="ce34" office:value-type="string" calcext:value-type="string">
            <text:p>FerrerParis_Continental_ForestMacrogroup_2017: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5.Ua.5 - Western Atlantic &amp; Caribbean Mangrove</text:p>
          </table:table-cell>
          <table:table-cell table:style-name="ce34" office:value-type="string" calcext:value-type="string">
            <text:p>FerrerParis_Continental_ForestMacrogroup_2017: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a.7 - Longleaf Pine Woodland</text:p>
          </table:table-cell>
          <table:table-cell table:style-name="ce34" office:value-type="string" calcext:value-type="string">
            <text:p>FerrerParis_Continental_ForestMacrogroup_2017: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a.8 - Southern Mesic Mixed Broadleaf Forest</text:p>
          </table:table-cell>
          <table:table-cell table:style-name="ce34" office:value-type="string" calcext:value-type="string">
            <text:p>FerrerParis_Continental_ForestMacrogroup_2017: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c.9 - California Forest &amp; Woodland</text:p>
          </table:table-cell>
          <table:table-cell table:style-name="ce34" office:value-type="string" calcext:value-type="string">
            <text:p>FerrerParis_Continental_ForestMacrogroup_2017: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d.10 - Madrean Lowland Evergreen Woodland</text:p>
          </table:table-cell>
          <table:table-cell table:style-name="ce34" office:value-type="string" calcext:value-type="string">
            <text:p>FerrerParis_Continental_ForestMacrogroup_2017: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2 - North-Central Oak - Hardwood &amp; Pine Forest</text:p>
          </table:table-cell>
          <table:table-cell table:style-name="ce34" office:value-type="string" calcext:value-type="string">
            <text:p>FerrerParis_Continental_ForestMacrogroup_2017: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d.13 - Madrean Montane Forest &amp; Woodland</text:p>
          </table:table-cell>
          <table:table-cell table:style-name="ce34" office:value-type="string" calcext:value-type="string">
            <text:p>FerrerParis_Continental_ForestMacrogroup_2017: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4 - Northern Mesic Hardwood &amp; Conifer Forest</text:p>
          </table:table-cell>
          <table:table-cell table:style-name="ce34" office:value-type="string" calcext:value-type="string">
            <text:p>FerrerParis_Continental_ForestMacrogroup_2017: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Nd.15 - Comanchian Forest &amp; Woodland</text:p>
          </table:table-cell>
          <table:table-cell table:style-name="ce34" office:value-type="string" calcext:value-type="string">
            <text:p>FerrerParis_Continental_ForestMacrogroup_2017:1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6 - South-Central Oak - Hardwood &amp; Pine Forest</text:p>
          </table:table-cell>
          <table:table-cell table:style-name="ce34" office:value-type="string" calcext:value-type="string">
            <text:p>FerrerParis_Continental_ForestMacrogroup_2017:1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20 - Rocky Mountain Subalpine &amp; High Montane Conifer Forest</text:p>
          </table:table-cell>
          <table:table-cell table:style-name="ce34" office:value-type="string" calcext:value-type="string">
            <text:p>FerrerParis_Continental_ForestMacrogroup_2017:1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21 - Sierra Madre High Montane Forest</text:p>
          </table:table-cell>
          <table:table-cell table:style-name="ce34" office:value-type="string" calcext:value-type="string">
            <text:p>FerrerParis_Continental_ForestMacrogroup_2017:1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22 - Southern Rocky Mountain Lower Montane Forest</text:p>
          </table:table-cell>
          <table:table-cell table:style-name="ce34" office:value-type="string" calcext:value-type="string">
            <text:p>FerrerParis_Continental_ForestMacrogroup_2017:1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d.23 - Southern Vancouverian Montane &amp; Foothill Forest</text:p>
          </table:table-cell>
          <table:table-cell table:style-name="ce34" office:value-type="string" calcext:value-type="string">
            <text:p>FerrerParis_Continental_ForestMacrogroup_2017:1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d.24 - Vancouverian Lowland &amp; Montane Rainforest</text:p>
          </table:table-cell>
          <table:table-cell table:style-name="ce34" office:value-type="string" calcext:value-type="string">
            <text:p>FerrerParis_Continental_ForestMacrogroup_2017:1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d.25 - Vancouverian Subalpine Forest</text:p>
          </table:table-cell>
          <table:table-cell table:style-name="ce34" office:value-type="string" calcext:value-type="string">
            <text:p>FerrerParis_Continental_ForestMacrogroup_2017:1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c.26 - Intermountain Singleleaf Pinyon - Utah Juniper - Western Juniper Woodland</text:p>
          </table:table-cell>
          <table:table-cell table:style-name="ce34" office:value-type="string" calcext:value-type="string">
            <text:p>FerrerParis_Continental_ForestMacrogroup_2017:1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c.27 - Southern Rocky Mountain Two-needle Pinyon - One-seed Juniper Woodland</text:p>
          </table:table-cell>
          <table:table-cell table:style-name="ce34" office:value-type="string" calcext:value-type="string">
            <text:p>FerrerParis_Continental_ForestMacrogroup_2017:1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28 - Great Plains Floodplain Forest</text:p>
          </table:table-cell>
          <table:table-cell table:style-name="ce34" office:value-type="string" calcext:value-type="string">
            <text:p>FerrerParis_Continental_ForestMacrogroup_2017:2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29 - Central Interior and Appalachian Floodplain Forest</text:p>
          </table:table-cell>
          <table:table-cell table:style-name="ce34" office:value-type="string" calcext:value-type="string">
            <text:p>FerrerParis_Continental_ForestMacrogroup_2017:2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31 - Southern Floodplain Hardwood Forest</text:p>
          </table:table-cell>
          <table:table-cell table:style-name="ce34" office:value-type="string" calcext:value-type="string">
            <text:p>FerrerParis_Continental_ForestMacrogroup_2017:2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32 - Southern Coastal Plain Evergreen Hardwood &amp; Conifer Swamp</text:p>
          </table:table-cell>
          <table:table-cell table:style-name="ce34" office:value-type="string" calcext:value-type="string">
            <text:p>FerrerParis_Continental_ForestMacrogroup_2017:2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33 - Southern Coastal Plain Basin Swamp &amp; Flatwoods</text:p>
          </table:table-cell>
          <table:table-cell table:style-name="ce34" office:value-type="string" calcext:value-type="string">
            <text:p>FerrerParis_Continental_ForestMacrogroup_2017:2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c.34 - Rocky Mountain &amp; Great Basin Riparian Forest</text:p>
          </table:table-cell>
          <table:table-cell table:style-name="ce34" office:value-type="string" calcext:value-type="string">
            <text:p>FerrerParis_Continental_ForestMacrogroup_2017:2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g.35 - Vancouverian Flooded &amp; Swamp Forest</text:p>
          </table:table-cell>
          <table:table-cell table:style-name="ce34" office:value-type="string" calcext:value-type="string">
            <text:p>FerrerParis_Continental_ForestMacrogroup_2017:2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d.36 - Warm Southwest Riparian Forest</text:p>
          </table:table-cell>
          <table:table-cell table:style-name="ce34" office:value-type="string" calcext:value-type="string">
            <text:p>FerrerParis_Continental_ForestMacrogroup_2017:2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134 - Caribbean Coastal Lowland Dry Forest</text:p>
          </table:table-cell>
          <table:table-cell table:style-name="ce34" office:value-type="string" calcext:value-type="string">
            <text:p>FerrerParis_Continental_ForestMacrogroup_2017:2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51 - Northern Great Plains Woodland</text:p>
          </table:table-cell>
          <table:table-cell table:style-name="ce34" office:value-type="string" calcext:value-type="string">
            <text:p>FerrerParis_Continental_ForestMacrogroup_2017:2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154 - Edwards Plateau Riparian Woodland</text:p>
          </table:table-cell>
          <table:table-cell table:style-name="ce34" office:value-type="string" calcext:value-type="string">
            <text:p>FerrerParis_Continental_ForestMacrogroup_2017:3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159 - Northern Pine &amp; Oak - Hardwood Forest</text:p>
          </table:table-cell>
          <table:table-cell table:style-name="ce34" office:value-type="string" calcext:value-type="string">
            <text:p>FerrerParis_Continental_ForestMacrogroup_2017:3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b.161 - Pond-cypress - Slash Pine Swamp</text:p>
          </table:table-cell>
          <table:table-cell table:style-name="ce34" office:value-type="string" calcext:value-type="string">
            <text:p>FerrerParis_Continental_ForestMacrogroup_2017:3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g.281 - Caribbean Lowland Humid Forest</text:p>
          </table:table-cell>
          <table:table-cell table:style-name="ce34" office:value-type="string" calcext:value-type="string">
            <text:p>FerrerParis_Continental_ForestMacrogroup_2017:3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294 - Caribbean Dry Limestone Forest</text:p>
          </table:table-cell>
          <table:table-cell table:style-name="ce34" office:value-type="string" calcext:value-type="string">
            <text:p>FerrerParis_Continental_ForestMacrogroup_2017:3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296 - Caribbean &amp; Mesoamerican Pine-Oak Dry Forest</text:p>
          </table:table-cell>
          <table:table-cell table:style-name="ce34" office:value-type="string" calcext:value-type="string">
            <text:p>FerrerParis_Continental_ForestMacrogroup_2017:3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500 - Central Rocky Mountain Mesic Lower Montane Forest</text:p>
          </table:table-cell>
          <table:table-cell table:style-name="ce34" office:value-type="string" calcext:value-type="string">
            <text:p>FerrerParis_Continental_ForestMacrogroup_2017:3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b.501 - Central Rocky Mountain Dry Lower Montane &amp; Foothill Forest</text:p>
          </table:table-cell>
          <table:table-cell table:style-name="ce34" office:value-type="string" calcext:value-type="string">
            <text:p>FerrerParis_Continental_ForestMacrogroup_2017:3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Na.502 - Appalachian &amp; Northeastern Oak - Hardwood &amp; Pine Forest</text:p>
          </table:table-cell>
          <table:table-cell table:style-name="ce34" office:value-type="string" calcext:value-type="string">
            <text:p>FerrerParis_Continental_ForestMacrogroup_2017:3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503 - Central &amp; Appalachian Swamp Forest</text:p>
          </table:table-cell>
          <table:table-cell table:style-name="ce34" office:value-type="string" calcext:value-type="string">
            <text:p>FerrerParis_Continental_ForestMacrogroup_2017:3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a.504 - Northern Swamp Forest</text:p>
          </table:table-cell>
          <table:table-cell table:style-name="ce34" office:value-type="string" calcext:value-type="string">
            <text:p>FerrerParis_Continental_ForestMacrogroup_2017:4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561 - Caribbean &amp; Mesoamerican Seasonal Dry Forest</text:p>
          </table:table-cell>
          <table:table-cell table:style-name="ce34" office:value-type="string" calcext:value-type="string">
            <text:p>FerrerParis_Continental_ForestMacrogroup_2017:4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a.562 - Pacific Mesoamerican Seasonal Dry Forest</text:p>
          </table:table-cell>
          <table:table-cell table:style-name="ce34" office:value-type="string" calcext:value-type="string">
            <text:p>FerrerParis_Continental_ForestMacrogroup_2017:4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i.563 - Guajiran Seasonal Dry Forest</text:p>
          </table:table-cell>
          <table:table-cell table:style-name="ce34" office:value-type="string" calcext:value-type="string">
            <text:p>FerrerParis_Continental_ForestMacrogroup_2017:4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i.565 - Llanos Seasonal Dry Forest</text:p>
          </table:table-cell>
          <table:table-cell table:style-name="ce34" office:value-type="string" calcext:value-type="string">
            <text:p>FerrerParis_Continental_ForestMacrogroup_2017:4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i.566 - Tumbes Guayaquil Seasonal Dry Forest</text:p>
          </table:table-cell>
          <table:table-cell table:style-name="ce34" office:value-type="string" calcext:value-type="string">
            <text:p>FerrerParis_Continental_ForestMacrogroup_2017:4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j.567 - Central Guianan Seasonal Dry Forest</text:p>
          </table:table-cell>
          <table:table-cell table:style-name="ce34" office:value-type="string" calcext:value-type="string">
            <text:p>FerrerParis_Continental_ForestMacrogroup_2017:4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68 - Brazilian Atlantic Seasonal Dry Forest</text:p>
          </table:table-cell>
          <table:table-cell table:style-name="ce34" office:value-type="string" calcext:value-type="string">
            <text:p>FerrerParis_Continental_ForestMacrogroup_2017:4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70 - Cerrado Seasonal Dry Forest</text:p>
          </table:table-cell>
          <table:table-cell table:style-name="ce34" office:value-type="string" calcext:value-type="string">
            <text:p>FerrerParis_Continental_ForestMacrogroup_2017:4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71 - Parana Seasonal Dry Forest</text:p>
          </table:table-cell>
          <table:table-cell table:style-name="ce34" office:value-type="string" calcext:value-type="string">
            <text:p>FerrerParis_Continental_ForestMacrogroup_2017:4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572 - Caatinga Seasonal Dry Forest</text:p>
          </table:table-cell>
          <table:table-cell table:style-name="ce34" office:value-type="string" calcext:value-type="string">
            <text:p>FerrerParis_Continental_ForestMacrogroup_2017:5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l.573 - Northern Andes Seasonal Dry Forest</text:p>
          </table:table-cell>
          <table:table-cell table:style-name="ce34" office:value-type="string" calcext:value-type="string">
            <text:p>FerrerParis_Continental_ForestMacrogroup_2017:5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l.574 - Central Andes Seasonal Dry Forest</text:p>
          </table:table-cell>
          <table:table-cell table:style-name="ce34" office:value-type="string" calcext:value-type="string">
            <text:p>FerrerParis_Continental_ForestMacrogroup_2017:5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l.575 - Boliviano Tucumano Seasonal Dry Forest</text:p>
          </table:table-cell>
          <table:table-cell table:style-name="ce34" office:value-type="string" calcext:value-type="string">
            <text:p>FerrerParis_Continental_ForestMacrogroup_2017:5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g.578 - Mesoamerican Lowland Humid Forest</text:p>
          </table:table-cell>
          <table:table-cell table:style-name="ce34" office:value-type="string" calcext:value-type="string">
            <text:p>FerrerParis_Continental_ForestMacrogroup_2017:5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79 - Guajiran Humid Forest</text:p>
          </table:table-cell>
          <table:table-cell table:style-name="ce34" office:value-type="string" calcext:value-type="string">
            <text:p>FerrerParis_Continental_ForestMacrogroup_2017:5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0 - Catatumbo Magdalena Humid Forest</text:p>
          </table:table-cell>
          <table:table-cell table:style-name="ce34" office:value-type="string" calcext:value-type="string">
            <text:p>FerrerParis_Continental_ForestMacrogroup_2017:5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1 - Choco-Darien Humid Forest</text:p>
          </table:table-cell>
          <table:table-cell table:style-name="ce34" office:value-type="string" calcext:value-type="string">
            <text:p>FerrerParis_Continental_ForestMacrogroup_2017:5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2 - Western Ecuador Humid Forest</text:p>
          </table:table-cell>
          <table:table-cell table:style-name="ce34" office:value-type="string" calcext:value-type="string">
            <text:p>FerrerParis_Continental_ForestMacrogroup_2017:5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h.583 - Llanos Humid Forest</text:p>
          </table:table-cell>
          <table:table-cell table:style-name="ce34" office:value-type="string" calcext:value-type="string">
            <text:p>FerrerParis_Continental_ForestMacrogroup_2017:5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4 - Western Guianan Humid Forest</text:p>
          </table:table-cell>
          <table:table-cell table:style-name="ce34" office:value-type="string" calcext:value-type="string">
            <text:p>FerrerParis_Continental_ForestMacrogroup_2017:6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5 - Central Guianan Humid Forest</text:p>
          </table:table-cell>
          <table:table-cell table:style-name="ce34" office:value-type="string" calcext:value-type="string">
            <text:p>FerrerParis_Continental_ForestMacrogroup_2017:6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6 - Eastern Guianan Humid Forest</text:p>
          </table:table-cell>
          <table:table-cell table:style-name="ce34" office:value-type="string" calcext:value-type="string">
            <text:p>FerrerParis_Continental_ForestMacrogroup_2017:6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i.587 - Orinoquian Humid Forest</text:p>
          </table:table-cell>
          <table:table-cell table:style-name="ce34" office:value-type="string" calcext:value-type="string">
            <text:p>FerrerParis_Continental_ForestMacrogroup_2017:6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88 - Western Amazon Lowland Humid Forest</text:p>
          </table:table-cell>
          <table:table-cell table:style-name="ce34" office:value-type="string" calcext:value-type="string">
            <text:p>FerrerParis_Continental_ForestMacrogroup_2017:6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89 - Western Amazon Subandean Humid Forest</text:p>
          </table:table-cell>
          <table:table-cell table:style-name="ce34" office:value-type="string" calcext:value-type="string">
            <text:p>FerrerParis_Continental_ForestMacrogroup_2017:6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0 - Southwestern Amazon Lowland Humid Forest</text:p>
          </table:table-cell>
          <table:table-cell table:style-name="ce34" office:value-type="string" calcext:value-type="string">
            <text:p>FerrerParis_Continental_ForestMacrogroup_2017:6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1 - Southwestern Amazon Subandean Humid Forest</text:p>
          </table:table-cell>
          <table:table-cell table:style-name="ce34" office:value-type="string" calcext:value-type="string">
            <text:p>FerrerParis_Continental_ForestMacrogroup_2017:6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2 - Northern Amazon Humid Forest</text:p>
          </table:table-cell>
          <table:table-cell table:style-name="ce34" office:value-type="string" calcext:value-type="string">
            <text:p>FerrerParis_Continental_ForestMacrogroup_2017:6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j.593 - Central Amazon Humid Forest</text:p>
          </table:table-cell>
          <table:table-cell table:style-name="ce34" office:value-type="string" calcext:value-type="string">
            <text:p>FerrerParis_Continental_ForestMacrogroup_2017:6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k.595 - Brazilian Atlantic Humid Forest</text:p>
          </table:table-cell>
          <table:table-cell table:style-name="ce34" office:value-type="string" calcext:value-type="string">
            <text:p>FerrerParis_Continental_ForestMacrogroup_2017:7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k.596 - Parana Humid Forest</text:p>
          </table:table-cell>
          <table:table-cell table:style-name="ce34" office:value-type="string" calcext:value-type="string">
            <text:p>FerrerParis_Continental_ForestMacrogroup_2017:7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k.597 - Cerrado Humid Forest</text:p>
          </table:table-cell>
          <table:table-cell table:style-name="ce34" office:value-type="string" calcext:value-type="string">
            <text:p>FerrerParis_Continental_ForestMacrogroup_2017:7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8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598 - Caribbean Montane Humid Forest</text:p>
          </table:table-cell>
          <table:table-cell table:style-name="ce34" office:value-type="string" calcext:value-type="string">
            <text:p>FerrerParis_Continental_ForestMacrogroup_2017:7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8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600 - Mesoamerican Montane Humid Forest</text:p>
          </table:table-cell>
          <table:table-cell table:style-name="ce34" office:value-type="string" calcext:value-type="string">
            <text:p>FerrerParis_Continental_ForestMacrogroup_2017:7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8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601 - Mesoamerican Pine-Oak Forest</text:p>
          </table:table-cell>
          <table:table-cell table:style-name="ce34" office:value-type="string" calcext:value-type="string">
            <text:p>FerrerParis_Continental_ForestMacrogroup_2017:7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g.602 - Southern Mesoamerican Montane Humid Forest</text:p>
          </table:table-cell>
          <table:table-cell table:style-name="ce34" office:value-type="string" calcext:value-type="string">
            <text:p>FerrerParis_Continental_ForestMacrogroup_2017:7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h.603 - Central Guianan Montane Humid Forest</text:p>
          </table:table-cell>
          <table:table-cell table:style-name="ce34" office:value-type="string" calcext:value-type="string">
            <text:p>FerrerParis_Continental_ForestMacrogroup_2017:7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h.604 - Eastern Guianan Montane Humid Forest</text:p>
          </table:table-cell>
          <table:table-cell table:style-name="ce34" office:value-type="string" calcext:value-type="string">
            <text:p>FerrerParis_Continental_ForestMacrogroup_2017:7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06 - Northern Andean Montane &amp; Upper Montane Humid Forest</text:p>
          </table:table-cell>
          <table:table-cell table:style-name="ce34" office:value-type="string" calcext:value-type="string">
            <text:p>FerrerParis_Continental_ForestMacrogroup_2017:7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07 - Northern Andean Lower Montane Humid Forest</text:p>
          </table:table-cell>
          <table:table-cell table:style-name="ce34" office:value-type="string" calcext:value-type="string">
            <text:p>FerrerParis_Continental_ForestMacrogroup_2017:8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09 - Northern Andes Venezuelan Coastal Ridge Forest</text:p>
          </table:table-cell>
          <table:table-cell table:style-name="ce34" office:value-type="string" calcext:value-type="string">
            <text:p>FerrerParis_Continental_ForestMacrogroup_2017:8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0 - Central Andean (Yungas) Montane &amp; Upper Montane Humid Forest</text:p>
          </table:table-cell>
          <table:table-cell table:style-name="ce34" office:value-type="string" calcext:value-type="string">
            <text:p>FerrerParis_Continental_ForestMacrogroup_2017:8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1 - Central Andean (Yungas) Lower Montane Humid Forest</text:p>
          </table:table-cell>
          <table:table-cell table:style-name="ce34" office:value-type="string" calcext:value-type="string">
            <text:p>FerrerParis_Continental_ForestMacrogroup_2017:8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2 - Bolivian-Tucuman Montane &amp; Upper Montane Humid Forest</text:p>
          </table:table-cell>
          <table:table-cell table:style-name="ce34" office:value-type="string" calcext:value-type="string">
            <text:p>FerrerParis_Continental_ForestMacrogroup_2017:8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3 - Bolivian-Tucuman Lower Montane Humid Forest</text:p>
          </table:table-cell>
          <table:table-cell table:style-name="ce34" office:value-type="string" calcext:value-type="string">
            <text:p>FerrerParis_Continental_ForestMacrogroup_2017:8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4 - Moist Puna Humid Forest</text:p>
          </table:table-cell>
          <table:table-cell table:style-name="ce34" office:value-type="string" calcext:value-type="string">
            <text:p>FerrerParis_Continental_ForestMacrogroup_2017:8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j.615 - Eastern Subandean Ridge Montane Humid Forest</text:p>
          </table:table-cell>
          <table:table-cell table:style-name="ce34" office:value-type="string" calcext:value-type="string">
            <text:p>FerrerParis_Continental_ForestMacrogroup_2017:8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3.Ek.616 - Brazilian Atlantic Montane Humid Forest</text:p>
          </table:table-cell>
          <table:table-cell table:style-name="ce34" office:value-type="string" calcext:value-type="string">
            <text:p>FerrerParis_Continental_ForestMacrogroup_2017:8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17 - Caribbean Swamp</text:p>
          </table:table-cell>
          <table:table-cell table:style-name="ce34" office:value-type="string" calcext:value-type="string">
            <text:p>FerrerParis_Continental_ForestMacrogroup_2017:8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18 - Caribbean Floodplain Forest</text:p>
          </table:table-cell>
          <table:table-cell table:style-name="ce34" office:value-type="string" calcext:value-type="string">
            <text:p>FerrerParis_Continental_ForestMacrogroup_2017:9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19 - Mesoamerican Coastal Plain Swamp</text:p>
          </table:table-cell>
          <table:table-cell table:style-name="ce34" office:value-type="string" calcext:value-type="string">
            <text:p>FerrerParis_Continental_ForestMacrogroup_2017:9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d.620 - Mesoamerican Floodplain Forest</text:p>
          </table:table-cell>
          <table:table-cell table:style-name="ce34" office:value-type="string" calcext:value-type="string">
            <text:p>FerrerParis_Continental_ForestMacrogroup_2017:9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1 - Guajiran Flooded Forest</text:p>
          </table:table-cell>
          <table:table-cell table:style-name="ce34" office:value-type="string" calcext:value-type="string">
            <text:p>FerrerParis_Continental_ForestMacrogroup_2017:9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2 - Choco-Darien Floodplain Forest</text:p>
          </table:table-cell>
          <table:table-cell table:style-name="ce34" office:value-type="string" calcext:value-type="string">
            <text:p>FerrerParis_Continental_ForestMacrogroup_2017:9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4 - Llanos Flooded &amp; Swamp Forest</text:p>
          </table:table-cell>
          <table:table-cell table:style-name="ce34" office:value-type="string" calcext:value-type="string">
            <text:p>FerrerParis_Continental_ForestMacrogroup_2017:9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i.625 - Guayaquil Flooded &amp; Swamp Forest</text:p>
          </table:table-cell>
          <table:table-cell table:style-name="ce34" office:value-type="string" calcext:value-type="string">
            <text:p>FerrerParis_Continental_ForestMacrogroup_2017:9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j.626 - Guianan Riparian Forest</text:p>
          </table:table-cell>
          <table:table-cell table:style-name="ce34" office:value-type="string" calcext:value-type="string">
            <text:p>FerrerParis_Continental_ForestMacrogroup_2017:9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j.627 - Guianan Swamp Forest</text:p>
          </table:table-cell>
          <table:table-cell table:style-name="ce34" office:value-type="string" calcext:value-type="string">
            <text:p>FerrerParis_Continental_ForestMacrogroup_2017:9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j.628 - Orinoco Delta Swamp Forest</text:p>
          </table:table-cell>
          <table:table-cell table:style-name="ce34" office:value-type="string" calcext:value-type="string">
            <text:p>FerrerParis_Continental_ForestMacrogroup_2017:9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29 - Northern Andean Riparian &amp; Flooded Forest</text:p>
          </table:table-cell>
          <table:table-cell table:style-name="ce34" office:value-type="string" calcext:value-type="string">
            <text:p>FerrerParis_Continental_ForestMacrogroup_2017:10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30 - Central Andean Riparian &amp; Flooded Forest</text:p>
          </table:table-cell>
          <table:table-cell table:style-name="ce34" office:value-type="string" calcext:value-type="string">
            <text:p>FerrerParis_Continental_ForestMacrogroup_2017:10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31 - Bolivian-Tucuman Dry Valley Riparian Forest</text:p>
          </table:table-cell>
          <table:table-cell table:style-name="ce34" office:value-type="string" calcext:value-type="string">
            <text:p>FerrerParis_Continental_ForestMacrogroup_2017:10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k.632 - Eastern Subandean Ridge Riparian &amp; Flooded Forest</text:p>
          </table:table-cell>
          <table:table-cell table:style-name="ce34" office:value-type="string" calcext:value-type="string">
            <text:p>FerrerParis_Continental_ForestMacrogroup_2017:10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3 - Western Amazon Floodplain Forest</text:p>
          </table:table-cell>
          <table:table-cell table:style-name="ce34" office:value-type="string" calcext:value-type="string">
            <text:p>FerrerParis_Continental_ForestMacrogroup_2017:10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4 - Western Amazon Swamp Forest</text:p>
          </table:table-cell>
          <table:table-cell table:style-name="ce34" office:value-type="string" calcext:value-type="string">
            <text:p>FerrerParis_Continental_ForestMacrogroup_2017:10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5 - Southwestern Amazon Floodplain Forest</text:p>
          </table:table-cell>
          <table:table-cell table:style-name="ce34" office:value-type="string" calcext:value-type="string">
            <text:p>FerrerParis_Continental_ForestMacrogroup_2017:10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6 - Southern Amazon Swamp Forest</text:p>
          </table:table-cell>
          <table:table-cell table:style-name="ce34" office:value-type="string" calcext:value-type="string">
            <text:p>FerrerParis_Continental_ForestMacrogroup_2017:10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7 - Northern Amazon Floodplain Forest</text:p>
          </table:table-cell>
          <table:table-cell table:style-name="ce34" office:value-type="string" calcext:value-type="string">
            <text:p>FerrerParis_Continental_ForestMacrogroup_2017:10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8 - Central Amazon Floodplain Forest</text:p>
          </table:table-cell>
          <table:table-cell table:style-name="ce34" office:value-type="string" calcext:value-type="string">
            <text:p>FerrerParis_Continental_ForestMacrogroup_2017:10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39 - South-Central Amazon Floodplain Forest</text:p>
          </table:table-cell>
          <table:table-cell table:style-name="ce34" office:value-type="string" calcext:value-type="string">
            <text:p>FerrerParis_Continental_ForestMacrogroup_2017:11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l.640 - Amazon Delta Swamp Forest</text:p>
          </table:table-cell>
          <table:table-cell table:style-name="ce34" office:value-type="string" calcext:value-type="string">
            <text:p>FerrerParis_Continental_ForestMacrogroup_2017:11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1 - Brazilian Atlantic Coastal Plain Swamp</text:p>
          </table:table-cell>
          <table:table-cell table:style-name="ce34" office:value-type="string" calcext:value-type="string">
            <text:p>FerrerParis_Continental_ForestMacrogroup_2017:11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2 - Parana Floodplain Forest</text:p>
          </table:table-cell>
          <table:table-cell table:style-name="ce34" office:value-type="string" calcext:value-type="string">
            <text:p>FerrerParis_Continental_ForestMacrogroup_2017:11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3 - Cerrado Floodplain Forest</text:p>
          </table:table-cell>
          <table:table-cell table:style-name="ce34" office:value-type="string" calcext:value-type="string">
            <text:p>FerrerParis_Continental_ForestMacrogroup_2017:11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4 - Beni Chiquitano Swamp Forest</text:p>
          </table:table-cell>
          <table:table-cell table:style-name="ce34" office:value-type="string" calcext:value-type="string">
            <text:p>FerrerParis_Continental_ForestMacrogroup_2017:11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5 - Beni Floodplain Forest</text:p>
          </table:table-cell>
          <table:table-cell table:style-name="ce34" office:value-type="string" calcext:value-type="string">
            <text:p>FerrerParis_Continental_ForestMacrogroup_2017:11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m.646 - Pantanal Floodplain Forest</text:p>
          </table:table-cell>
          <table:table-cell table:style-name="ce34" office:value-type="string" calcext:value-type="string">
            <text:p>FerrerParis_Continental_ForestMacrogroup_2017:11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47 - Northern Chaco Floodplain Forest &amp; Woodland</text:p>
          </table:table-cell>
          <table:table-cell table:style-name="ce34" office:value-type="string" calcext:value-type="string">
            <text:p>FerrerParis_Continental_ForestMacrogroup_2017:11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48 - Northern Chaco Riparian Shrubland &amp; Woodland</text:p>
          </table:table-cell>
          <table:table-cell table:style-name="ce34" office:value-type="string" calcext:value-type="string">
            <text:p>FerrerParis_Continental_ForestMacrogroup_2017:11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49 - Northern Chaco Palm Swamp</text:p>
          </table:table-cell>
          <table:table-cell table:style-name="ce34" office:value-type="string" calcext:value-type="string">
            <text:p>FerrerParis_Continental_ForestMacrogroup_2017:12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4.En.650 - Southern Chaco Floodplain Forest &amp; Woodland</text:p>
          </table:table-cell>
          <table:table-cell table:style-name="ce34" office:value-type="string" calcext:value-type="string">
            <text:p>FerrerParis_Continental_ForestMacrogroup_2017:12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Ef.652 - Central Chilean (Mediterranean) Sclerophyllous Forest</text:p>
          </table:table-cell>
          <table:table-cell table:style-name="ce34" office:value-type="string" calcext:value-type="string">
            <text:p>FerrerParis_Continental_ForestMacrogroup_2017:12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Ef.653 - Central Chilean (Mediterranean) Deciduous Forest</text:p>
          </table:table-cell>
          <table:table-cell table:style-name="ce34" office:value-type="string" calcext:value-type="string">
            <text:p>FerrerParis_Continental_ForestMacrogroup_2017:12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1.Eg.654 - Espinal Deciduous Forest &amp; Woodland</text:p>
          </table:table-cell>
          <table:table-cell table:style-name="ce34" office:value-type="string" calcext:value-type="string">
            <text:p>FerrerParis_Continental_ForestMacrogroup_2017:12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5 - Valdivian Lower Montane Evergreen Forest</text:p>
          </table:table-cell>
          <table:table-cell table:style-name="ce34" office:value-type="string" calcext:value-type="string">
            <text:p>FerrerParis_Continental_ForestMacrogroup_2017:12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6 - Valdivian Lower Montane Deciduous Forest</text:p>
          </table:table-cell>
          <table:table-cell table:style-name="ce34" office:value-type="string" calcext:value-type="string">
            <text:p>FerrerParis_Continental_ForestMacrogroup_2017:12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7 - Valdivian Montane &amp; Upper Montane Deciduous Forest</text:p>
          </table:table-cell>
          <table:table-cell table:style-name="ce34" office:value-type="string" calcext:value-type="string">
            <text:p>FerrerParis_Continental_ForestMacrogroup_2017:127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e.658 - Valdivian Montane &amp; Upper Montane Evergreen Forest</text:p>
          </table:table-cell>
          <table:table-cell table:style-name="ce34" office:value-type="string" calcext:value-type="string">
            <text:p>FerrerParis_Continental_ForestMacrogroup_2017:128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2.Ef.659 - Magellanian Temperate Evergreen Forest</text:p>
          </table:table-cell>
          <table:table-cell table:style-name="ce34" office:value-type="string" calcext:value-type="string">
            <text:p>FerrerParis_Continental_ForestMacrogroup_2017:129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Nd.660 - Mexican Interior Riparian Forest</text:p>
          </table:table-cell>
          <table:table-cell table:style-name="ce34" office:value-type="string" calcext:value-type="string">
            <text:p>FerrerParis_Continental_ForestMacrogroup_2017:130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h.661 - Espinal Floodplain Forest</text:p>
          </table:table-cell>
          <table:table-cell table:style-name="ce34" office:value-type="string" calcext:value-type="string">
            <text:p>FerrerParis_Continental_ForestMacrogroup_2017:131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i.662 - Central Chilean (Mediterranean) &amp; Desert Riparian &amp; Flooded Forest</text:p>
          </table:table-cell>
          <table:table-cell table:style-name="ce34" office:value-type="string" calcext:value-type="string">
            <text:p>FerrerParis_Continental_ForestMacrogroup_2017:132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j.663 - Valdivian Temperate Flooded &amp; Swamp Forest</text:p>
          </table:table-cell>
          <table:table-cell table:style-name="ce34" office:value-type="string" calcext:value-type="string">
            <text:p>FerrerParis_Continental_ForestMacrogroup_2017:133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B.3.Ek.664 - Monte Floodplain Forest</text:p>
          </table:table-cell>
          <table:table-cell table:style-name="ce34" office:value-type="string" calcext:value-type="string">
            <text:p>FerrerParis_Continental_ForestMacrogroup_2017:134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1.Ek.872 – Cerradao Sclerophyllous Woodland</text:p>
          </table:table-cell>
          <table:table-cell table:style-name="ce34" office:value-type="string" calcext:value-type="string">
            <text:p>FerrerParis_Continental_ForestMacrogroup_2017:135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FerrerParis_Continental_ForestMacrogroup_2017</text:p>
          </table:table-cell>
          <table:table-cell table:style-name="ce41" office:value-type="string" calcext:value-type="string">
            <text:p>1.A.2.Eg.873 - Mesoamerican Submontane Humid Forest</text:p>
          </table:table-cell>
          <table:table-cell table:style-name="ce34" office:value-type="string" calcext:value-type="string">
            <text:p>FerrerParis_Continental_ForestMacrogroup_2017:136</text:p>
          </table:table-cell>
          <table:table-cell table:style-name="ce38" office:value-type="string" calcext:value-type="string">
            <text:p>Systematic:thematic:continental</text:p>
          </table:table-cell>
          <table:table-cell table:style-name="ce36"/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.1.Bosque siempreverde estacional de tierras anegadas o inundadas de las llanuras de Guatuso</text:p>
          </table:table-cell>
          <table:table-cell table:style-name="ce36" office:value-type="string" calcext:value-type="string">
            <text:p>Herrera_RLE_CostaRica_2015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.2. Bosque siempreverde estacional de tierras elevadas de las llanuras de Guatuso</text:p>
          </table:table-cell>
          <table:table-cell table:style-name="ce36" office:value-type="string" calcext:value-type="string">
            <text:p>Herrera_RLE_CostaRica_2015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2.1. Bosque siempreverde de tierras anegadas o inundadas de las llanuras de San Carlos</text:p>
          </table:table-cell>
          <table:table-cell table:style-name="ce36" office:value-type="string" calcext:value-type="string">
            <text:p>Herrera_RLE_CostaRica_2015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2.2. Bosque siempreverde de tierras elevadas de las llanuras de San Carlos</text:p>
          </table:table-cell>
          <table:table-cell table:style-name="ce36" office:value-type="string" calcext:value-type="string">
            <text:p>Herrera_RLE_CostaRica_2015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3.1. Bosque siempreverde de tierras anegadas o inundadas de las llanuras de Tortuguero/Santa Clara</text:p>
          </table:table-cell>
          <table:table-cell table:style-name="ce36" office:value-type="string" calcext:value-type="string">
            <text:p>Herrera_RLE_CostaRica_2015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3.2. Bosque siempreverde de tierras elevadas de las llanuras de Tortuguero/ Santa Clara</text:p>
          </table:table-cell>
          <table:table-cell table:style-name="ce36" office:value-type="string" calcext:value-type="string">
            <text:p>Herrera_RLE_CostaRica_2015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4.1. Bosque siempreverde estacional de llanuras inundadas del litoral Caribe sur</text:p>
          </table:table-cell>
          <table:table-cell table:style-name="ce36" office:value-type="string" calcext:value-type="string">
            <text:p>Herrera_RLE_CostaRica_2015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4.2. Bosque siempreverde estacional de tierras elevadas (bajas-medias) del Caribe sur</text:p>
          </table:table-cell>
          <table:table-cell table:style-name="ce36" office:value-type="string" calcext:value-type="string">
            <text:p>Herrera_RLE_CostaRica_2015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5.1. Bosque deciduo a matorral xeromórfico de la Península de Santa Elena e Islas Murciélago</text:p>
          </table:table-cell>
          <table:table-cell table:style-name="ce36" office:value-type="string" calcext:value-type="string">
            <text:p>Herrera_RLE_CostaRica_2015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6.1. Bosque semideciduo a deciduo de las llanuras de Guanacaste-Valle Central e Islas del Pacífico Norte</text:p>
          </table:table-cell>
          <table:table-cell table:style-name="ce36" office:value-type="string" calcext:value-type="string">
            <text:p>Herrera_RLE_CostaRica_2015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6.4.Vegetación herbácea hidromórfica a matorral espinoso del Valle de Tempisque-Península de Nicoya</text:p>
          </table:table-cell>
          <table:table-cell table:style-name="ce36" office:value-type="string" calcext:value-type="string">
            <text:p>Herrera_RLE_CostaRica_2015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6.2 Bosque deciduo a semideciduo kárstico del Valle de Tempisque-Península de Nicoya</text:p>
          </table:table-cell>
          <table:table-cell table:style-name="ce36" office:value-type="string" calcext:value-type="string">
            <text:p>Herrera_RLE_CostaRica_2015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7.1. Bosque semideciduo de tierras costeras a elevadas de la Península de Nicoya</text:p>
          </table:table-cell>
          <table:table-cell table:style-name="ce36" office:value-type="string" calcext:value-type="string">
            <text:p>Herrera_RLE_CostaRica_2015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7.2. Bosque siempreverde subnuboso a nuboso de la Península de Nicoya</text:p>
          </table:table-cell>
          <table:table-cell table:style-name="ce36" office:value-type="string" calcext:value-type="string">
            <text:p>Herrera_RLE_CostaRica_2015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8.1. Bosque siempreverde estacional de la vertiente Pacífica de la cordillera de Guanacaste</text:p>
          </table:table-cell>
          <table:table-cell table:style-name="ce36" office:value-type="string" calcext:value-type="string">
            <text:p>Herrera_RLE_CostaRica_2015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8.2. Bosque siempreverde de la vertiente Caribe de la cordillera de Guanacaste</text:p>
          </table:table-cell>
          <table:table-cell table:style-name="ce36" office:value-type="string" calcext:value-type="string">
            <text:p>Herrera_RLE_CostaRica_2015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8.3. Bosque nuboso a nuboso enano de la cordillera de Guanacaste</text:p>
          </table:table-cell>
          <table:table-cell table:style-name="ce36" office:value-type="string" calcext:value-type="string">
            <text:p>Herrera_RLE_CostaRica_2015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9.1. Bosque semediciduo a siempreverde estacional de la vertiente Pacífica de la cordillera de Tilarán</text:p>
          </table:table-cell>
          <table:table-cell table:style-name="ce36" office:value-type="string" calcext:value-type="string">
            <text:p>Herrera_RLE_CostaRica_2015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9.2. Bosque siempreverde de la vertiente Caribe de la cordillera de Tilarán</text:p>
          </table:table-cell>
          <table:table-cell table:style-name="ce36" office:value-type="string" calcext:value-type="string">
            <text:p>Herrera_RLE_CostaRica_2015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9.3. Bosque nuboso a nuboso enano de las cimas de la cordillera de Tilarán</text:p>
          </table:table-cell>
          <table:table-cell table:style-name="ce36" office:value-type="string" calcext:value-type="string">
            <text:p>Herrera_RLE_CostaRica_2015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1. Bosque siempreverde estacional de la vertiente Bosque sobre laderas con topografía ondulada a quebrada, a partir de los Pacífica de la cordillera Volcánica Central</text:p>
          </table:table-cell>
          <table:table-cell table:style-name="ce36" office:value-type="string" calcext:value-type="string">
            <text:p>Herrera_RLE_CostaRica_2015: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2. Bosque siempreverde de la vertiente Caribe de la cordillera Volcánica Central</text:p>
          </table:table-cell>
          <table:table-cell table:style-name="ce36" office:value-type="string" calcext:value-type="string">
            <text:p>Herrera_RLE_CostaRica_2015: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3. Bosque nuboso de las cimas de la cordillera Volcánica Central</text:p>
          </table:table-cell>
          <table:table-cell table:style-name="ce36" office:value-type="string" calcext:value-type="string">
            <text:p>Herrera_RLE_CostaRica_2015: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0.4. Páramos o vegetación paramera de la cordillera Vegetación sobre topografía quebrada, mayormente sobre las crestas o Volcánica Central</text:p>
          </table:table-cell>
          <table:table-cell table:style-name="ce36" office:value-type="string" calcext:value-type="string">
            <text:p>Herrera_RLE_CostaRica_2015: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1. Bosque mixto intermedio estacional, subnuboso a nuboso de la Vertiente Pacífica de la Cordillera de Talamanca</text:p>
          </table:table-cell>
          <table:table-cell table:style-name="ce36" office:value-type="string" calcext:value-type="string">
            <text:p>Herrera_RLE_CostaRica_2015: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2. Bosque de robledales estacional nuboso de la Vertiente Pacífica de la Cordillera de Talamanca</text:p>
          </table:table-cell>
          <table:table-cell table:style-name="ce36" office:value-type="string" calcext:value-type="string">
            <text:p>Herrera_RLE_CostaRica_2015: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3. Bosque mixto intermedio siempreverde, subnuboso a nuboso de la vertiente Caribe de la cordillera de Talamanca</text:p>
          </table:table-cell>
          <table:table-cell table:style-name="ce36" office:value-type="string" calcext:value-type="string">
            <text:p>Herrera_RLE_CostaRica_2015: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4 Bosque de robledales siempreverde nuboso de la vertiente Caribe de la cordillera de Talamanca</text:p>
          </table:table-cell>
          <table:table-cell table:style-name="ce36" office:value-type="string" calcext:value-type="string">
            <text:p>Herrera_RLE_CostaRica_2015:2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1.5 Páramos de la Cordillera de Talamanca</text:p>
          </table:table-cell>
          <table:table-cell table:style-name="ce36" office:value-type="string" calcext:value-type="string">
            <text:p>Herrera_RLE_CostaRica_2015:2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2.1. Bosque siempreverde estacional de las serranías y valles del Pacífico Central</text:p>
          </table:table-cell>
          <table:table-cell table:style-name="ce36" office:value-type="string" calcext:value-type="string">
            <text:p>Herrera_RLE_CostaRica_2015:3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2.2. Bosque siempreverde subnuboso a nuboso de las serranías del Pacífico Central</text:p>
          </table:table-cell>
          <table:table-cell table:style-name="ce36" office:value-type="string" calcext:value-type="string">
            <text:p>Herrera_RLE_CostaRica_2015:3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3.1 Bosque siempreverde estacional de llanura aluvional anegadas del Valle de Parrita</text:p>
          </table:table-cell>
          <table:table-cell table:style-name="ce36" office:value-type="string" calcext:value-type="string">
            <text:p>Herrera_RLE_CostaRica_2015:3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3.2. Bosque siempreverde estacional de tierras elevadas del litoral pacífico Tarcoles-Terraba</text:p>
          </table:table-cell>
          <table:table-cell table:style-name="ce36" office:value-type="string" calcext:value-type="string">
            <text:p>Herrera_RLE_CostaRica_2015:3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4.1. Bosque siempreverde estacional subnuboso a nuboso de la cordillera o fila Costeña Norte</text:p>
          </table:table-cell>
          <table:table-cell table:style-name="ce36" office:value-type="string" calcext:value-type="string">
            <text:p>Herrera_RLE_CostaRica_2015:3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4.2. Bosque siempreverde estacional subnuboso a nuboso de la cordillera o fila Costeña Sur</text:p>
          </table:table-cell>
          <table:table-cell table:style-name="ce36" office:value-type="string" calcext:value-type="string">
            <text:p>Herrera_RLE_CostaRica_2015:3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5.1. Bosque semideciuo estacional del Valle de El General</text:p>
          </table:table-cell>
          <table:table-cell table:style-name="ce36" office:value-type="string" calcext:value-type="string">
            <text:p>Herrera_RLE_CostaRica_2015:3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6.1. Bosque siempreverde estacional del Valle de Coto Brus</text:p>
          </table:table-cell>
          <table:table-cell table:style-name="ce36" office:value-type="string" calcext:value-type="string">
            <text:p>Herrera_RLE_CostaRica_2015:3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1. Bosque mixto anegado estacional del humedal Térraba-Sierpe</text:p>
          </table:table-cell>
          <table:table-cell table:style-name="ce36" office:value-type="string" calcext:value-type="string">
            <text:p>Herrera_RLE_CostaRica_2015:3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2. Bosque siempreverde estacional aluvional de la región de Golfo Dulce-Punta Burica</text:p>
          </table:table-cell>
          <table:table-cell table:style-name="ce36" office:value-type="string" calcext:value-type="string">
            <text:p>Herrera_RLE_CostaRica_2015:3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3. Bosque siempreverde estacional de tierras elevadas de la Península de Osa-Punta Burica e Isla del Caño</text:p>
          </table:table-cell>
          <table:table-cell table:style-name="ce36" office:value-type="string" calcext:value-type="string">
            <text:p>Herrera_RLE_CostaRica_2015:4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errera_RLE_CostaRica_2015</text:p>
          </table:table-cell>
          <table:table-cell table:style-name="ce36" office:value-type="string" calcext:value-type="string">
            <text:p>17.4. Bosque siempreverde estacional subnuboso a nuboso de la Península de Osa</text:p>
          </table:table-cell>
          <table:table-cell table:style-name="ce36" office:value-type="string" calcext:value-type="string">
            <text:p>Herrera_RLE_CostaRica_2015:4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osta Ric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Holdaway_CS_GraniteGravelFields_2013</text:p>
          </table:table-cell>
          <table:table-cell table:style-name="ce36" office:value-type="string" calcext:value-type="string">
            <text:p>Granite gravel fields &amp; sandplains</text:p>
          </table:table-cell>
          <table:table-cell table:style-name="ce34" office:value-type="string" calcext:value-type="string">
            <text:p>Holdaway_CS_GraniteGravelField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Grassland</text:p>
          </table:table-cell>
          <table:table-cell table:style-name="ce36" office:value-type="string" calcext:value-type="string">
            <text:p>4.4 Temperate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6" office:value-type="string" calcext:value-type="string">
            <text:p>Holdaway_Uncommon_NewZealand_2012: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lanket mire</text:p>
          </table:table-cell>
          <table:table-cell table:style-name="ce36" office:value-type="string" calcext:value-type="string">
            <text:p>Holdaway_Uncommon_NewZealand_2012: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calcareous rock</text:p>
          </table:table-cell>
          <table:table-cell table:style-name="ce36" office:value-type="string" calcext:value-type="string">
            <text:p>Holdaway_Uncommon_NewZealand_2012: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 rocks</text:p>
          </table:table-cell>
          <table:table-cell table:style-name="ce36" office:value-type="string" calcext:value-type="string">
            <text:p>Holdaway_Uncommon_NewZealand_2012: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-intermediate rocks (non volcanic)</text:p>
          </table:table-cell>
          <table:table-cell table:style-name="ce36" office:value-type="string" calcext:value-type="string">
            <text:p>Holdaway_Uncommon_NewZealand_2012: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raided riverbeds</text:p>
          </table:table-cell>
          <table:table-cell table:style-name="ce36" office:value-type="string" calcext:value-type="string">
            <text:p>Holdaway_Uncommon_NewZealand_2012: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ave entrances</text:p>
          </table:table-cell>
          <table:table-cell table:style-name="ce36" office:value-type="string" calcext:value-type="string">
            <text:p>Holdaway_Uncommon_NewZealand_2012: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aves and cracks in karst</text:p>
          </table:table-cell>
          <table:table-cell table:style-name="ce36" office:value-type="string" calcext:value-type="string">
            <text:p>Holdaway_Uncommon_NewZealand_2012: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mafic rocks</text:p>
          </table:table-cell>
          <table:table-cell table:style-name="ce36" office:value-type="string" calcext:value-type="string">
            <text:p>Holdaway_Uncommon_NewZealand_2012: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 rocks</text:p>
          </table:table-cell>
          <table:table-cell table:style-name="ce36" office:value-type="string" calcext:value-type="string">
            <text:p>Holdaway_Uncommon_NewZealand_2012:1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-intermediate rocks</text:p>
          </table:table-cell>
          <table:table-cell table:style-name="ce36" office:value-type="string" calcext:value-type="string">
            <text:p>Holdaway_Uncommon_NewZealand_2012:1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oud forest</text:p>
          </table:table-cell>
          <table:table-cell table:style-name="ce36" office:value-type="string" calcext:value-type="string">
            <text:p>Holdaway_Uncommon_NewZealand_2012:1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calcareous rock</text:p>
          </table:table-cell>
          <table:table-cell table:style-name="ce36" office:value-type="string" calcext:value-type="string">
            <text:p>Holdaway_Uncommon_NewZealand_2012:1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mafic rock</text:p>
          </table:table-cell>
          <table:table-cell table:style-name="ce36" office:value-type="string" calcext:value-type="string">
            <text:p>Holdaway_Uncommon_NewZealand_2012:1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 rock</text:p>
          </table:table-cell>
          <table:table-cell table:style-name="ce36" office:value-type="string" calcext:value-type="string">
            <text:p>Holdaway_Uncommon_NewZealand_2012:1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-intermediate rock</text:p>
          </table:table-cell>
          <table:table-cell table:style-name="ce36" office:value-type="string" calcext:value-type="string">
            <text:p>Holdaway_Uncommon_NewZealand_2012:1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oastal rock stack</text:p>
          </table:table-cell>
          <table:table-cell table:style-name="ce36" office:value-type="string" calcext:value-type="string">
            <text:p>Holdaway_Uncommon_NewZealand_2012:1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Coastal turf</text:p>
          </table:table-cell>
          <table:table-cell table:style-name="ce36" office:value-type="string" calcext:value-type="string">
            <text:p>Holdaway_Uncommon_NewZealand_2012:1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ushion bogs</text:p>
          </table:table-cell>
          <table:table-cell table:style-name="ce36" office:value-type="string" calcext:value-type="string">
            <text:p>Holdaway_Uncommon_NewZealand_2012:1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amp sand plains</text:p>
          </table:table-cell>
          <table:table-cell table:style-name="ce36" office:value-type="string" calcext:value-type="string">
            <text:p>Holdaway_Uncommon_NewZealand_2012:2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ebris flow or lahar</text:p>
          </table:table-cell>
          <table:table-cell table:style-name="ce36" office:value-type="string" calcext:value-type="string">
            <text:p>Holdaway_Uncommon_NewZealand_2012:2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omed bog (Sporadanthus)</text:p>
          </table:table-cell>
          <table:table-cell table:style-name="ce36" office:value-type="string" calcext:value-type="string">
            <text:p>Holdaway_Uncommon_NewZealand_2012:2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6" office:value-type="string" calcext:value-type="string">
            <text:p>Holdaway_Uncommon_NewZealand_2012:2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6" office:value-type="string" calcext:value-type="string">
            <text:p>Holdaway_Uncommon_NewZealand_2012:2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Ephemeral wetlands</text:p>
          </table:table-cell>
          <table:table-cell table:style-name="ce36" office:value-type="string" calcext:value-type="string">
            <text:p>Holdaway_Uncommon_NewZealand_2012:2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Estuary</text:p>
          </table:table-cell>
          <table:table-cell table:style-name="ce36" office:value-type="string" calcext:value-type="string">
            <text:p>Holdaway_Uncommon_NewZealand_2012:2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rost hollows</text:p>
          </table:table-cell>
          <table:table-cell table:style-name="ce36" office:value-type="string" calcext:value-type="string">
            <text:p>Holdaway_Uncommon_NewZealand_2012:2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umeroles</text:p>
          </table:table-cell>
          <table:table-cell table:style-name="ce36" office:value-type="string" calcext:value-type="string">
            <text:p>Holdaway_Uncommon_NewZealand_2012:2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- acid rain systems</text:p>
          </table:table-cell>
          <table:table-cell table:style-name="ce36" office:value-type="string" calcext:value-type="string">
            <text:p>Holdaway_Uncommon_NewZealand_2012:2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heated ground</text:p>
          </table:table-cell>
          <table:table-cell table:style-name="ce36" office:value-type="string" calcext:value-type="string">
            <text:p>Holdaway_Uncommon_NewZealand_2012:3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hydrothermally altered ground (now cool)</text:p>
          </table:table-cell>
          <table:table-cell table:style-name="ce36" office:value-type="string" calcext:value-type="string">
            <text:p>Holdaway_Uncommon_NewZealand_2012:3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streamsides</text:p>
          </table:table-cell>
          <table:table-cell table:style-name="ce36" office:value-type="string" calcext:value-type="string">
            <text:p>Holdaway_Uncommon_NewZealand_2012:3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gravel fields</text:p>
          </table:table-cell>
          <table:table-cell table:style-name="ce36" office:value-type="string" calcext:value-type="string">
            <text:p>Holdaway_Uncommon_NewZealand_2012:3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sand plains</text:p>
          </table:table-cell>
          <table:table-cell table:style-name="ce36" office:value-type="string" calcext:value-type="string">
            <text:p>Holdaway_Uncommon_NewZealand_2012:3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umlands</text:p>
          </table:table-cell>
          <table:table-cell table:style-name="ce36" office:value-type="string" calcext:value-type="string">
            <text:p>Holdaway_Uncommon_NewZealand_2012:3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6" office:value-type="string" calcext:value-type="string">
            <text:p>Holdaway_Uncommon_NewZealand_2012:3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6" office:value-type="string" calcext:value-type="string">
            <text:p>Holdaway_Uncommon_NewZealand_2012:3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goons</text:p>
          </table:table-cell>
          <table:table-cell table:style-name="ce36" office:value-type="string" calcext:value-type="string">
            <text:p>Holdaway_Uncommon_NewZealand_2012:3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ke margins</text:p>
          </table:table-cell>
          <table:table-cell table:style-name="ce36" office:value-type="string" calcext:value-type="string">
            <text:p>Holdaway_Uncommon_NewZealand_2012:3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6" office:value-type="string" calcext:value-type="string">
            <text:p>Holdaway_Uncommon_NewZealand_2012:4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Limestone erosion pavements</text:p>
          </table:table-cell>
          <table:table-cell table:style-name="ce36" office:value-type="string" calcext:value-type="string">
            <text:p>Holdaway_Uncommon_NewZealand_2012:4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arine mammal influenced sites</text:p>
          </table:table-cell>
          <table:table-cell table:style-name="ce36" office:value-type="string" calcext:value-type="string">
            <text:p>Holdaway_Uncommon_NewZealand_2012:4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oraine</text:p>
          </table:table-cell>
          <table:table-cell table:style-name="ce36" office:value-type="string" calcext:value-type="string">
            <text:p>Holdaway_Uncommon_NewZealand_2012:4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ld tephra plains (= frost flats)</text:p>
          </table:table-cell>
          <table:table-cell table:style-name="ce36" office:value-type="string" calcext:value-type="string">
            <text:p>Holdaway_Uncommon_NewZealand_2012:4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utwash gravels</text:p>
          </table:table-cell>
          <table:table-cell table:style-name="ce36" office:value-type="string" calcext:value-type="string">
            <text:p>Holdaway_Uncommon_NewZealand_2012:4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Pakihi</text:p>
          </table:table-cell>
          <table:table-cell table:style-name="ce36" office:value-type="string" calcext:value-type="string">
            <text:p>Holdaway_Uncommon_NewZealand_2012:4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Recent lava flows</text:p>
          </table:table-cell>
          <table:table-cell table:style-name="ce36" office:value-type="string" calcext:value-type="string">
            <text:p>Holdaway_Uncommon_NewZealand_2012:4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6" office:value-type="string" calcext:value-type="string">
            <text:p>Holdaway_Uncommon_NewZealand_2012:4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calcareous rock</text:p>
          </table:table-cell>
          <table:table-cell table:style-name="ce36" office:value-type="string" calcext:value-type="string">
            <text:p>Holdaway_Uncommon_NewZealand_2012:4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siliceous-intermediate rock</text:p>
          </table:table-cell>
          <table:table-cell table:style-name="ce36" office:value-type="string" calcext:value-type="string">
            <text:p>Holdaway_Uncommon_NewZealand_2012:5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ultramafic rock</text:p>
          </table:table-cell>
          <table:table-cell table:style-name="ce36" office:value-type="string" calcext:value-type="string">
            <text:p>Holdaway_Uncommon_NewZealand_2012:5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burrowed soil</text:p>
          </table:table-cell>
          <table:table-cell table:style-name="ce36" office:value-type="string" calcext:value-type="string">
            <text:p>Holdaway_Uncommon_NewZealand_2012:5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guano deposits</text:p>
          </table:table-cell>
          <table:table-cell table:style-name="ce36" office:value-type="string" calcext:value-type="string">
            <text:p>Holdaway_Uncommon_NewZealand_2012:5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epages and flushes</text:p>
          </table:table-cell>
          <table:table-cell table:style-name="ce36" office:value-type="string" calcext:value-type="string">
            <text:p>Holdaway_Uncommon_NewZealand_2012:5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6" office:value-type="string" calcext:value-type="string">
            <text:p>Holdaway_Uncommon_NewZealand_2012:5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hingle beach</text:p>
          </table:table-cell>
          <table:table-cell table:style-name="ce36" office:value-type="string" calcext:value-type="string">
            <text:p>Holdaway_Uncommon_NewZealand_2012:5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inkholes</text:p>
          </table:table-cell>
          <table:table-cell table:style-name="ce36" office:value-type="string" calcext:value-type="string">
            <text:p>Holdaway_Uncommon_NewZealand_2012:5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nowbanks</text:p>
          </table:table-cell>
          <table:table-cell table:style-name="ce36" office:value-type="string" calcext:value-type="string">
            <text:p>Holdaway_Uncommon_NewZealand_2012:5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able sand dune</text:p>
          </table:table-cell>
          <table:table-cell table:style-name="ce36" office:value-type="string" calcext:value-type="string">
            <text:p>Holdaway_Uncommon_NewZealand_2012:5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ony beach ridge</text:p>
          </table:table-cell>
          <table:table-cell table:style-name="ce36" office:value-type="string" calcext:value-type="string">
            <text:p>Holdaway_Uncommon_NewZealand_2012:6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ring mire</text:p>
          </table:table-cell>
          <table:table-cell table:style-name="ce36" office:value-type="string" calcext:value-type="string">
            <text:p>Holdaway_Uncommon_NewZealand_2012:61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ubterranean river gravels</text:p>
          </table:table-cell>
          <table:table-cell table:style-name="ce36" office:value-type="string" calcext:value-type="string">
            <text:p>Holdaway_Uncommon_NewZealand_2012:62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Tarn</text:p>
          </table:table-cell>
          <table:table-cell table:style-name="ce36" office:value-type="string" calcext:value-type="string">
            <text:p>Holdaway_Uncommon_NewZealand_2012:63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boulderfields</text:p>
          </table:table-cell>
          <table:table-cell table:style-name="ce36" office:value-type="string" calcext:value-type="string">
            <text:p>Holdaway_Uncommon_NewZealand_2012:64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cliffs, scarps &amp; tors</text:p>
          </table:table-cell>
          <table:table-cell table:style-name="ce36" office:value-type="string" calcext:value-type="string">
            <text:p>Holdaway_Uncommon_NewZealand_2012:65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hills</text:p>
          </table:table-cell>
          <table:table-cell table:style-name="ce36" office:value-type="string" calcext:value-type="string">
            <text:p>Holdaway_Uncommon_NewZealand_2012:66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sea cliffs</text:p>
          </table:table-cell>
          <table:table-cell table:style-name="ce36" office:value-type="string" calcext:value-type="string">
            <text:p>Holdaway_Uncommon_NewZealand_2012:67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Volcanic boulderfields</text:p>
          </table:table-cell>
          <table:table-cell table:style-name="ce36" office:value-type="string" calcext:value-type="string">
            <text:p>Holdaway_Uncommon_NewZealand_2012:68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Volcanic dunes</text:p>
          </table:table-cell>
          <table:table-cell table:style-name="ce36" office:value-type="string" calcext:value-type="string">
            <text:p>Holdaway_Uncommon_NewZealand_2012:69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Young tephra plains and hillslopes</text:p>
          </table:table-cell>
          <table:table-cell table:style-name="ce36" office:value-type="string" calcext:value-type="string">
            <text:p>Holdaway_Uncommon_NewZealand_2012:70</text:p>
          </table:table-cell>
          <table:table-cell table:style-name="ce37" office:value-type="string" calcext:value-type="string">
            <text:p>Systematic:national:thematic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Oceani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AralSea_2013</text:p>
          </table:table-cell>
          <table:table-cell table:style-name="ce36" office:value-type="string" calcext:value-type="string">
            <text:p>Aral Sea</text:p>
          </table:table-cell>
          <table:table-cell table:style-name="ce34" office:value-type="string" calcext:value-type="string">
            <text:p>Keith_CS_AralSea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Uzebekistan/Kazakhstan</text:p>
          </table:table-cell>
          <table:table-cell table:style-name="ce36" office:value-type="string" calcext:value-type="string">
            <text:p>As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14 Permanen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apeFlatsSandFynbos_2013</text:p>
          </table:table-cell>
          <table:table-cell table:style-name="ce36" office:value-type="string" calcext:value-type="string">
            <text:p>Cape Sand Flats Fynbos</text:p>
          </table:table-cell>
          <table:table-cell table:style-name="ce34" office:value-type="string" calcext:value-type="string">
            <text:p>Keith_CS_CapeFlatsSandFynbo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South Africa</text:p>
          </table:table-cell>
          <table:table-cell table:style-name="ce36" office:value-type="string" calcext:value-type="string">
            <text:p>Af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4 Temperate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aribbeanCoralReefs_2013</text:p>
          </table:table-cell>
          <table:table-cell table:style-name="ce36" office:value-type="string" calcext:value-type="string">
            <text:p>Caribbean coral reefs</text:p>
          </table:table-cell>
          <table:table-cell table:style-name="ce34" office:value-type="string" calcext:value-type="string">
            <text:p>Keith_CS_CaribbeanCoralReef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arious</text:p>
          </table:table-cell>
          <table:table-cell table:style-name="ce36" office:value-type="string" calcext:value-type="string">
            <text:p>Central Americ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Neritic</text:p>
          </table:table-cell>
          <table:table-cell table:style-name="ce36" office:value-type="string" calcext:value-type="string">
            <text:p>9.8 Coral reef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oastalSandstone_2013</text:p>
          </table:table-cell>
          <table:table-cell table:style-name="ce36" office:value-type="string" calcext:value-type="string">
            <text:p>Coastal sandstone upland swamps</text:p>
          </table:table-cell>
          <table:table-cell table:style-name="ce34" office:value-type="string" calcext:value-type="string">
            <text:p>Keith_CS_CoastalSandstone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4 Bogs, Marshes, Swamps, Fens, Peatlands</text:p>
          </table:table-cell>
          <table:table-cell table:style-name="ce36" table:number-columns-repeated="2"/>
          <table:table-cell/>
          <table:table-cell table:style-name="ce36" table:number-columns-repeated="14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CoolibahBlackBox_2013</text:p>
          </table:table-cell>
          <table:table-cell table:style-name="ce36" office:value-type="string" calcext:value-type="string">
            <text:p>Coolibah Black Box woodland</text:p>
          </table:table-cell>
          <table:table-cell table:style-name="ce34" office:value-type="string" calcext:value-type="string">
            <text:p>Keith_CS_CoolibahBlackBox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office:value-type="string" calcext:value-type="string">
            <text:p>2.1 Dry Savanna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GiantKelp_2013</text:p>
          </table:table-cell>
          <table:table-cell table:style-name="ce36" office:value-type="string" calcext:value-type="string">
            <text:p>Giant kelp forests</text:p>
          </table:table-cell>
          <table:table-cell table:style-name="ce34" office:value-type="string" calcext:value-type="string">
            <text:p>Keith_CS_GiantKelp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USA</text:p>
          </table:table-cell>
          <table:table-cell table:style-name="ce36" office:value-type="string" calcext:value-type="string">
            <text:p>North Americ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Neritic</text:p>
          </table:table-cell>
          <table:table-cell table:style-name="ce36" office:value-type="string" calcext:value-type="string">
            <text:p>9.7 Macroalgal/Kelp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eith_CS_GonakierForest_2013</text:p>
          </table:table-cell>
          <table:table-cell table:style-name="ce36" office:value-type="string" calcext:value-type="string">
            <text:p>Gonakier forests of Senegal</text:p>
          </table:table-cell>
          <table:table-cell table:style-name="ce34" office:value-type="string" calcext:value-type="string">
            <text:p>Keith_CS_GonakierForest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Senegal/Mauritania</text:p>
          </table:table-cell>
          <table:table-cell table:style-name="ce36" office:value-type="string" calcext:value-type="string">
            <text:p>Af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s</text:p>
          </table:table-cell>
          <table:table-cell table:style-name="ce36" office:value-type="string" calcext:value-type="string">
            <text:p>1.5 Subtropical/Tropical Dry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Kingsford_CS_MurrayDarlingBasin_2013</text:p>
          </table:table-cell>
          <table:table-cell table:style-name="ce36" office:value-type="string" calcext:value-type="string">
            <text:p>Swamps, marshes and lakes in the Murray-Darling Basin, Australia</text:p>
          </table:table-cell>
          <table:table-cell table:style-name="ce34" office:value-type="string" calcext:value-type="string">
            <text:p>Kingsford_CS_MurrayDarlingBasin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5 Permanent Freshwater Lakes / 5.6 Seasonal/Intermittent Freshwater Lake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Lester_CS_CoorongLagoons_2013</text:p>
          </table:table-cell>
          <table:table-cell table:style-name="ce36" office:value-type="string" calcext:value-type="string">
            <text:p>Coorong lagoons</text:p>
          </table:table-cell>
          <table:table-cell table:style-name="ce34" office:value-type="string" calcext:value-type="string">
            <text:p>Lester_CS_CoorongLagoons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13. Marine Coastal/Supratidal</text:p>
          </table:table-cell>
          <table:table-cell table:style-name="ce36" office:value-type="string" calcext:value-type="string">
            <text:p>13.4 Coastal Brackish/Saline Lagoons/Marine Lake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-templado andino de Nothofagus alpina y N. obliqua</text:p>
          </table:table-cell>
          <table:table-cell table:style-name="ce36" office:value-type="string" calcext:value-type="string">
            <text:p>MAC_RLE_Chile_2015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-templado andino de Nothofagus pumilio y N. obliqua</text:p>
          </table:table-cell>
          <table:table-cell table:style-name="ce36" office:value-type="string" calcext:value-type="string">
            <text:p>MAC_RLE_Chile_2015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-templado costero de Nothofagus obliqua y Gomortega keule</text:p>
          </table:table-cell>
          <table:table-cell table:style-name="ce36" office:value-type="string" calcext:value-type="string">
            <text:p>MAC_RLE_Chile_2015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andino de Nothofagus glauca y N. obliqua</text:p>
          </table:table-cell>
          <table:table-cell table:style-name="ce36" office:value-type="string" calcext:value-type="string">
            <text:p>MAC_RLE_Chile_2015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andino de Nothofagus obliqua y Austrocedrus chilensis</text:p>
          </table:table-cell>
          <table:table-cell table:style-name="ce36" office:value-type="string" calcext:value-type="string">
            <text:p>MAC_RLE_Chile_2015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costero de Nothofagus glauca y Azara petiolaris</text:p>
          </table:table-cell>
          <table:table-cell table:style-name="ce36" office:value-type="string" calcext:value-type="string">
            <text:p>MAC_RLE_Chile_2015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costero de Nothofagus glauca y Persea lingue</text:p>
          </table:table-cell>
          <table:table-cell table:style-name="ce36" office:value-type="string" calcext:value-type="string">
            <text:p>MAC_RLE_Chile_2015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costero de Nothofagus macrocarpa y Ribes punctatum</text:p>
          </table:table-cell>
          <table:table-cell table:style-name="ce36" office:value-type="string" calcext:value-type="string">
            <text:p>MAC_RLE_Chile_2015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mediterráneo interior de Nothofagus obliqua y Cryptocarya alba</text:p>
          </table:table-cell>
          <table:table-cell table:style-name="ce36" office:value-type="string" calcext:value-type="string">
            <text:p>MAC_RLE_Chile_2015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-antiboreal andino de Nothofagus pumilio y Maytenus disticha</text:p>
          </table:table-cell>
          <table:table-cell table:style-name="ce36" office:value-type="string" calcext:value-type="string">
            <text:p>MAC_RLE_Chile_2015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alpina y Dasyphyllum diacanthoides</text:p>
          </table:table-cell>
          <table:table-cell table:style-name="ce36" office:value-type="string" calcext:value-type="string">
            <text:p>MAC_RLE_Chile_2015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alpina y N. dombeyi</text:p>
          </table:table-cell>
          <table:table-cell table:style-name="ce36" office:value-type="string" calcext:value-type="string">
            <text:p>MAC_RLE_Chile_2015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Araucaria araucana</text:p>
          </table:table-cell>
          <table:table-cell table:style-name="ce36" office:value-type="string" calcext:value-type="string">
            <text:p>MAC_RLE_Chile_2015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Azara alpina</text:p>
          </table:table-cell>
          <table:table-cell table:style-name="ce36" office:value-type="string" calcext:value-type="string">
            <text:p>MAC_RLE_Chile_2015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Berberis ilicifolia</text:p>
          </table:table-cell>
          <table:table-cell table:style-name="ce36" office:value-type="string" calcext:value-type="string">
            <text:p>MAC_RLE_Chile_2015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Chiliotrichum diffusum</text:p>
          </table:table-cell>
          <table:table-cell table:style-name="ce36" office:value-type="string" calcext:value-type="string">
            <text:p>MAC_RLE_Chile_2015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Drimys andina</text:p>
          </table:table-cell>
          <table:table-cell table:style-name="ce36" office:value-type="string" calcext:value-type="string">
            <text:p>MAC_RLE_Chile_2015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andino de Nothofagus pumilio y Ribes cucullatum</text:p>
          </table:table-cell>
          <table:table-cell table:style-name="ce36" office:value-type="string" calcext:value-type="string">
            <text:p>MAC_RLE_Chile_2015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costero de Nothofagus alpina y Persea lingue</text:p>
          </table:table-cell>
          <table:table-cell table:style-name="ce36" office:value-type="string" calcext:value-type="string">
            <text:p>MAC_RLE_Chile_2015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de Nothofagus obliqua y Laurelia sempervirens</text:p>
          </table:table-cell>
          <table:table-cell table:style-name="ce36" office:value-type="string" calcext:value-type="string">
            <text:p>MAC_RLE_Chile_2015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caducifolio templado de Nothofagus obliqua y Persea lingue</text:p>
          </table:table-cell>
          <table:table-cell table:style-name="ce36" office:value-type="string" calcext:value-type="string">
            <text:p>MAC_RLE_Chile_2015: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andino de Kageneckia angustifolia y Guindilia trinervis</text:p>
          </table:table-cell>
          <table:table-cell table:style-name="ce36" office:value-type="string" calcext:value-type="string">
            <text:p>MAC_RLE_Chile_2015: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andino de Lithrea caustica y Lomatia hirsuta</text:p>
          </table:table-cell>
          <table:table-cell table:style-name="ce36" office:value-type="string" calcext:value-type="string">
            <text:p>MAC_RLE_Chile_2015: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andino de Quillaja saponaria y Lithrea caustica</text:p>
          </table:table-cell>
          <table:table-cell table:style-name="ce36" office:value-type="string" calcext:value-type="string">
            <text:p>MAC_RLE_Chile_2015: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costero de Cryptocarya alba y Peumus boldus</text:p>
          </table:table-cell>
          <table:table-cell table:style-name="ce36" office:value-type="string" calcext:value-type="string">
            <text:p>MAC_RLE_Chile_2015: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costero de Lithrea caustica y Azara integrifolia</text:p>
          </table:table-cell>
          <table:table-cell table:style-name="ce36" office:value-type="string" calcext:value-type="string">
            <text:p>MAC_RLE_Chile_2015: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costero de Lithrea caustica y Cryptocarya alba</text:p>
          </table:table-cell>
          <table:table-cell table:style-name="ce36" office:value-type="string" calcext:value-type="string">
            <text:p>MAC_RLE_Chile_2015: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mediterráneo interior de Lithrea caustica y Peumus boldus</text:p>
          </table:table-cell>
          <table:table-cell table:style-name="ce36" office:value-type="string" calcext:value-type="string">
            <text:p>MAC_RLE_Chile_2015:2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clerofilo psamófilo mediterráneo interior de Quillaja saponaria y Fabiana imbricata</text:p>
          </table:table-cell>
          <table:table-cell table:style-name="ce36" office:value-type="string" calcext:value-type="string">
            <text:p>MAC_RLE_Chile_2015:2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de mediterráneo andino Acacia caven y Baccharis paniculata</text:p>
          </table:table-cell>
          <table:table-cell table:style-name="ce36" office:value-type="string" calcext:value-type="string">
            <text:p>MAC_RLE_Chile_2015:3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mediterráneo costero de Acacia caven y Maytenus boaria</text:p>
          </table:table-cell>
          <table:table-cell table:style-name="ce36" office:value-type="string" calcext:value-type="string">
            <text:p>MAC_RLE_Chile_2015:3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mediterráneo interior de Acacia caven y Lithrea caustica</text:p>
          </table:table-cell>
          <table:table-cell table:style-name="ce36" office:value-type="string" calcext:value-type="string">
            <text:p>MAC_RLE_Chile_2015:3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mediterráneo interior de Acacia caven y Prosopis chilensis</text:p>
          </table:table-cell>
          <table:table-cell table:style-name="ce36" office:value-type="string" calcext:value-type="string">
            <text:p>MAC_RLE_Chile_2015:3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tropical andino de Browningia candelaris y Corryocactus brevistylus</text:p>
          </table:table-cell>
          <table:table-cell table:style-name="ce36" office:value-type="string" calcext:value-type="string">
            <text:p>MAC_RLE_Chile_2015:3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tropical interior de Geoffroea decorticans y Prosopis alba</text:p>
          </table:table-cell>
          <table:table-cell table:style-name="ce36" office:value-type="string" calcext:value-type="string">
            <text:p>MAC_RLE_Chile_2015:3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espinoso tropical interior de Prosopis tamarugo y Tessaria absinthiodes</text:p>
          </table:table-cell>
          <table:table-cell table:style-name="ce36" office:value-type="string" calcext:value-type="string">
            <text:p>MAC_RLE_Chile_2015:3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laurifolio templado costero de Aextoxicon punctatum y Laurelia sempervirens</text:p>
          </table:table-cell>
          <table:table-cell table:style-name="ce36" office:value-type="string" calcext:value-type="string">
            <text:p>MAC_RLE_Chile_2015:3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laurifolio templado costero de Weinmannia trichosperma y Laureliopsis philippiana</text:p>
          </table:table-cell>
          <table:table-cell table:style-name="ce36" office:value-type="string" calcext:value-type="string">
            <text:p>MAC_RLE_Chile_2015:3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laurifolio templado interior de Nothofagus dombeyi y Eucryphia cordifolia</text:p>
          </table:table-cell>
          <table:table-cell table:style-name="ce36" office:value-type="string" calcext:value-type="string">
            <text:p>MAC_RLE_Chile_2015:3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mixto templado-antiboreal andino de Nothofagus betuloides y Nothofagus pumilio</text:p>
          </table:table-cell>
          <table:table-cell table:style-name="ce36" office:value-type="string" calcext:value-type="string">
            <text:p>MAC_RLE_Chile_2015:4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mixto templado costero de Nothofagus dombeyi y N. obliqua</text:p>
          </table:table-cell>
          <table:table-cell table:style-name="ce36" office:value-type="string" calcext:value-type="string">
            <text:p>MAC_RLE_Chile_2015:4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Araucaria araucana y Festuca scabriuscula</text:p>
          </table:table-cell>
          <table:table-cell table:style-name="ce36" office:value-type="string" calcext:value-type="string">
            <text:p>MAC_RLE_Chile_2015:4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Araucaria araucana y Nothofagus dombeyi</text:p>
          </table:table-cell>
          <table:table-cell table:style-name="ce36" office:value-type="string" calcext:value-type="string">
            <text:p>MAC_RLE_Chile_2015:4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Austrocedrus chilensis y Nothofagus dombeyi</text:p>
          </table:table-cell>
          <table:table-cell table:style-name="ce36" office:value-type="string" calcext:value-type="string">
            <text:p>MAC_RLE_Chile_2015:4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andino de Fitzroya cupressoides</text:p>
          </table:table-cell>
          <table:table-cell table:style-name="ce36" office:value-type="string" calcext:value-type="string">
            <text:p>MAC_RLE_Chile_2015:4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Araucaria araucana</text:p>
          </table:table-cell>
          <table:table-cell table:style-name="ce36" office:value-type="string" calcext:value-type="string">
            <text:p>MAC_RLE_Chile_2015:4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Fitzroya cupressoides</text:p>
          </table:table-cell>
          <table:table-cell table:style-name="ce36" office:value-type="string" calcext:value-type="string">
            <text:p>MAC_RLE_Chile_2015:4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Pilgerodendron uvifera y Astelia pumila</text:p>
          </table:table-cell>
          <table:table-cell table:style-name="ce36" office:value-type="string" calcext:value-type="string">
            <text:p>MAC_RLE_Chile_2015:4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resinoso templado costero de Pilgerodendron uvifera y Tepualia stipularis</text:p>
          </table:table-cell>
          <table:table-cell table:style-name="ce36" office:value-type="string" calcext:value-type="string">
            <text:p>MAC_RLE_Chile_2015:4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mixto templado andino de Nothofagus betuloides y Berberis serrato-dentata</text:p>
          </table:table-cell>
          <table:table-cell table:style-name="ce36" office:value-type="string" calcext:value-type="string">
            <text:p>MAC_RLE_Chile_2015:5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betuloides y Chusquea macrostachya</text:p>
          </table:table-cell>
          <table:table-cell table:style-name="ce36" office:value-type="string" calcext:value-type="string">
            <text:p>MAC_RLE_Chile_2015:5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betuloides y Laureliopsis philippiana</text:p>
          </table:table-cell>
          <table:table-cell table:style-name="ce36" office:value-type="string" calcext:value-type="string">
            <text:p>MAC_RLE_Chile_2015:5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dombeyi y Gaultheria phillyreifolia</text:p>
          </table:table-cell>
          <table:table-cell table:style-name="ce36" office:value-type="string" calcext:value-type="string">
            <text:p>MAC_RLE_Chile_2015:5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andino de Nothofagus dombeyi y Saxegothaea conspicua</text:p>
          </table:table-cell>
          <table:table-cell table:style-name="ce36" office:value-type="string" calcext:value-type="string">
            <text:p>MAC_RLE_Chile_2015:5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costero de Nothofagus betuloides y Drimys winteri</text:p>
          </table:table-cell>
          <table:table-cell table:style-name="ce36" office:value-type="string" calcext:value-type="string">
            <text:p>MAC_RLE_Chile_2015:5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costero de Nothofagus betuloides y Embothrium coccineum</text:p>
          </table:table-cell>
          <table:table-cell table:style-name="ce36" office:value-type="string" calcext:value-type="string">
            <text:p>MAC_RLE_Chile_2015:5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interior de Nothofagus betuloides y Desfontainia spinosa</text:p>
          </table:table-cell>
          <table:table-cell table:style-name="ce36" office:value-type="string" calcext:value-type="string">
            <text:p>MAC_RLE_Chile_2015:5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Bosque siempreverde templado interior de Nothofagus nitida y Podocarpus nubigena</text:p>
          </table:table-cell>
          <table:table-cell table:style-name="ce36" office:value-type="string" calcext:value-type="string">
            <text:p>MAC_RLE_Chile_2015:5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Desierto tropical costero con vegetación escasa</text:p>
          </table:table-cell>
          <table:table-cell table:style-name="ce36" office:value-type="string" calcext:value-type="string">
            <text:p>MAC_RLE_Chile_2015:5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Desierto tropical interior con vegetación escasa</text:p>
          </table:table-cell>
          <table:table-cell table:style-name="ce36" office:value-type="string" calcext:value-type="string">
            <text:p>MAC_RLE_Chile_2015:6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mediterránea-templada de Festuca pallescens y Mulinum spinosum</text:p>
          </table:table-cell>
          <table:table-cell table:style-name="ce36" office:value-type="string" calcext:value-type="string">
            <text:p>MAC_RLE_Chile_2015:6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mediterránea-templada oriental de Festuca gracillima</text:p>
          </table:table-cell>
          <table:table-cell table:style-name="ce36" office:value-type="string" calcext:value-type="string">
            <text:p>MAC_RLE_Chile_2015:6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templada oriental de Festuca gracillima y Chiliotrichum diffusum</text:p>
          </table:table-cell>
          <table:table-cell table:style-name="ce36" office:value-type="string" calcext:value-type="string">
            <text:p>MAC_RLE_Chile_2015:6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templada oriental de Festuca gracillima y Empetrum rubrum</text:p>
          </table:table-cell>
          <table:table-cell table:style-name="ce36" office:value-type="string" calcext:value-type="string">
            <text:p>MAC_RLE_Chile_2015:6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Estepa templada oriental de Festuca gracillima y Mulinum spinosum</text:p>
          </table:table-cell>
          <table:table-cell table:style-name="ce36" office:value-type="string" calcext:value-type="string">
            <text:p>MAC_RLE_Chile_2015:6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antiboreal andino de Nassauvia pygmaea y N. lagascae</text:p>
          </table:table-cell>
          <table:table-cell table:style-name="ce36" office:value-type="string" calcext:value-type="string">
            <text:p>MAC_RLE_Chile_2015:6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mediterráneo andino de O. adenophylla y Pozoa coriacea</text:p>
          </table:table-cell>
          <table:table-cell table:style-name="ce36" office:value-type="string" calcext:value-type="string">
            <text:p>MAC_RLE_Chile_2015:6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mediterráneo de Nastanthus spathulatus y Menonvillea spathulata</text:p>
          </table:table-cell>
          <table:table-cell table:style-name="ce36" office:value-type="string" calcext:value-type="string">
            <text:p>MAC_RLE_Chile_2015:6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templado andino de Nassauvia dentata y Senecio portalesianus</text:p>
          </table:table-cell>
          <table:table-cell table:style-name="ce36" office:value-type="string" calcext:value-type="string">
            <text:p>MAC_RLE_Chile_2015:6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Herbazal tropical andino de Chaetanthera sphaeroidalis</text:p>
          </table:table-cell>
          <table:table-cell table:style-name="ce36" office:value-type="string" calcext:value-type="string">
            <text:p>MAC_RLE_Chile_2015:7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caducifolio templado-antiboreal andino de Nothofagus antarctica y Chiliotrichum diffusum</text:p>
          </table:table-cell>
          <table:table-cell table:style-name="ce36" office:value-type="string" calcext:value-type="string">
            <text:p>MAC_RLE_Chile_2015:7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caducifolio templado de Nothofagus antarctica y Berberis microphylla</text:p>
          </table:table-cell>
          <table:table-cell table:style-name="ce36" office:value-type="string" calcext:value-type="string">
            <text:p>MAC_RLE_Chile_2015:7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esclerofilo mediterráneo costero de Peumus boldus y Schinus latifolius</text:p>
          </table:table-cell>
          <table:table-cell table:style-name="ce36" office:value-type="string" calcext:value-type="string">
            <text:p>MAC_RLE_Chile_2015:7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arborescente esclerofilo mediterráneo interior Quillaja saponaria y Porlieria chilensis</text:p>
          </table:table-cell>
          <table:table-cell table:style-name="ce36" office:value-type="string" calcext:value-type="string">
            <text:p>MAC_RLE_Chile_2015:7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mediterráneo andino de Senecio proteus y Haplopappus baylahuen</text:p>
          </table:table-cell>
          <table:table-cell table:style-name="ce36" office:value-type="string" calcext:value-type="string">
            <text:p>MAC_RLE_Chile_2015:7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-mediterráneo andino de Atriplex imbricata</text:p>
          </table:table-cell>
          <table:table-cell table:style-name="ce36" office:value-type="string" calcext:value-type="string">
            <text:p>MAC_RLE_Chile_2015:7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 andino de Atriplex imbricata y Acantholippia deserticola</text:p>
          </table:table-cell>
          <table:table-cell table:style-name="ce36" office:value-type="string" calcext:value-type="string">
            <text:p>MAC_RLE_Chile_2015:7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 interior de Adesmia atacamensis y Cistanthe salsoloides</text:p>
          </table:table-cell>
          <table:table-cell table:style-name="ce36" office:value-type="string" calcext:value-type="string">
            <text:p>MAC_RLE_Chile_2015:7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desértico tropical interior de Nolana leptophylla y Cistanthe salsoloides</text:p>
          </table:table-cell>
          <table:table-cell table:style-name="ce36" office:value-type="string" calcext:value-type="string">
            <text:p>MAC_RLE_Chile_2015:7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emplado andino de Adesmia longipes y Senecio bipontini</text:p>
          </table:table-cell>
          <table:table-cell table:style-name="ce36" office:value-type="string" calcext:value-type="string">
            <text:p>MAC_RLE_Chile_2015:8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andino de Chuquiraga oppositifolia y Discaria articulata</text:p>
          </table:table-cell>
          <table:table-cell table:style-name="ce36" office:value-type="string" calcext:value-type="string">
            <text:p>MAC_RLE_Chile_2015:8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andino de Chuquiraga oppositifolia y Nardophyllum lanatum</text:p>
          </table:table-cell>
          <table:table-cell table:style-name="ce36" office:value-type="string" calcext:value-type="string">
            <text:p>MAC_RLE_Chile_2015:8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andino de Laretia acaulis y Berberis empetrifolia</text:p>
          </table:table-cell>
          <table:table-cell table:style-name="ce36" office:value-type="string" calcext:value-type="string">
            <text:p>MAC_RLE_Chile_2015:8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mediterráneo costero de Chuquiraga oppositifolia y Mulinum spinosum</text:p>
          </table:table-cell>
          <table:table-cell table:style-name="ce36" office:value-type="string" calcext:value-type="string">
            <text:p>MAC_RLE_Chile_2015:8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emplado-antiboreal andino de Bolax gummifera y Azorella selago</text:p>
          </table:table-cell>
          <table:table-cell table:style-name="ce36" office:value-type="string" calcext:value-type="string">
            <text:p>MAC_RLE_Chile_2015:8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emplado andino de Discaria chacaye y Berberis empetrifolia</text:p>
          </table:table-cell>
          <table:table-cell table:style-name="ce36" office:value-type="string" calcext:value-type="string">
            <text:p>MAC_RLE_Chile_2015:8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-mediterráneo andino de Adesmia hystrix y Ephedra breana</text:p>
          </table:table-cell>
          <table:table-cell table:style-name="ce36" office:value-type="string" calcext:value-type="string">
            <text:p>MAC_RLE_Chile_2015:8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-mediterráneo andino de Adesmia subterranea y Adesmia echinus</text:p>
          </table:table-cell>
          <table:table-cell table:style-name="ce36" office:value-type="string" calcext:value-type="string">
            <text:p>MAC_RLE_Chile_2015:8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Adesmia frigida y Stipa frigida</text:p>
          </table:table-cell>
          <table:table-cell table:style-name="ce36" office:value-type="string" calcext:value-type="string">
            <text:p>MAC_RLE_Chile_2015:8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Artemisia copa y Stipa frigida</text:p>
          </table:table-cell>
          <table:table-cell table:style-name="ce36" office:value-type="string" calcext:value-type="string">
            <text:p>MAC_RLE_Chile_2015:9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Azorella compacta y Pycnophyllum molle</text:p>
          </table:table-cell>
          <table:table-cell table:style-name="ce36" office:value-type="string" calcext:value-type="string">
            <text:p>MAC_RLE_Chile_2015:9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bryoides y Parastrephia quadrangularis</text:p>
          </table:table-cell>
          <table:table-cell table:style-name="ce36" office:value-type="string" calcext:value-type="string">
            <text:p>MAC_RLE_Chile_2015:9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denudata y Chuquiraga atacamensis</text:p>
          </table:table-cell>
          <table:table-cell table:style-name="ce36" office:value-type="string" calcext:value-type="string">
            <text:p>MAC_RLE_Chile_2015:9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ramulosa y Diplostephium meyenii</text:p>
          </table:table-cell>
          <table:table-cell table:style-name="ce36" office:value-type="string" calcext:value-type="string">
            <text:p>MAC_RLE_Chile_2015:9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Fabiana squamata y Festuca chrysophylla</text:p>
          </table:table-cell>
          <table:table-cell table:style-name="ce36" office:value-type="string" calcext:value-type="string">
            <text:p>MAC_RLE_Chile_2015:9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Mulinum crassifolium y Urbania pappigera</text:p>
          </table:table-cell>
          <table:table-cell table:style-name="ce36" office:value-type="string" calcext:value-type="string">
            <text:p>MAC_RLE_Chile_2015:9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Parastrephia lepidophylla y P. qudrangularis</text:p>
          </table:table-cell>
          <table:table-cell table:style-name="ce36" office:value-type="string" calcext:value-type="string">
            <text:p>MAC_RLE_Chile_2015:9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Parastrephia lucida y Azorella compacta</text:p>
          </table:table-cell>
          <table:table-cell table:style-name="ce36" office:value-type="string" calcext:value-type="string">
            <text:p>MAC_RLE_Chile_2015:9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bajo tropical andino de Parastrephia lucida y Festuca orthophylla</text:p>
          </table:table-cell>
          <table:table-cell table:style-name="ce36" office:value-type="string" calcext:value-type="string">
            <text:p>MAC_RLE_Chile_2015:9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caducifolio templado andino de Nothofagus antarctica</text:p>
          </table:table-cell>
          <table:table-cell table:style-name="ce36" office:value-type="string" calcext:value-type="string">
            <text:p>MAC_RLE_Chile_2015:10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caducifolio templado andino de Nothofagus antarctica y Empetrum rubrum</text:p>
          </table:table-cell>
          <table:table-cell table:style-name="ce36" office:value-type="string" calcext:value-type="string">
            <text:p>MAC_RLE_Chile_2015:10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Copiapoa boliviana y Heliotropium pycnophyllum</text:p>
          </table:table-cell>
          <table:table-cell table:style-name="ce36" office:value-type="string" calcext:value-type="string">
            <text:p>MAC_RLE_Chile_2015:10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Bahia ambrosioides y Puya chilensis</text:p>
          </table:table-cell>
          <table:table-cell table:style-name="ce36" office:value-type="string" calcext:value-type="string">
            <text:p>MAC_RLE_Chile_2015:10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Euphorbia lactiflua y Eulychnia iquiquensis</text:p>
          </table:table-cell>
          <table:table-cell table:style-name="ce36" office:value-type="string" calcext:value-type="string">
            <text:p>MAC_RLE_Chile_2015:10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Euphorbia lactiflua y Eulychnia saint-pieana</text:p>
          </table:table-cell>
          <table:table-cell table:style-name="ce36" office:value-type="string" calcext:value-type="string">
            <text:p>MAC_RLE_Chile_2015:10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Gypothamnium pinifolium y Heliotropium pycnophyllum</text:p>
          </table:table-cell>
          <table:table-cell table:style-name="ce36" office:value-type="string" calcext:value-type="string">
            <text:p>MAC_RLE_Chile_2015:10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Heliotropium eremogenum y Eulychnia morromorenoensis</text:p>
          </table:table-cell>
          <table:table-cell table:style-name="ce36" office:value-type="string" calcext:value-type="string">
            <text:p>MAC_RLE_Chile_2015:10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Heliotropium floridum y Atriplex clivicola</text:p>
          </table:table-cell>
          <table:table-cell table:style-name="ce36" office:value-type="string" calcext:value-type="string">
            <text:p>MAC_RLE_Chile_2015:10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Oxalis gigantea y Eulychnia breviflora</text:p>
          </table:table-cell>
          <table:table-cell table:style-name="ce36" office:value-type="string" calcext:value-type="string">
            <text:p>MAC_RLE_Chile_2015:10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costero de Oxalis gigantea y Heliotropium stenophyllum</text:p>
          </table:table-cell>
          <table:table-cell table:style-name="ce36" office:value-type="string" calcext:value-type="string">
            <text:p>MAC_RLE_Chile_2015:1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Adesmia argentea y Bulnesia chilensis</text:p>
          </table:table-cell>
          <table:table-cell table:style-name="ce36" office:value-type="string" calcext:value-type="string">
            <text:p>MAC_RLE_Chile_2015:1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Flourensia thurifera y Colliguaja odorifera</text:p>
          </table:table-cell>
          <table:table-cell table:style-name="ce36" office:value-type="string" calcext:value-type="string">
            <text:p>MAC_RLE_Chile_2015:1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Heliotropium stenophyllum y Flourensia thurifera</text:p>
          </table:table-cell>
          <table:table-cell table:style-name="ce36" office:value-type="string" calcext:value-type="string">
            <text:p>MAC_RLE_Chile_2015:1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Oxyphyllum ulicinum y Gymnophyton foliosum</text:p>
          </table:table-cell>
          <table:table-cell table:style-name="ce36" office:value-type="string" calcext:value-type="string">
            <text:p>MAC_RLE_Chile_2015:1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mediterráneo interior de Skytanthus acutus y Atriplex deserticola</text:p>
          </table:table-cell>
          <table:table-cell table:style-name="ce36" office:value-type="string" calcext:value-type="string">
            <text:p>MAC_RLE_Chile_2015:1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costero de Ephedra breana y Eulychnia iquiquensis</text:p>
          </table:table-cell>
          <table:table-cell table:style-name="ce36" office:value-type="string" calcext:value-type="string">
            <text:p>MAC_RLE_Chile_2015:1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costero de Nolana adansonii y N. lycioides</text:p>
          </table:table-cell>
          <table:table-cell table:style-name="ce36" office:value-type="string" calcext:value-type="string">
            <text:p>MAC_RLE_Chile_2015:1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interior de Atriplex atacamensis y Tessaria absinthioides</text:p>
          </table:table-cell>
          <table:table-cell table:style-name="ce36" office:value-type="string" calcext:value-type="string">
            <text:p>MAC_RLE_Chile_2015:1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interior de Huidobria chilensis y Nolana leptophylla</text:p>
          </table:table-cell>
          <table:table-cell table:style-name="ce36" office:value-type="string" calcext:value-type="string">
            <text:p>MAC_RLE_Chile_2015:1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desértico tropical interior Malesherbia auristipulata y Tarasa rahmeri</text:p>
          </table:table-cell>
          <table:table-cell table:style-name="ce36" office:value-type="string" calcext:value-type="string">
            <text:p>MAC_RLE_Chile_2015:1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espinoso mediterráneo interior de Puya coerulea y Colliguaja odorifera</text:p>
          </table:table-cell>
          <table:table-cell table:style-name="ce36" office:value-type="string" calcext:value-type="string">
            <text:p>MAC_RLE_Chile_2015:12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espinoso mediterráneo interior de Trevoa quinquinervia y Colliguaja odorifera</text:p>
          </table:table-cell>
          <table:table-cell table:style-name="ce36" office:value-type="string" calcext:value-type="string">
            <text:p>MAC_RLE_Chile_2015:12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Matorral siempreverde templado costero de Pilgerodendron uvifera y Nothofagus nitida</text:p>
          </table:table-cell>
          <table:table-cell table:style-name="ce36" office:value-type="string" calcext:value-type="string">
            <text:p>MAC_RLE_Chile_2015:12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antiboreal costera de Astelia pumila y Donatia fascicularis</text:p>
          </table:table-cell>
          <table:table-cell table:style-name="ce36" office:value-type="string" calcext:value-type="string">
            <text:p>MAC_RLE_Chile_2015:12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antiboreal costera de Bolax bovei y Phyllachne uliginosa</text:p>
          </table:table-cell>
          <table:table-cell table:style-name="ce36" office:value-type="string" calcext:value-type="string">
            <text:p>MAC_RLE_Chile_2015:12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templada-antiboreal interior de Sphagnum magellanicum y Schoenus antarcticus</text:p>
          </table:table-cell>
          <table:table-cell table:style-name="ce36" office:value-type="string" calcext:value-type="string">
            <text:p>MAC_RLE_Chile_2015:12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6" office:value-type="string" calcext:value-type="string">
            <text:p>MAC_RLE_Chile_2015</text:p>
          </table:table-cell>
          <table:table-cell table:style-name="ce36" office:value-type="string" calcext:value-type="string">
            <text:p>Turbera templada costera de Donatia fascicularis y Oreobolus obtusangulus</text:p>
          </table:table-cell>
          <table:table-cell table:style-name="ce36" office:value-type="string" calcext:value-type="string">
            <text:p>MAC_RLE_Chile_2015:12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Chile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table:number-columns-repeated="19"/>
          <table:table-cell table:number-columns-repeated="998"/>
        </table:table-row>
        <table:table-row table:style-name="ro11">
          <table:table-cell table:style-name="ce34" office:value-type="string" calcext:value-type="string">
            <text:p>MacNally_RiverRedGum_2013</text:p>
          </table:table-cell>
          <table:table-cell table:style-name="ce36" office:value-type="string" calcext:value-type="string">
            <text:p>River red gum and black box</text:p>
          </table:table-cell>
          <table:table-cell table:style-name="ce34" office:value-type="string" calcext:value-type="string">
            <text:p>MacNally_RiverRedGum_2013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</text:p>
          </table:table-cell>
          <table:table-cell table:style-name="ce36" office:value-type="string" calcext:value-type="string">
            <text:p>5.1 Permanent Rivers, Streams, Creek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Mahoney_USA_EstuarineEcosystem_2017</text:p>
          </table:table-cell>
          <table:table-cell table:style-name="ce45" office:value-type="string" calcext:value-type="string">
            <text:p>Chesapeake Bay</text:p>
          </table:table-cell>
          <table:table-cell table:style-name="ce34" office:value-type="string" calcext:value-type="string">
            <text:p>Mahoney_USA_EstuarineEcosystem_2017:1</text:p>
          </table:table-cell>
          <table:table-cell table:style-name="ce48" office:value-type="string" calcext:value-type="string">
            <text:p>Strategic</text:p>
          </table:table-cell>
          <table:table-cell table:style-name="ce45" office:value-type="string" calcext:value-type="string">
            <text:p>USA</text:p>
          </table:table-cell>
          <table:table-cell table:style-name="ce45" office:value-type="string" calcext:value-type="string">
            <text:p>North America</text:p>
          </table:table-cell>
          <table:table-cell table:style-name="ce45" office:value-type="string" calcext:value-type="string">
            <text:p>Marine</text:p>
          </table:table-cell>
          <table:table-cell table:style-name="ce45" table:number-columns-repeated="4"/>
          <table:table-cell table:style-name="ce36" table:number-columns-repeated="15"/>
          <table:table-cell table:number-columns-repeated="998"/>
        </table:table-row>
        <table:table-row table:style-name="ro11">
          <table:table-cell table:style-name="ce34" office:value-type="string" calcext:value-type="string">
            <text:p>Metcalfe_Australia_WetTropics_2015</text:p>
          </table:table-cell>
          <table:table-cell table:style-name="ce36" office:value-type="string" calcext:value-type="string">
            <text:p>Coastal lowland rainforests of the Wet Tropics Bioregion, Queensland, Australia</text:p>
          </table:table-cell>
          <table:table-cell table:style-name="ce34" office:value-type="string" calcext:value-type="string">
            <text:p>Metcalfe_Australia_WetTropics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6 Subtropical/Tropical Moist Lowland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Moat_CS_TapiaForest_2013</text:p>
          </table:table-cell>
          <table:table-cell table:style-name="ce36" office:value-type="string" calcext:value-type="string">
            <text:p>Tapia Forest</text:p>
          </table:table-cell>
          <table:table-cell table:style-name="ce34" office:value-type="string" calcext:value-type="string">
            <text:p>Moat_CS_TapiaForest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Madagascar</text:p>
          </table:table-cell>
          <table:table-cell table:style-name="ce36" office:value-type="string" calcext:value-type="string">
            <text:p>Af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5 Subtropical/Tropical Dry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Murray_China_TidalFlats_2015</text:p>
          </table:table-cell>
          <table:table-cell table:style-name="ce36" office:value-type="string" calcext:value-type="string">
            <text:p>Tidal Flats of the Yellow Sea</text:p>
          </table:table-cell>
          <table:table-cell table:style-name="ce34" office:value-type="string" calcext:value-type="string">
            <text:p>Murray_China_TidalFlats_2015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arious</text:p>
          </table:table-cell>
          <table:table-cell table:style-name="ce36" office:value-type="string" calcext:value-type="string">
            <text:p>Asia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9. Marine - Neritic?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OliveiraMiranda_CS_TepuiShrublands_2013</text:p>
          </table:table-cell>
          <table:table-cell table:style-name="ce36" office:value-type="string" calcext:value-type="string">
            <text:p>Tepui shrubland</text:p>
          </table:table-cell>
          <table:table-cell table:style-name="ce34" office:value-type="string" calcext:value-type="string">
            <text:p>OliveiraMiranda_CS_TepuiShrubland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office:value-type="string" calcext:value-type="string">
            <text:p>3.6 Subtropical / Tropical Moi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</text:p>
          </table:table-cell>
          <table:table-cell table:style-name="ce36" office:value-type="string" calcext:value-type="string">
            <text:p>OliveiraMiranda_RLE_Venezuela_2010: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6" office:value-type="string" calcext:value-type="string">
            <text:p>OliveiraMiranda_RLE_Venezuela_2010: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6" office:value-type="string" calcext:value-type="string">
            <text:p>OliveiraMiranda_RLE_Venezuela_2010: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6" office:value-type="string" calcext:value-type="string">
            <text:p>OliveiraMiranda_RLE_Venezuela_2010: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6" office:value-type="string" calcext:value-type="string">
            <text:p>OliveiraMiranda_RLE_Venezuela_2010: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6" office:value-type="string" calcext:value-type="string">
            <text:p>OliveiraMiranda_RLE_Venezuela_2010: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6" office:value-type="string" calcext:value-type="string">
            <text:p>OliveiraMiranda_RLE_Venezuela_2010: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6" office:value-type="string" calcext:value-type="string">
            <text:p>OliveiraMiranda_RLE_Venezuela_2010: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6" office:value-type="string" calcext:value-type="string">
            <text:p>OliveiraMiranda_RLE_Venezuela_2010: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6" office:value-type="string" calcext:value-type="string">
            <text:p>OliveiraMiranda_RLE_Venezuela_2010:1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ribereños</text:p>
          </table:table-cell>
          <table:table-cell table:style-name="ce36" office:value-type="string" calcext:value-type="string">
            <text:p>OliveiraMiranda_RLE_Venezuela_2010:11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y herbazales parameros</text:p>
          </table:table-cell>
          <table:table-cell table:style-name="ce36" office:value-type="string" calcext:value-type="string">
            <text:p>OliveiraMiranda_RLE_Venezuela_2010:12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6" office:value-type="string" calcext:value-type="string">
            <text:p>OliveiraMiranda_RLE_Venezuela_2010:13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hrub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6" office:value-type="string" calcext:value-type="string">
            <text:p>OliveiraMiranda_RLE_Venezuela_2010:14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6" office:value-type="string" calcext:value-type="string">
            <text:p>OliveiraMiranda_RLE_Venezuela_2010:15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6" office:value-type="string" calcext:value-type="string">
            <text:p>OliveiraMiranda_RLE_Venezuela_2010:16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2. Savanna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6" office:value-type="string" calcext:value-type="string">
            <text:p>OliveiraMiranda_RLE_Venezuela_2010:17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arbustivos sobre arena blanca</text:p>
          </table:table-cell>
          <table:table-cell table:style-name="ce36" office:value-type="string" calcext:value-type="string">
            <text:p>OliveiraMiranda_RLE_Venezuela_2010:18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6" office:value-type="string" calcext:value-type="string">
            <text:p>OliveiraMiranda_RLE_Venezuela_2010:19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Vegetación saxícola</text:p>
          </table:table-cell>
          <table:table-cell table:style-name="ce36" office:value-type="string" calcext:value-type="string">
            <text:p>OliveiraMiranda_RLE_Venezuela_2010:20</text:p>
          </table:table-cell>
          <table:table-cell table:style-name="ce38" office:value-type="string" calcext:value-type="string">
            <text:p>Systematic: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South Americ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3. Scrubland?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Pisanu_Australia_LakeEyre_2015</text:p>
          </table:table-cell>
          <table:table-cell table:style-name="ce36" office:value-type="string" calcext:value-type="string">
            <text:p>Connected Wetlands of the Lake Eyre</text:p>
          </table:table-cell>
          <table:table-cell table:style-name="ce34" office:value-type="string" calcext:value-type="string">
            <text:p>Pisanu_Australia_LakeEyre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4 Bogs, Marshes, Swamps, Fens, Peatland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Poulin_CS_EuropeanReedbeds_2013</text:p>
          </table:table-cell>
          <table:table-cell table:style-name="ce36" office:value-type="string" calcext:value-type="string">
            <text:p>Reedbeds, Europe</text:p>
          </table:table-cell>
          <table:table-cell table:style-name="ce34" office:value-type="string" calcext:value-type="string">
            <text:p>Poulin_CS_EuropeanReedbeds_2013:1</text:p>
          </table:table-cell>
          <table:table-cell table:style-name="ce37" office:value-type="string" calcext:value-type="string">
            <text:p>Strategic</text:p>
          </table:table-cell>
          <table:table-cell table:style-name="ce36" office:value-type="string" calcext:value-type="string">
            <text:p>Various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Marine</text:p>
          </table:table-cell>
          <table:table-cell table:style-name="ce36" office:value-type="string" calcext:value-type="string">
            <text:p>13. Marine Coastal/Supratidal</text:p>
          </table:table-cell>
          <table:table-cell table:style-name="ce36" office:value-type="string" calcext:value-type="string">
            <text:p>13.4 Coastal Brackish/Saline Lagoons/Marine Lake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Riecken_CS_RaisedBogs_2013</text:p>
          </table:table-cell>
          <table:table-cell table:style-name="ce36" office:value-type="string" calcext:value-type="string">
            <text:p>Raised bogs</text:p>
          </table:table-cell>
          <table:table-cell table:style-name="ce34" office:value-type="string" calcext:value-type="string">
            <text:p>Riecken_CS_RaisedBogs_2013:1</text:p>
          </table:table-cell>
          <table:table-cell table:style-name="ce37" office:value-type="string" calcext:value-type="string">
            <text:p>Systematic:national</text:p>
          </table:table-cell>
          <table:table-cell table:style-name="ce36" office:value-type="string" calcext:value-type="string">
            <text:p>Germany</text:p>
          </table:table-cell>
          <table:table-cell table:style-name="ce36" office:value-type="string" calcext:value-type="string">
            <text:p>Europe</text:p>
          </table:table-cell>
          <table:table-cell table:style-name="ce36" office:value-type="string" calcext:value-type="string">
            <text:p>Freshwater</text:p>
          </table:table-cell>
          <table:table-cell table:style-name="ce36" office:value-type="string" calcext:value-type="string">
            <text:p>5. Wetlands (inland)</text:p>
          </table:table-cell>
          <table:table-cell table:style-name="ce36" office:value-type="string" calcext:value-type="string">
            <text:p>5.4 Bogs, Marshes, Swamps, Fens, Peatlands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Contatos</text:p>
          </table:table-cell>
          <table:table-cell table:style-name="ce37" office:value-type="string" calcext:value-type="string">
            <text:p>Texeira_MataAtlantica_2013: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Estepe</text:p>
          </table:table-cell>
          <table:table-cell table:style-name="ce37" office:value-type="string" calcext:value-type="string">
            <text:p>Texeira_MataAtlantica_2013:2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Estacional Decidual</text:p>
          </table:table-cell>
          <table:table-cell table:style-name="ce37" office:value-type="string" calcext:value-type="string">
            <text:p>Texeira_MataAtlantica_2013:3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Estacional Semidecidual</text:p>
          </table:table-cell>
          <table:table-cell table:style-name="ce37" office:value-type="string" calcext:value-type="string">
            <text:p>Texeira_MataAtlantica_2013:4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Ombrófila Aberta</text:p>
          </table:table-cell>
          <table:table-cell table:style-name="ce37" office:value-type="string" calcext:value-type="string">
            <text:p>Texeira_MataAtlantica_2013:5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Ombrófila Mista</text:p>
          </table:table-cell>
          <table:table-cell table:style-name="ce37" office:value-type="string" calcext:value-type="string">
            <text:p>Texeira_MataAtlantica_2013:6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loresta Ombrófila densa</text:p>
          </table:table-cell>
          <table:table-cell table:style-name="ce37" office:value-type="string" calcext:value-type="string">
            <text:p>Texeira_MataAtlantica_2013:7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Refúgios ecológicos</text:p>
          </table:table-cell>
          <table:table-cell table:style-name="ce37" office:value-type="string" calcext:value-type="string">
            <text:p>Texeira_MataAtlantica_2013:8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Formacoes Pioneiras</text:p>
          </table:table-cell>
          <table:table-cell table:style-name="ce37" office:value-type="string" calcext:value-type="string">
            <text:p>Texeira_MataAtlantica_2013:9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Savana</text:p>
          </table:table-cell>
          <table:table-cell table:style-name="ce37" office:value-type="string" calcext:value-type="string">
            <text:p>Texeira_MataAtlantica_2013:10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7" office:value-type="string" calcext:value-type="string">
            <text:p>Texeira_MataAtlantica_2013</text:p>
          </table:table-cell>
          <table:table-cell table:style-name="ce37" office:value-type="string" calcext:value-type="string">
            <text:p>Savana estépica</text:p>
          </table:table-cell>
          <table:table-cell table:style-name="ce37" office:value-type="string" calcext:value-type="string">
            <text:p>Texeira_MataAtlantica_2013:11</text:p>
          </table:table-cell>
          <table:table-cell table:style-name="ce37" office:value-type="string" calcext:value-type="string">
            <text:p>Systematic:subnational</text:p>
          </table:table-cell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South America</text:p>
          </table:table-cell>
          <table:table-cell table:style-name="ce37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table:number-columns-repeated="18"/>
          <table:table-cell table:number-columns-repeated="998"/>
        </table:table-row>
        <table:table-row table:style-name="ro11">
          <table:table-cell table:style-name="ce34" office:value-type="string" calcext:value-type="string">
            <text:p>Tozer_Australia_CumberlandPlain_2015</text:p>
          </table:table-cell>
          <table:table-cell table:style-name="ce36" office:value-type="string" calcext:value-type="string">
            <text:p>Cumberland Plain Woodland</text:p>
          </table:table-cell>
          <table:table-cell table:style-name="ce34" office:value-type="string" calcext:value-type="string">
            <text:p>Tozer_Australia_CumberlandPlain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1. Forest</text:p>
          </table:table-cell>
          <table:table-cell table:style-name="ce36" office:value-type="string" calcext:value-type="string">
            <text:p>1.4 Temperate Fores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Wardle_Australia_GeorginaGidgee_2015</text:p>
          </table:table-cell>
          <table:table-cell table:style-name="ce36" office:value-type="string" calcext:value-type="string">
            <text:p>Georgina gidgee woodlands</text:p>
          </table:table-cell>
          <table:table-cell table:style-name="ce34" office:value-type="string" calcext:value-type="string">
            <text:p>Wardle_Australia_GeorginaGidgee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8. Desert</text:p>
          </table:table-cell>
          <table:table-cell table:style-name="ce36" office:value-type="string" calcext:value-type="string">
            <text:p>8.1 Hot desert</text:p>
          </table:table-cell>
          <table:table-cell table:style-name="ce36" table:number-columns-repeated="17"/>
          <table:table-cell table:number-columns-repeated="998"/>
        </table:table-row>
        <table:table-row table:style-name="ro11">
          <table:table-cell table:style-name="ce34" office:value-type="string" calcext:value-type="string">
            <text:p>Williams_Australia_AlpineSnowPatch_2015</text:p>
          </table:table-cell>
          <table:table-cell table:style-name="ce36" office:value-type="string" calcext:value-type="string">
            <text:p>Alpine snow patch herbfields</text:p>
          </table:table-cell>
          <table:table-cell table:style-name="ce34" office:value-type="string" calcext:value-type="string">
            <text:p>Williams_Australia_AlpineSnowPatch_2015:1</text:p>
          </table:table-cell>
          <table:table-cell table:style-name="ce37" office:value-type="string" calcext:value-type="string">
            <text:p>Strategic</text:p>
          </table:table-cell>
          <table:table-cell table:number-columns-repeated="2" table:style-name="ce36" office:value-type="string" calcext:value-type="string">
            <text:p>Australia</text:p>
          </table:table-cell>
          <table:table-cell table:style-name="ce36" office:value-type="string" calcext:value-type="string">
            <text:p>Terrestrial</text:p>
          </table:table-cell>
          <table:table-cell table:style-name="ce36" office:value-type="string" calcext:value-type="string">
            <text:p>4. Native Grassland</text:p>
          </table:table-cell>
          <table:table-cell table:style-name="ce36" office:value-type="string" calcext:value-type="string">
            <text:p>4.1 Tundra</text:p>
          </table:table-cell>
          <table:table-cell table:style-name="ce36" table:number-columns-repeated="17"/>
          <table:table-cell table:number-columns-repeated="998"/>
        </table:table-row>
        <table:table-row table:style-name="ro11" table:number-rows-repeated="436">
          <table:table-cell table:style-name="ce36" table:number-columns-repeated="26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References.$A$1" table:cell-range-address="$Ecosystem_list_Table.$A$1:.$M$564"/>
        </table:named-expressions>
      </table:table>
      <table:table table:name="AvailableSpatialData" table:style-name="ta3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3" table:default-cell-style-name="Default"/>
        <table:table-column table:style-name="co11" table:number-columns-repeated="19" table:default-cell-style-name="Default"/>
        <table:table-column table:style-name="co10" table:number-columns-repeated="998" table:default-cell-style-name="Default"/>
        <table:table-row table:style-name="ro13">
          <table:table-cell table:style-name="ce52" office:value-type="string" calcext:value-type="string">
            <text:p>Reference_code</text:p>
          </table:table-cell>
          <table:table-cell table:style-name="ce52" office:value-type="string" calcext:value-type="string">
            <text:p>Spatial_data_feature</text:p>
          </table:table-cell>
          <table:table-cell table:style-name="ce52" office:value-type="string" calcext:value-type="string">
            <text:p>Original source</text:p>
          </table:table-cell>
          <table:table-cell table:style-name="ce57" office:value-type="string" calcext:value-type="string">
            <text:p>Comments</text:p>
          </table:table-cell>
          <table:table-cell table:style-name="ce58" office:value-type="string" calcext:value-type="string">
            <text:p>Public_access_url</text:p>
          </table:table-cell>
          <table:table-cell table:style-name="ce58" office:value-type="string" calcext:value-type="string">
            <text:p>Restricted_access_url</text:p>
          </table:table-cell>
          <table:table-cell table:style-name="ce58" office:value-type="string" calcext:value-type="string">
            <text:p>File name in source</text:p>
          </table:table-cell>
          <table:table-cell table:style-name="ce52" table:number-columns-repeated="19"/>
          <table:table-cell table:number-columns-repeated="998"/>
        </table:table-row>
        <table:table-row table:style-name="ro14">
          <table:table-cell table:style-name="ce53" office:value-type="string" calcext:value-type="string">
            <text:p>Alaniz_Chile_CentralChileHotspot_2016</text:p>
          </table:table-cell>
          <table:table-cell table:style-name="ce53" office:value-type="string" calcext:value-type="string">
            <text:p>ecosystem classification of Chile</text:p>
          </table:table-cell>
          <table:table-cell table:style-name="ce55" office:value-type="string" calcext:value-type="string">
            <text:p>Luebert and Pliscoff (2006)</text:p>
          </table:table-cell>
          <table:table-cell table:style-name="ce56" office:value-type="string" calcext:value-type="string">
            <text:p>Data provided by one co-author of Alaniz_Chile_CentralChileHotspot_2016, but freely available from other sources, released by Ministerium</text:p>
          </table:table-cell>
          <table:table-cell table:style-name="ce59" table:formula="of:=HYPERLINK(&quot;http://datos.cedeus.cl/layers/geonode:pisos_vegetacionales_pliscoff&quot;;&quot;http://www.ide.cl/descarga/capas/category/ministerio-de-medio-ambiente.html http://datos.cedeus.cl/layers/geonode:pisos_vegetacionales_pliscoff&quot;)" office:value-type="string" office:string-value="http://www.ide.cl/descarga/capas/category/ministerio-de-medio-ambiente.html http://datos.cedeus.cl/layers/geonode:pisos_vegetacionales_pliscoff" calcext:value-type="string">
            <text:p>http://www.ide.cl/descarga/capas/category/ministerio-de-medio-ambiente.html http://datos.cedeus.cl/layers/geonode:pisos_vegetacionales_pliscoff</text:p>
          </table:table-cell>
          <table:table-cell table:style-name="ce60" office:value-type="string" calcext:value-type="string">
            <text:p>https://www.dropbox.com/s/bl1vqnh2t5h68ae/PISOS_LUEBERT_2006.rar?dl=0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5">
          <table:table-cell table:style-name="ce53" office:value-type="string" calcext:value-type="string">
            <text:p>FerrerParis_Continental_ForestMacrogroup_2017</text:p>
          </table:table-cell>
          <table:table-cell table:style-name="ce53" office:value-type="string" calcext:value-type="string">
            <text:p><text:s/>Macrogroup's Potential distribution</text:p>
          </table:table-cell>
          <table:table-cell table:style-name="ce55" office:value-type="string" calcext:value-type="string">
            <text:p>NatureServe, unpublished</text:p>
          </table:table-cell>
          <table:table-cell table:style-name="ce56" office:value-type="string" calcext:value-type="string">
            <text:p>Data provided by NatureServe to IUCN (MAVA project?). FTP link not permanent</text:p>
          </table:table-cell>
          <table:table-cell table:style-name="ce60"/>
          <table:table-cell table:style-name="ce59" table:formula="of:=HYPERLINK(&quot;https://tranxfer.natureserve.org/download/Deleted_Yearly/IUCN_Red_List_Ecosystems/&quot;;&quot;https://tranxfer.natureserve.org/download/Deleted_Yearly/IUCN_Red_List_Ecosystems/&quot;)" office:value-type="string" office:string-value="https://tranxfer.natureserve.org/download/Deleted_Yearly/IUCN_Red_List_Ecosystems/" calcext:value-type="string">
            <text:p>https://tranxfer.natureserve.org/download/Deleted_Yearly/IUCN_Red_List_Ecosystems/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 office:value-type="string" calcext:value-type="string">
            <text:p>OliveiraMiranda_RLE_Venezuela_2010</text:p>
          </table:table-cell>
          <table:table-cell table:style-name="ce54" office:value-type="string" calcext:value-type="string">
            <text:p>Vegetation Map</text:p>
          </table:table-cell>
          <table:table-cell table:style-name="ce55" office:value-type="string" calcext:value-type="string">
            <text:p>Huber &amp; Alarcon, 1988</text:p>
          </table:table-cell>
          <table:table-cell table:style-name="ce56" office:value-type="string" calcext:value-type="string">
            <text:p>Previous map used for historical distribution of ecosystem is available from different sources although no data-use or data-sharing agreement is known (Huber &amp; Alarcon, 1988). An updated version was used for assessment, this data was requested but is not available yet. </text:p>
          </table:table-cell>
          <table:table-cell table:style-name="ce60" table:number-columns-repeated="3"/>
          <table:table-cell table:style-name="ce55" table:number-columns-repeated="19"/>
          <table:table-cell table:number-columns-repeated="998"/>
        </table:table-row>
        <table:table-row table:style-name="ro15">
          <table:table-cell table:style-name="ce55" office:value-type="string" calcext:value-type="string">
            <text:p>MAC_RLE_Chile_2015</text:p>
          </table:table-cell>
          <table:table-cell table:style-name="ce55" office:value-type="string" calcext:value-type="string">
            <text:p>Ecosystem distribution with assessment results</text:p>
          </table:table-cell>
          <table:table-cell table:style-name="ce55" office:value-type="string" calcext:value-type="string">
            <text:p>Modified from Luebert and Pliscoff (2006)</text:p>
          </table:table-cell>
          <table:table-cell table:style-name="ce56" office:value-type="string" calcext:value-type="string">
            <text:p>Data provided by P Pliscoff, data sharing approved by Ministerium</text:p>
          </table:table-cell>
          <table:table-cell table:style-name="ce60"/>
          <table:table-cell table:style-name="ce59" table:formula="of:=HYPERLINK(&quot;https://www.dropbox.com/sh/uyvmkwb4f92bb2z/AAB2QtY2h6VyRGf-CXq8JHwoa?dl=0&quot;;&quot;https://www.dropbox.com/sh/uyvmkwb4f92bb2z/AAB2QtY2h6VyRGf-CXq8JHwoa?dl=0&quot;)" office:value-type="string" office:string-value="https://www.dropbox.com/sh/uyvmkwb4f92bb2z/AAB2QtY2h6VyRGf-CXq8JHwoa?dl=0" calcext:value-type="string">
            <text:p>https://www.dropbox.com/sh/uyvmkwb4f92bb2z/AAB2QtY2h6VyRGf-CXq8JHwoa?dl=0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3">
          <table:table-cell table:style-name="ce53" office:value-type="string" calcext:value-type="string">
            <text:p>Etter_RLE_Colombia_2015</text:p>
          </table:table-cell>
          <table:table-cell table:style-name="ce55" office:value-type="string" calcext:value-type="string">
            <text:p>Ecosystem distribution with assessment results</text:p>
          </table:table-cell>
          <table:table-cell table:style-name="ce55" office:value-type="string" calcext:value-type="string">
            <text:p>Developed from spatial data and classification trees with evaluation and validation steps. Cites Etter (1998), Etter et al. 2008 and IDEAM 2007; but seems to be different than these sources</text:p>
          </table:table-cell>
          <table:table-cell table:style-name="ce56" office:value-type="string" calcext:value-type="string">
            <text:p>Data provided by A Etter, to be updated</text:p>
          </table:table-cell>
          <table:table-cell table:style-name="ce60"/>
          <table:table-cell table:style-name="ce59" table:formula="of:=HYPERLINK(&quot;https://www.dropbox.com/sh/uyvmkwb4f92bb2z/AAB2QtY2h6VyRGf-CXq8JHwoa?dl=0&quot;;&quot;https://www.dropbox.com/sh/uyvmkwb4f92bb2z/AAB2QtY2h6VyRGf-CXq8JHwoa?dl=0&quot;)" office:value-type="string" office:string-value="https://www.dropbox.com/sh/uyvmkwb4f92bb2z/AAB2QtY2h6VyRGf-CXq8JHwoa?dl=0" calcext:value-type="string">
            <text:p>https://www.dropbox.com/sh/uyvmkwb4f92bb2z/AAB2QtY2h6VyRGf-CXq8JHwoa?dl=0</text:p>
          </table:table-cell>
          <table:table-cell table:style-name="ce60"/>
          <table:table-cell table:style-name="ce55" table:number-columns-repeated="19"/>
          <table:table-cell table:number-columns-repeated="998"/>
        </table:table-row>
        <table:table-row table:style-name="ro15">
          <table:table-cell table:style-name="ce53" office:value-type="string" calcext:value-type="string">
            <text:p>Herrera_RLE_CostaRica_2015</text:p>
          </table:table-cell>
          <table:table-cell table:style-name="ce53" office:value-type="string" calcext:value-type="string">
            <text:p>Ecosystem distribution</text:p>
          </table:table-cell>
          <table:table-cell table:style-name="ce56" office:value-type="string" calcext:value-type="string">
            <text:p>Zamora, N. 2008. Unidades fitogeográficas para la clasificación de ecosistemas</text:p>
            <text:p>terrestres en Costa Rica. Recursos Naturales y Ambiente no. 54:14-20.</text:p>
          </table:table-cell>
          <table:table-cell table:style-name="ce56" office:value-type="string" calcext:value-type="string">
            <text:p>Data requested from author, but not available yet</text:p>
          </table:table-cell>
          <table:table-cell table:style-name="ce60" table:number-columns-repeated="3"/>
          <table:table-cell table:style-name="ce55" table:number-columns-repeated="19"/>
          <table:table-cell table:number-columns-repeated="998"/>
        </table:table-row>
        <table:table-row table:style-name="ro11" table:number-rows-repeated="993">
          <table:table-cell table:style-name="ce55" table:number-columns-repeated="3"/>
          <table:table-cell table:style-name="ce56"/>
          <table:table-cell table:style-name="ce60" table:number-columns-repeated="3"/>
          <table:table-cell table:style-name="ce55" table:number-columns-repeated="19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Overview Risk Assessment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number-columns-repeated="7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8" table:number-columns-repeated="2" table:default-cell-style-name="Default"/>
        <table:table-column table:style-name="co10" table:number-columns-repeated="998" table:default-cell-style-name="Default"/>
        <table:table-row table:style-name="ro17">
          <table:table-cell table:style-name="ce122" office:value-type="string" calcext:value-type="string">
            <text:p>EcoName</text:p>
          </table:table-cell>
          <table:table-cell table:style-name="ce122" office:value-type="string" calcext:value-type="string">
            <text:p>ID</text:p>
          </table:table-cell>
          <table:table-cell table:style-name="ce122" office:value-type="string" calcext:value-type="string">
            <text:p>RLEversion</text:p>
          </table:table-cell>
          <table:table-cell table:style-name="ce122" office:value-type="string" calcext:value-type="string">
            <text:p>AssessmentDate</text:p>
          </table:table-cell>
          <table:table-cell table:style-name="ce122" office:value-type="string" calcext:value-type="string">
            <text:p>RiskCat</text:p>
          </table:table-cell>
          <table:table-cell table:style-name="ce124" office:value-type="string" calcext:value-type="string">
            <text:p>RiskCatBounds</text:p>
          </table:table-cell>
          <table:table-cell table:style-name="ce122" office:value-type="string" calcext:value-type="string">
            <text:p>A</text:p>
          </table:table-cell>
          <table:table-cell table:style-name="ce122" office:value-type="string" calcext:value-type="string">
            <text:p>A1</text:p>
          </table:table-cell>
          <table:table-cell table:style-name="ce122" office:value-type="string" calcext:value-type="string">
            <text:p>A2a</text:p>
          </table:table-cell>
          <table:table-cell table:style-name="ce122" office:value-type="string" calcext:value-type="string">
            <text:p>A2b</text:p>
          </table:table-cell>
          <table:table-cell table:style-name="ce122" office:value-type="string" calcext:value-type="string">
            <text:p>A3</text:p>
          </table:table-cell>
          <table:table-cell table:style-name="ce122" office:value-type="string" calcext:value-type="string">
            <text:p>B</text:p>
          </table:table-cell>
          <table:table-cell table:style-name="ce122" office:value-type="string" calcext:value-type="string">
            <text:p>B1</text:p>
          </table:table-cell>
          <table:table-cell table:style-name="ce122" office:value-type="string" calcext:value-type="string">
            <text:p>B2</text:p>
          </table:table-cell>
          <table:table-cell table:style-name="ce122" office:value-type="string" calcext:value-type="string">
            <text:p>B3</text:p>
          </table:table-cell>
          <table:table-cell table:style-name="ce122" office:value-type="string" calcext:value-type="string">
            <text:p>C</text:p>
          </table:table-cell>
          <table:table-cell table:style-name="ce122" office:value-type="string" calcext:value-type="string">
            <text:p>C1</text:p>
          </table:table-cell>
          <table:table-cell table:style-name="ce122" office:value-type="string" calcext:value-type="string">
            <text:p>C2a</text:p>
          </table:table-cell>
          <table:table-cell table:style-name="ce122" office:value-type="string" calcext:value-type="string">
            <text:p>C2b</text:p>
          </table:table-cell>
          <table:table-cell table:style-name="ce122" office:value-type="string" calcext:value-type="string">
            <text:p>C3</text:p>
          </table:table-cell>
          <table:table-cell table:style-name="ce122" office:value-type="string" calcext:value-type="string">
            <text:p>D</text:p>
          </table:table-cell>
          <table:table-cell table:style-name="ce122" office:value-type="string" calcext:value-type="string">
            <text:p>D1</text:p>
          </table:table-cell>
          <table:table-cell table:style-name="ce122" office:value-type="string" calcext:value-type="string">
            <text:p>D2a</text:p>
          </table:table-cell>
          <table:table-cell table:style-name="ce122" office:value-type="string" calcext:value-type="string">
            <text:p>D2b</text:p>
          </table:table-cell>
          <table:table-cell table:style-name="ce122" office:value-type="string" calcext:value-type="string">
            <text:p>D3</text:p>
          </table:table-cell>
          <table:table-cell table:style-name="ce122" office:value-type="string" calcext:value-type="string">
            <text:p>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sandstone upland swamps</text:p>
          </table:table-cell>
          <table:table-cell table:style-name="ce34" office:value-type="string" calcext:value-type="string">
            <text:p>Keith_CS_CoastalSandstone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Raised bogs</text:p>
          </table:table-cell>
          <table:table-cell table:style-name="ce34" office:value-type="string" calcext:value-type="string">
            <text:p>Riecken_CS_RaisedBog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E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E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E</text:p>
          </table:table-cell>
          <table:table-cell table:number-columns-repeated="3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erman tamarisk pioneer vegetation</text:p>
          </table:table-cell>
          <table:table-cell table:style-name="ce34" office:value-type="string" calcext:value-type="string">
            <text:p>Essl_CS_GermanTamarisk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5"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wamps, marshes and lakes in the Murray-Darling Basin, Australia</text:p>
          </table:table-cell>
          <table:table-cell table:style-name="ce34" office:value-type="string" calcext:value-type="string">
            <text:p>Kingsford_CS_MurrayDarlingBasin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5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ral Sea</text:p>
          </table:table-cell>
          <table:table-cell table:style-name="ce34" office:value-type="string" calcext:value-type="string">
            <text:p>Keith_CS_AralSea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O</text:p>
          </table:table-cell>
          <table:table-cell table:style-name="ce36"/>
          <table:table-cell table:number-columns-repeated="3" table:style-name="ce51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O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CO</text:p>
          </table:table-cell>
          <table:table-cell table:style-name="ce36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CO</text:p>
          </table:table-cell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Reedbeds, Europe</text:p>
          </table:table-cell>
          <table:table-cell table:style-name="ce34" office:value-type="string" calcext:value-type="string">
            <text:p>Poulin_CS_EuropeanReedbed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VU-EN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5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onakier forests of Senegal</text:p>
          </table:table-cell>
          <table:table-cell table:style-name="ce34" office:value-type="string" calcext:value-type="string">
            <text:p>Keith_CS_GonakierForest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VU</text:p>
          </table:table-cell>
          <table:table-cell table:number-columns-repeated="5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River red gum and black box</text:p>
          </table:table-cell>
          <table:table-cell table:style-name="ce34" office:value-type="string" calcext:value-type="string">
            <text:p>MacNally_RiverRedGum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number-columns-repeated="5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style-name="ce36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olibah Black Box woodland</text:p>
          </table:table-cell>
          <table:table-cell table:style-name="ce34" office:value-type="string" calcext:value-type="string">
            <text:p>Keith_CS_CoolibahBlackBox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Mock Olive Wilga Peach Bush Carissa dry sub-tropical semi evergreen vine thicket</text:p>
          </table:table-cell>
          <table:table-cell table:style-name="ce34" office:value-type="string" calcext:value-type="string">
            <text:p>Benson_CS_VineThicketSEAustralia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NE</text:p>
          </table:table-cell>
          <table:table-cell table:style-name="ce51" office:value-type="string" calcext:value-type="string">
            <text:p>EN</text:p>
          </table:table-cell>
          <table:table-cell table:number-columns-repeated="8" table:style-name="ce51" office:value-type="string" calcext:value-type="string">
            <text:p>NE</text:p>
          </table:table-cell>
          <table:table-cell table:number-columns-repeated="3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epui shrubland</text:p>
          </table:table-cell>
          <table:table-cell table:style-name="ce34" office:value-type="string" calcext:value-type="string">
            <text:p>OliveiraMiranda_CS_TepuiShrubland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style-name="ce51" office:value-type="string" calcext:value-type="string">
            <text:p>DD</text:p>
          </table:table-cell>
          <table:table-cell table:number-columns-repeated="6" table:style-name="ce51" office:value-type="string" calcext:value-type="string">
            <text:p>LC</text:p>
          </table:table-cell>
          <table:table-cell table:number-columns-repeated="5"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ranite gravel fields &amp; sandplains</text:p>
          </table:table-cell>
          <table:table-cell table:style-name="ce34" office:value-type="string" calcext:value-type="string">
            <text:p>Holdaway_CS_GraniteGravelField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number-columns-repeated="8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LC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ape Sand Flats Fynbos</text:p>
          </table:table-cell>
          <table:table-cell table:style-name="ce34" office:value-type="string" calcext:value-type="string">
            <text:p>Keith_CS_CapeFlatsSandFynbo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apia Forest</text:p>
          </table:table-cell>
          <table:table-cell table:style-name="ce34" office:value-type="string" calcext:value-type="string">
            <text:p>Moat_CS_TapiaForest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reat Lakes Alvar</text:p>
          </table:table-cell>
          <table:table-cell table:style-name="ce34" office:value-type="string" calcext:value-type="string">
            <text:p>FaberLnagendoen_CS_GreatLakesAlvar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-EN</text:p>
          </table:table-cell>
          <table:table-cell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iant kelp forests</text:p>
          </table:table-cell>
          <table:table-cell table:style-name="ce34" office:value-type="string" calcext:value-type="string">
            <text:p>Keith_CS_GiantKelp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5"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LC</text:p>
          </table:table-cell>
          <table:table-cell table:style-name="ce51" office:value-type="string" calcext:value-type="string">
            <text:p>DD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E</text:p>
          </table:table-cell>
          <table:table-cell table:style-name="ce36" office:value-type="string" calcext:value-type="string">
            <text:p>NE</text:p>
          </table:table-cell>
          <table:table-cell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aribbean coral reefs</text:p>
          </table:table-cell>
          <table:table-cell table:style-name="ce34" office:value-type="string" calcext:value-type="string">
            <text:p>Keith_CS_CaribbeanCoralReef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5" table:style-name="ce51" office:value-type="string" calcext:value-type="string">
            <text:p>DD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E</text:p>
          </table:table-cell>
          <table:table-cell table:style-name="ce36" office:value-type="string" calcext:value-type="string">
            <text:p>NE</text:p>
          </table:table-cell>
          <table:table-cell table:style-name="ce51" office:value-type="string" calcext:value-type="string">
            <text:p>NE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eagrass meadows of South Australia</text:p>
          </table:table-cell>
          <table:table-cell table:style-name="ce34" office:value-type="string" calcext:value-type="string">
            <text:p>Bonifacio_CS_SeagrassCommunity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EN-CR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orong lagoons</text:p>
          </table:table-cell>
          <table:table-cell table:style-name="ce34" office:value-type="string" calcext:value-type="string">
            <text:p>Lester_CS_CoorongLagoons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number-columns-repeated="3" table:style-name="ce36" office:value-type="string" calcext:value-type="string">
            <text:p>DD</text:p>
          </table:table-cell>
          <table:table-cell table:style-name="ce36" office:value-type="string" calcext:value-type="string">
            <text:p>CR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Karst rising springs</text:p>
          </table:table-cell>
          <table:table-cell table:style-name="ce34" office:value-type="string" calcext:value-type="string">
            <text:p>Bonifacio_CS_KRSWetland_2013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narled Mossy Cloud Forest</text:p>
          </table:table-cell>
          <table:table-cell table:style-name="ce34" office:value-type="string" calcext:value-type="string">
            <text:p>Auld_Australia_GnarledMossyCloudForest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CR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lowland rainforests of the Wet Tropics Bioregion, Queensland, Australia</text:p>
          </table:table-cell>
          <table:table-cell table:style-name="ce34" office:value-type="string" calcext:value-type="string">
            <text:p>Metcalfe_Australia_WetTropics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4" table:style-name="ce51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Mountain ash forest</text:p>
          </table:table-cell>
          <table:table-cell table:style-name="ce34" office:value-type="string" calcext:value-type="string">
            <text:p>Burns_Australia_MountainAshForest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36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CR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umberland Plain Woodland</text:p>
          </table:table-cell>
          <table:table-cell table:style-name="ce34" office:value-type="string" calcext:value-type="string">
            <text:p>Tozer_Australia_CumberlandPlain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DD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hrubland Swan Coastal plain Ironstones</text:p>
          </table:table-cell>
          <table:table-cell table:style-name="ce34" office:value-type="string" calcext:value-type="string">
            <text:p>English_Australia_SWA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CR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Eastern Stilring Range Montane Heath and Thicket</text:p>
          </table:table-cell>
          <table:table-cell table:style-name="ce34" office:value-type="string" calcext:value-type="string">
            <text:p>Barret_Australia_MountainSummit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51" office:value-type="string" calcext:value-type="string">
            <text:p>NT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T</text:p>
          </table:table-cell>
          <table:table-cell table:number-columns-repeated="4"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CR</text:p>
          </table:table-cell>
          <table:table-cell table:style-name="ce36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lpine snow patch herbfields</text:p>
          </table:table-cell>
          <table:table-cell table:style-name="ce34" office:value-type="string" calcext:value-type="string">
            <text:p>Williams_Australia_AlpineSnowPatch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3" table:style-name="ce51" office:value-type="string" calcext:value-type="string">
            <text:p>EN</text:p>
          </table:table-cell>
          <table:table-cell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T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Georgina gidgee woodlands</text:p>
          </table:table-cell>
          <table:table-cell table:style-name="ce34" office:value-type="string" calcext:value-type="string">
            <text:p>Wardle_Australia_GeorginaGidgee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5"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LC</text:p>
          </table:table-cell>
          <table:table-cell table:style-name="ce51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VU</text:p>
          </table:table-cell>
          <table:table-cell table:style-name="ce36" office:value-type="string" calcext:value-type="string">
            <text:p>VU</text:p>
          </table:table-cell>
          <table:table-cell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nnected Wetlands of the Lake Eyre</text:p>
          </table:table-cell>
          <table:table-cell table:style-name="ce34" office:value-type="string" calcext:value-type="string">
            <text:p>Pisanu_Australia_LakeEyre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8" table:style-name="ce51" office:value-type="string" calcext:value-type="string">
            <text:p>LC</text:p>
          </table:table-cell>
          <table:table-cell table:style-name="ce51" office:value-type="string" calcext:value-type="string">
            <text:p>NP</text:p>
          </table:table-cell>
          <table:table-cell table:number-columns-repeated="3" table:style-name="ce51" office:value-type="string" calcext:value-type="string">
            <text:p>LC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idal Flats of the Yellow Sea</text:p>
          </table:table-cell>
          <table:table-cell table:style-name="ce34" office:value-type="string" calcext:value-type="string">
            <text:p>Murray_China_TidalFlats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51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EN</text:p>
          </table:table-cell>
          <table:table-cell table:style-name="ce51" office:value-type="string" calcext:value-type="string">
            <text:p>DD</text:p>
          </table:table-cell>
          <table:table-cell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tarctic under ice communities</text:p>
          </table:table-cell>
          <table:table-cell table:style-name="ce34" office:value-type="string" calcext:value-type="string">
            <text:p>Clark_Antarctic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5" table:style-name="ce51" office:value-type="string" calcext:value-type="string">
            <text:p>DD</text:p>
          </table:table-cell>
          <table:table-cell table:number-columns-repeated="4" table:style-name="ce51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T</text:p>
          </table:table-cell>
          <table:table-cell table:style-name="ce51" office:value-type="string" calcext:value-type="string">
            <text:p>NP</text:p>
          </table:table-cell>
          <table:table-cell table:style-name="ce51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DD</text:p>
          </table:table-cell>
          <table:table-cell table:number-columns-repeated="4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broad-leaved upper-montane forest</text:p>
          </table:table-cell>
          <table:table-cell table:style-name="ce36" office:value-type="string" calcext:value-type="string">
            <text:p>Crespin_RLE_ElSalvador_2015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needle-leaved upper-montane forest</text:p>
          </table:table-cell>
          <table:table-cell table:style-name="ce36" office:value-type="string" calcext:value-type="string">
            <text:p>Crespin_RLE_ElSalvador_2015: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needle-leaved lowland forest</text:p>
          </table:table-cell>
          <table:table-cell table:style-name="ce36" office:value-type="string" calcext:value-type="string">
            <text:p>Crespin_RLE_ElSalvador_2015: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broad-leaved altimontane forest</text:p>
          </table:table-cell>
          <table:table-cell table:style-name="ce36" office:value-type="string" calcext:value-type="string">
            <text:p>Crespin_RLE_ElSalvador_2015: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evergreen seasonal broad-leaved alluvial forest, occasionally inundated</text:p>
          </table:table-cell>
          <table:table-cell table:style-name="ce36" office:value-type="string" calcext:value-type="string">
            <text:p>Crespin_RLE_ElSalvador_2015: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36" office:value-type="string" calcext:value-type="string">
            <text:p>CR</text:p>
          </table:table-cell>
          <table:table-cell table:style-name="ce36" office:value-type="string" calcext:value-type="string">
            <text:p>EN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broad-leaved well-drained lowland forest</text:p>
          </table:table-cell>
          <table:table-cell table:style-name="ce36" office:value-type="string" calcext:value-type="string">
            <text:p>Crespin_RLE_ElSalvador_2015: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broad-leaved submontane forest</text:p>
          </table:table-cell>
          <table:table-cell table:style-name="ce36" office:value-type="string" calcext:value-type="string">
            <text:p>Crespin_RLE_ElSalvador_2015: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mixed submontane forest</text:p>
          </table:table-cell>
          <table:table-cell table:style-name="ce36" office:value-type="string" calcext:value-type="string">
            <text:p>Crespin_RLE_ElSalvador_2015: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EN</text:p>
          </table:table-cell>
          <table:table-cell table:number-columns-repeated="2" table:style-name="ce6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broad-leaved lower montane forest</text:p>
          </table:table-cell>
          <table:table-cell table:style-name="ce36" office:value-type="string" calcext:value-type="string">
            <text:p>Crespin_RLE_ElSalvador_2015: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semi-deciduous mixed lower montane forest</text:p>
          </table:table-cell>
          <table:table-cell table:style-name="ce36" office:value-type="string" calcext:value-type="string">
            <text:p>Crespin_RLE_ElSalvador_2015:1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Pacific mangrove forest on clay</text:p>
          </table:table-cell>
          <table:table-cell table:style-name="ce36" office:value-type="string" calcext:value-type="string">
            <text:p>Crespin_RLE_ElSalvador_2015:1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6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deciduous broad-leaved lowland forest, well-drained</text:p>
          </table:table-cell>
          <table:table-cell table:style-name="ce36" office:value-type="string" calcext:value-type="string">
            <text:p>Crespin_RLE_ElSalvador_2015: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NT</text:p>
          </table:table-cell>
          <table:table-cell table:number-columns-repeated="2" table:style-name="ce36" office:value-type="string" calcext:value-type="string">
            <text:p>CR</text:p>
          </table:table-cell>
          <table:table-cell table:style-name="ce36" office:value-type="string" calcext:value-type="string">
            <text:p>EN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hort-grass savanna lowland with evergreen broad-leaved shrubs, well-drained, Curatella americana variant</text:p>
          </table:table-cell>
          <table:table-cell table:style-name="ce36" office:value-type="string" calcext:value-type="string">
            <text:p>Crespin_RLE_ElSalvador_2015: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hort-grass savanna with semi-deciduous broad-leaved shrubs, well-drained, Crescentia alata variant</text:p>
          </table:table-cell>
          <table:table-cell table:style-name="ce36" office:value-type="string" calcext:value-type="string">
            <text:p>Crespin_RLE_ElSalvador_2015: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4" table:style-name="ce36" office:value-type="string" calcext:value-type="string">
            <text:p>CR</text:p>
          </table:table-cell>
          <table:table-cell table:style-name="ce36" office:value-type="string" calcext:value-type="string">
            <text:p>LC</text:p>
          </table:table-cell>
          <table:table-cell table:number-columns-repeated="2" table:style-name="ce6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altimontane meadow or paramo</text:p>
          </table:table-cell>
          <table:table-cell table:style-name="ce36" office:value-type="string" calcext:value-type="string">
            <text:p>Crespin_RLE_ElSalvador_2015: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R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carcely vegetated lava flow</text:p>
          </table:table-cell>
          <table:table-cell table:style-name="ce36" office:value-type="string" calcext:value-type="string">
            <text:p>Crespin_RLE_ElSalvador_2015: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Scarcely vegetated tropical dune and beaches</text:p>
          </table:table-cell>
          <table:table-cell table:style-name="ce36" office:value-type="string" calcext:value-type="string">
            <text:p>Crespin_RLE_ElSalvador_2015:1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coastal vegetation in successional transition on very recent sediments, moderately drained</text:p>
          </table:table-cell>
          <table:table-cell table:style-name="ce36" office:value-type="string" calcext:value-type="string">
            <text:p>Crespin_RLE_ElSalvador_2015:1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O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CO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Tropical freshwater reed-swamp formation</text:p>
          </table:table-cell>
          <table:table-cell table:style-name="ce36" office:value-type="string" calcext:value-type="string">
            <text:p>Crespin_RLE_ElSalvador_2015: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51" office:value-type="string" calcext:value-type="string">
            <text:p>NP</text:p>
          </table:table-cell>
          <table:table-cell table:number-columns-repeated="11"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51" office:value-type="string" calcext:value-type="string">
            <text:p>Chesapeake Bay</text:p>
          </table:table-cell>
          <table:table-cell table:style-name="ce34" office:value-type="string" calcext:value-type="string">
            <text:p>Mahoney_USA_EstuarineEcosystem_2017: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017" calcext:value-type="float">
            <text:p>2017</text:p>
          </table:table-cell>
          <table:table-cell table:style-name="ce51" office:value-type="string" calcext:value-type="string">
            <text:p>CR</text:p>
          </table:table-cell>
          <table:table-cell table:style-name="ce51"/>
          <table:table-cell table:number-columns-repeated="5" table:style-name="ce51" office:value-type="string" calcext:value-type="string">
            <text:p>LC</text:p>
          </table:table-cell>
          <table:table-cell table:number-columns-repeated="4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DD</text:p>
          </table:table-cell>
          <table:table-cell table:number-columns-repeated="2" table:style-name="ce51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DD</text:p>
          </table:table-cell>
          <table:table-cell table:style-name="ce51" office:value-type="string" calcext:value-type="string">
            <text:p>CR</text:p>
          </table:table-cell>
          <table:table-cell table:style-name="ce51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thorn forest of A. caven and Prosopis chilensis</text:p>
          </table:table-cell>
          <table:table-cell table:style-name="ce36" office:value-type="string" calcext:value-type="string">
            <text:p>Alaniz_Chile_CentralChileHotspot_2016: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51" office:value-type="string" calcext:value-type="string">
            <text:p>NT</text:p>
          </table:table-cell>
          <table:table-cell table:number-columns-repeated="12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NT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thorn forest of A. caven and Baccharis paniculata</text:p>
          </table:table-cell>
          <table:table-cell table:style-name="ce36" office:value-type="string" calcext:value-type="string">
            <text:p>Alaniz_Chile_CentralChileHotspot_2016: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51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51" office:value-type="string" calcext:value-type="string">
            <text:p>VU</text:p>
          </table:table-cell>
          <table:table-cell table:number-columns-repeated="9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thorn forest of A. caven and Maytenus boaria</text:p>
          </table:table-cell>
          <table:table-cell table:style-name="ce36" office:value-type="string" calcext:value-type="string">
            <text:p>Alaniz_Chile_CentralChileHotspot_2016: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thorn forest of A. caven and Lithraea caustica</text:p>
          </table:table-cell>
          <table:table-cell table:style-name="ce36" office:value-type="string" calcext:value-type="string">
            <text:p>Alaniz_Chile_CentralChileHotspot_2016: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5" table:style-name="ce36" office:value-type="string" calcext:value-type="string">
            <text:p>DD</text:p>
          </table:table-cell>
          <table:table-cell table:number-columns-repeated="4" table:style-name="ce61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8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arborescent scrub of Peumus boldus and Schinus latifolius</text:p>
          </table:table-cell>
          <table:table-cell table:style-name="ce36" office:value-type="string" calcext:value-type="string">
            <text:p>Alaniz_Chile_CentralChileHotspot_2016: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sclerophyll arborescent scrub of Quillaja saponaria and Porlieria chilesis</text:p>
          </table:table-cell>
          <table:table-cell table:style-name="ce36" office:value-type="string" calcext:value-type="string">
            <text:p>Alaniz_Chile_CentralChileHotspot_2016: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sclerophyll forest of Kageneckia angustifolia and Guindilia trinervis</text:p>
          </table:table-cell>
          <table:table-cell table:style-name="ce36" office:value-type="string" calcext:value-type="string">
            <text:p>Alaniz_Chile_CentralChileHotspot_2016: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forest of Cryptocarya alba and P. boldus</text:p>
          </table:table-cell>
          <table:table-cell table:style-name="ce36" office:value-type="string" calcext:value-type="string">
            <text:p>Alaniz_Chile_CentralChileHotspot_2016: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LC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VU</text:p>
          </table:table-cell>
          <table:table-cell table:number-columns-repeated="9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forest of L. caustica and C. alba</text:p>
          </table:table-cell>
          <table:table-cell table:style-name="ce36" office:value-type="string" calcext:value-type="string">
            <text:p>Alaniz_Chile_CentralChileHotspot_2016: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CR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CR</text:p>
          </table:table-cell>
          <table:table-cell table:number-columns-repeated="9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sclerophyll forest of Q. saponaria and L. caustica</text:p>
          </table:table-cell>
          <table:table-cell table:style-name="ce36" office:value-type="string" calcext:value-type="string">
            <text:p>Alaniz_Chile_CentralChileHotspot_2016:1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VU</text:p>
          </table:table-cell>
          <table:table-cell table:number-columns-repeated="12" table:style-name="ce51" office:value-type="string" calcext:value-type="string">
            <text:p>NP</text:p>
          </table:table-cell>
          <table:table-cell table:number-columns-repeated="2" table:style-name="ce36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clerophyll forest of L. caustica and Azara integrifolia</text:p>
          </table:table-cell>
          <table:table-cell table:style-name="ce36" office:value-type="string" calcext:value-type="string">
            <text:p>Alaniz_Chile_CentralChileHotspot_2016:1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VU</text:p>
          </table:table-cell>
          <table:table-cell table:number-columns-repeated="18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sclerophyll forest of L. caustica and P. boldus</text:p>
          </table:table-cell>
          <table:table-cell table:style-name="ce36" office:value-type="string" calcext:value-type="string">
            <text:p>Alaniz_Chile_CentralChileHotspot_2016: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4" table:style-name="ce51" office:value-type="string" calcext:value-type="string">
            <text:p>NP</text:p>
          </table:table-cell>
          <table:table-cell table:style-name="ce36" office:value-type="string" calcext:value-type="string">
            <text:p>NT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NT</text:p>
          </table:table-cell>
          <table:table-cell table:number-columns-repeated="6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sclerophyll forest of L. caustica and Lomatia hirsuta</text:p>
          </table:table-cell>
          <table:table-cell table:style-name="ce36" office:value-type="string" calcext:value-type="string">
            <text:p>Alaniz_Chile_CentralChileHotspot_2016: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18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sclerophyll psammophytic forest of Q. saponaria and Fabiana imbricata</text:p>
          </table:table-cell>
          <table:table-cell table:style-name="ce36" office:value-type="string" calcext:value-type="string">
            <text:p>Alaniz_Chile_CentralChileHotspot_2016: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CR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CR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deciduous forest of Nothofagus macrocarpa and Ribes punctatum</text:p>
          </table:table-cell>
          <table:table-cell table:style-name="ce36" office:value-type="string" calcext:value-type="string">
            <text:p>Alaniz_Chile_CentralChileHotspot_2016: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number-columns-repeated="3" table:style-name="ce51" office:value-type="string" calcext:value-type="string">
            <text:p>NP</text:p>
          </table:table-cell>
          <table:table-cell table:number-columns-repeated="4" table:style-name="ce61" office:value-type="string" calcext:value-type="string">
            <text:p>VU</text:p>
          </table:table-cell>
          <table:table-cell table:number-columns-repeated="11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Interior Mediterranean deciduous forest of Nothofagus obliqua and C. alba</text:p>
          </table:table-cell>
          <table:table-cell table:style-name="ce36" office:value-type="string" calcext:value-type="string">
            <text:p>Alaniz_Chile_CentralChileHotspot_2016: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5" table:style-name="ce36" office:value-type="string" calcext:value-type="string">
            <text:p>DD</text:p>
          </table:table-cell>
          <table:table-cell table:number-columns-repeated="4" table:style-name="ce61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8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Andean Mediterranean deciduous forest of N. obliqua and Austrocedrus chilensis</text:p>
          </table:table-cell>
          <table:table-cell table:style-name="ce36" office:value-type="string" calcext:value-type="string">
            <text:p>Alaniz_Chile_CentralChileHotspot_2016:1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5" table:style-name="ce36" office:value-type="string" calcext:value-type="string">
            <text:p>DD</text:p>
          </table:table-cell>
          <table:table-cell table:number-columns-repeated="4" table:style-name="ce61" office:value-type="string" calcext:value-type="string">
            <text:p>DD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51" office:value-type="string" calcext:value-type="string">
            <text:p>DD</text:p>
          </table:table-cell>
          <table:table-cell table:number-columns-repeated="8" table:style-name="ce36" office:value-type="string" calcext:value-type="string">
            <text:p>DD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deciduous forest of Nothofagus glauca and Azara petiolaris</text:p>
          </table:table-cell>
          <table:table-cell table:style-name="ce36" office:value-type="string" calcext:value-type="string">
            <text:p>Alaniz_Chile_CentralChileHotspot_2016:1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EN</text:p>
          </table:table-cell>
          <table:table-cell table:number-columns-repeated="7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3" table:style-name="ce51" office:value-type="string" calcext:value-type="string">
            <text:p>NP</text:p>
          </table:table-cell>
          <table:table-cell table:style-name="ce36" office:value-type="string" calcext:value-type="string">
            <text:p>VU</text:p>
          </table:table-cell>
          <table:table-cell table:number-columns-repeated="6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deciduous forest of N. glauca and Persea lingue</text:p>
          </table:table-cell>
          <table:table-cell table:style-name="ce36" office:value-type="string" calcext:value-type="string">
            <text:p>Alaniz_Chile_CentralChileHotspot_2016: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EN</text:p>
          </table:table-cell>
          <table:table-cell table:number-columns-repeated="2" table:style-name="ce51" office:value-type="string" calcext:value-type="string">
            <text:p>NP</text:p>
          </table:table-cell>
          <table:table-cell table:style-name="ce36" office:value-type="string" calcext:value-type="string">
            <text:p>EN</text:p>
          </table:table-cell>
          <table:table-cell table:number-columns-repeated="15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Coastal Mediterranean short scrub of Chuquiraga oppositifolia and Mulinum spinosum</text:p>
          </table:table-cell>
          <table:table-cell table:style-name="ce36" office:value-type="string" calcext:value-type="string">
            <text:p>Alaniz_Chile_CentralChileHotspot_2016: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EN</text:p>
          </table:table-cell>
          <table:table-cell table:number-columns-repeated="3" table:style-name="ce51" office:value-type="string" calcext:value-type="string">
            <text:p>NP</text:p>
          </table:table-cell>
          <table:table-cell table:number-columns-repeated="3" table:style-name="ce61" office:value-type="string" calcext:value-type="string">
            <text:p>EN</text:p>
          </table:table-cell>
          <table:table-cell table:style-name="ce61" office:value-type="string" calcext:value-type="string">
            <text:p>VU</text:p>
          </table:table-cell>
          <table:table-cell table:number-columns-repeated="11" table:style-name="ce51" office:value-type="string" calcext:value-type="string">
            <text:p>NP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5.Ua.4 - Eastern Pacific Mangrove</text:p>
          </table:table-cell>
          <table:table-cell table:style-name="ce34" office:value-type="string" calcext:value-type="string">
            <text:p>FerrerParis_Continental_ForestMacrogroup_2017: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6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998"/>
        </table:table-row>
        <table:table-row table:style-name="ro17">
          <table:table-cell table:style-name="ce41" office:value-type="string" calcext:value-type="string">
            <text:p>1.A.5.Ua.5 - Western Atlantic &amp; Caribbean Mangrove</text:p>
          </table:table-cell>
          <table:table-cell table:style-name="ce34" office:value-type="string" calcext:value-type="string">
            <text:p>FerrerParis_Continental_ForestMacrogroup_2017: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a.7 - Longleaf Pine Woodland</text:p>
          </table:table-cell>
          <table:table-cell table:style-name="ce34" office:value-type="string" calcext:value-type="string">
            <text:p>FerrerParis_Continental_ForestMacrogroup_2017: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a.8 - Southern Mesic Mixed Broadleaf Forest</text:p>
          </table:table-cell>
          <table:table-cell table:style-name="ce34" office:value-type="string" calcext:value-type="string">
            <text:p>FerrerParis_Continental_ForestMacrogroup_2017: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c.9 - California Forest &amp; Woodland</text:p>
          </table:table-cell>
          <table:table-cell table:style-name="ce34" office:value-type="string" calcext:value-type="string">
            <text:p>FerrerParis_Continental_ForestMacrogroup_2017: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d.10 - Madrean Lowland Evergreen Woodland</text:p>
          </table:table-cell>
          <table:table-cell table:style-name="ce34" office:value-type="string" calcext:value-type="string">
            <text:p>FerrerParis_Continental_ForestMacrogroup_2017: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2 - North-Central Oak - Hardwood &amp; Pine Forest</text:p>
          </table:table-cell>
          <table:table-cell table:style-name="ce34" office:value-type="string" calcext:value-type="string">
            <text:p>FerrerParis_Continental_ForestMacrogroup_2017: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d.13 - Madrean Montane Forest &amp; Woodland</text:p>
          </table:table-cell>
          <table:table-cell table:style-name="ce34" office:value-type="string" calcext:value-type="string">
            <text:p>FerrerParis_Continental_ForestMacrogroup_2017: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4 - Northern Mesic Hardwood &amp; Conifer Forest</text:p>
          </table:table-cell>
          <table:table-cell table:style-name="ce34" office:value-type="string" calcext:value-type="string">
            <text:p>FerrerParis_Continental_ForestMacrogroup_2017: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Nd.15 - Comanchian Forest &amp; Woodland</text:p>
          </table:table-cell>
          <table:table-cell table:style-name="ce34" office:value-type="string" calcext:value-type="string">
            <text:p>FerrerParis_Continental_ForestMacrogroup_2017:1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6 - South-Central Oak - Hardwood &amp; Pine Forest</text:p>
          </table:table-cell>
          <table:table-cell table:style-name="ce34" office:value-type="string" calcext:value-type="string">
            <text:p>FerrerParis_Continental_ForestMacrogroup_2017:1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20 - Rocky Mountain Subalpine &amp; High Montane Conifer Forest</text:p>
          </table:table-cell>
          <table:table-cell table:style-name="ce34" office:value-type="string" calcext:value-type="string">
            <text:p>FerrerParis_Continental_ForestMacrogroup_2017:1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21 - Sierra Madre High Montane Forest</text:p>
          </table:table-cell>
          <table:table-cell table:style-name="ce34" office:value-type="string" calcext:value-type="string">
            <text:p>FerrerParis_Continental_ForestMacrogroup_2017:1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22 - Southern Rocky Mountain Lower Montane Forest</text:p>
          </table:table-cell>
          <table:table-cell table:style-name="ce34" office:value-type="string" calcext:value-type="string">
            <text:p>FerrerParis_Continental_ForestMacrogroup_2017:1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d.23 - Southern Vancouverian Montane &amp; Foothill Forest</text:p>
          </table:table-cell>
          <table:table-cell table:style-name="ce34" office:value-type="string" calcext:value-type="string">
            <text:p>FerrerParis_Continental_ForestMacrogroup_2017:1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d.24 - Vancouverian Lowland &amp; Montane Rainforest</text:p>
          </table:table-cell>
          <table:table-cell table:style-name="ce34" office:value-type="string" calcext:value-type="string">
            <text:p>FerrerParis_Continental_ForestMacrogroup_2017:1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d.25 - Vancouverian Subalpine Forest</text:p>
          </table:table-cell>
          <table:table-cell table:style-name="ce34" office:value-type="string" calcext:value-type="string">
            <text:p>FerrerParis_Continental_ForestMacrogroup_2017:1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c.26 - Intermountain Singleleaf Pinyon - Utah Juniper - Western Juniper Woodland</text:p>
          </table:table-cell>
          <table:table-cell table:style-name="ce34" office:value-type="string" calcext:value-type="string">
            <text:p>FerrerParis_Continental_ForestMacrogroup_2017:1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c.27 - Southern Rocky Mountain Two-needle Pinyon - One-seed Juniper Woodland</text:p>
          </table:table-cell>
          <table:table-cell table:style-name="ce34" office:value-type="string" calcext:value-type="string">
            <text:p>FerrerParis_Continental_ForestMacrogroup_2017:1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28 - Great Plains Floodplain Forest</text:p>
          </table:table-cell>
          <table:table-cell table:style-name="ce34" office:value-type="string" calcext:value-type="string">
            <text:p>FerrerParis_Continental_ForestMacrogroup_2017:2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29 - Central Interior and Appalachian Floodplain Forest</text:p>
          </table:table-cell>
          <table:table-cell table:style-name="ce34" office:value-type="string" calcext:value-type="string">
            <text:p>FerrerParis_Continental_ForestMacrogroup_2017:2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31 - Southern Floodplain Hardwood Forest</text:p>
          </table:table-cell>
          <table:table-cell table:style-name="ce34" office:value-type="string" calcext:value-type="string">
            <text:p>FerrerParis_Continental_ForestMacrogroup_2017:2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32 - Southern Coastal Plain Evergreen Hardwood &amp; Conifer Swamp</text:p>
          </table:table-cell>
          <table:table-cell table:style-name="ce34" office:value-type="string" calcext:value-type="string">
            <text:p>FerrerParis_Continental_ForestMacrogroup_2017:2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33 - Southern Coastal Plain Basin Swamp &amp; Flatwoods</text:p>
          </table:table-cell>
          <table:table-cell table:style-name="ce34" office:value-type="string" calcext:value-type="string">
            <text:p>FerrerParis_Continental_ForestMacrogroup_2017:2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c.34 - Rocky Mountain &amp; Great Basin Riparian Forest</text:p>
          </table:table-cell>
          <table:table-cell table:style-name="ce34" office:value-type="string" calcext:value-type="string">
            <text:p>FerrerParis_Continental_ForestMacrogroup_2017:2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g.35 - Vancouverian Flooded &amp; Swamp Forest</text:p>
          </table:table-cell>
          <table:table-cell table:style-name="ce34" office:value-type="string" calcext:value-type="string">
            <text:p>FerrerParis_Continental_ForestMacrogroup_2017:2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d.36 - Warm Southwest Riparian Forest</text:p>
          </table:table-cell>
          <table:table-cell table:style-name="ce34" office:value-type="string" calcext:value-type="string">
            <text:p>FerrerParis_Continental_ForestMacrogroup_2017:2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134 - Caribbean Coastal Lowland Dry Forest</text:p>
          </table:table-cell>
          <table:table-cell table:style-name="ce34" office:value-type="string" calcext:value-type="string">
            <text:p>FerrerParis_Continental_ForestMacrogroup_2017:2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51 - Northern Great Plains Woodland</text:p>
          </table:table-cell>
          <table:table-cell table:style-name="ce34" office:value-type="string" calcext:value-type="string">
            <text:p>FerrerParis_Continental_ForestMacrogroup_2017:2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154 - Edwards Plateau Riparian Woodland</text:p>
          </table:table-cell>
          <table:table-cell table:style-name="ce34" office:value-type="string" calcext:value-type="string">
            <text:p>FerrerParis_Continental_ForestMacrogroup_2017:3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159 - Northern Pine &amp; Oak - Hardwood Forest</text:p>
          </table:table-cell>
          <table:table-cell table:style-name="ce34" office:value-type="string" calcext:value-type="string">
            <text:p>FerrerParis_Continental_ForestMacrogroup_2017:3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b.161 - Pond-cypress - Slash Pine Swamp</text:p>
          </table:table-cell>
          <table:table-cell table:style-name="ce34" office:value-type="string" calcext:value-type="string">
            <text:p>FerrerParis_Continental_ForestMacrogroup_2017:3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g.281 - Caribbean Lowland Humid Forest</text:p>
          </table:table-cell>
          <table:table-cell table:style-name="ce34" office:value-type="string" calcext:value-type="string">
            <text:p>FerrerParis_Continental_ForestMacrogroup_2017:3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294 - Caribbean Dry Limestone Forest</text:p>
          </table:table-cell>
          <table:table-cell table:style-name="ce34" office:value-type="string" calcext:value-type="string">
            <text:p>FerrerParis_Continental_ForestMacrogroup_2017:3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296 - Caribbean &amp; Mesoamerican Pine-Oak Dry Forest</text:p>
          </table:table-cell>
          <table:table-cell table:style-name="ce34" office:value-type="string" calcext:value-type="string">
            <text:p>FerrerParis_Continental_ForestMacrogroup_2017:3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500 - Central Rocky Mountain Mesic Lower Montane Forest</text:p>
          </table:table-cell>
          <table:table-cell table:style-name="ce34" office:value-type="string" calcext:value-type="string">
            <text:p>FerrerParis_Continental_ForestMacrogroup_2017:3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b.501 - Central Rocky Mountain Dry Lower Montane &amp; Foothill Forest</text:p>
          </table:table-cell>
          <table:table-cell table:style-name="ce34" office:value-type="string" calcext:value-type="string">
            <text:p>FerrerParis_Continental_ForestMacrogroup_2017:3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Na.502 - Appalachian &amp; Northeastern Oak - Hardwood &amp; Pine Forest</text:p>
          </table:table-cell>
          <table:table-cell table:style-name="ce34" office:value-type="string" calcext:value-type="string">
            <text:p>FerrerParis_Continental_ForestMacrogroup_2017:3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503 - Central &amp; Appalachian Swamp Forest</text:p>
          </table:table-cell>
          <table:table-cell table:style-name="ce34" office:value-type="string" calcext:value-type="string">
            <text:p>FerrerParis_Continental_ForestMacrogroup_2017:3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a.504 - Northern Swamp Forest</text:p>
          </table:table-cell>
          <table:table-cell table:style-name="ce34" office:value-type="string" calcext:value-type="string">
            <text:p>FerrerParis_Continental_ForestMacrogroup_2017:4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561 - Caribbean &amp; Mesoamerican Seasonal Dry Forest</text:p>
          </table:table-cell>
          <table:table-cell table:style-name="ce34" office:value-type="string" calcext:value-type="string">
            <text:p>FerrerParis_Continental_ForestMacrogroup_2017:4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a.562 - Pacific Mesoamerican Seasonal Dry Forest</text:p>
          </table:table-cell>
          <table:table-cell table:style-name="ce34" office:value-type="string" calcext:value-type="string">
            <text:p>FerrerParis_Continental_ForestMacrogroup_2017:4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i.563 - Guajiran Seasonal Dry Forest</text:p>
          </table:table-cell>
          <table:table-cell table:style-name="ce34" office:value-type="string" calcext:value-type="string">
            <text:p>FerrerParis_Continental_ForestMacrogroup_2017:4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i.565 - Llanos Seasonal Dry Forest</text:p>
          </table:table-cell>
          <table:table-cell table:style-name="ce34" office:value-type="string" calcext:value-type="string">
            <text:p>FerrerParis_Continental_ForestMacrogroup_2017:4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i.566 - Tumbes Guayaquil Seasonal Dry Forest</text:p>
          </table:table-cell>
          <table:table-cell table:style-name="ce34" office:value-type="string" calcext:value-type="string">
            <text:p>FerrerParis_Continental_ForestMacrogroup_2017:4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j.567 - Central Guianan Seasonal Dry Forest</text:p>
          </table:table-cell>
          <table:table-cell table:style-name="ce34" office:value-type="string" calcext:value-type="string">
            <text:p>FerrerParis_Continental_ForestMacrogroup_2017:4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68 - Brazilian Atlantic Seasonal Dry Forest</text:p>
          </table:table-cell>
          <table:table-cell table:style-name="ce34" office:value-type="string" calcext:value-type="string">
            <text:p>FerrerParis_Continental_ForestMacrogroup_2017:4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70 - Cerrado Seasonal Dry Forest</text:p>
          </table:table-cell>
          <table:table-cell table:style-name="ce34" office:value-type="string" calcext:value-type="string">
            <text:p>FerrerParis_Continental_ForestMacrogroup_2017:4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71 - Parana Seasonal Dry Forest</text:p>
          </table:table-cell>
          <table:table-cell table:style-name="ce34" office:value-type="string" calcext:value-type="string">
            <text:p>FerrerParis_Continental_ForestMacrogroup_2017:4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572 - Caatinga Seasonal Dry Forest</text:p>
          </table:table-cell>
          <table:table-cell table:style-name="ce34" office:value-type="string" calcext:value-type="string">
            <text:p>FerrerParis_Continental_ForestMacrogroup_2017:5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l.573 - Northern Andes Seasonal Dry Forest</text:p>
          </table:table-cell>
          <table:table-cell table:style-name="ce34" office:value-type="string" calcext:value-type="string">
            <text:p>FerrerParis_Continental_ForestMacrogroup_2017:5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l.574 - Central Andes Seasonal Dry Forest</text:p>
          </table:table-cell>
          <table:table-cell table:style-name="ce34" office:value-type="string" calcext:value-type="string">
            <text:p>FerrerParis_Continental_ForestMacrogroup_2017:5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l.575 - Boliviano Tucumano Seasonal Dry Forest</text:p>
          </table:table-cell>
          <table:table-cell table:style-name="ce34" office:value-type="string" calcext:value-type="string">
            <text:p>FerrerParis_Continental_ForestMacrogroup_2017:5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g.578 - Mesoamerican Lowland Humid Forest</text:p>
          </table:table-cell>
          <table:table-cell table:style-name="ce34" office:value-type="string" calcext:value-type="string">
            <text:p>FerrerParis_Continental_ForestMacrogroup_2017:5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79 - Guajiran Humid Forest</text:p>
          </table:table-cell>
          <table:table-cell table:style-name="ce34" office:value-type="string" calcext:value-type="string">
            <text:p>FerrerParis_Continental_ForestMacrogroup_2017:5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0 - Catatumbo Magdalena Humid Forest</text:p>
          </table:table-cell>
          <table:table-cell table:style-name="ce34" office:value-type="string" calcext:value-type="string">
            <text:p>FerrerParis_Continental_ForestMacrogroup_2017:5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1 - Choco-Darien Humid Forest</text:p>
          </table:table-cell>
          <table:table-cell table:style-name="ce34" office:value-type="string" calcext:value-type="string">
            <text:p>FerrerParis_Continental_ForestMacrogroup_2017:5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2 - Western Ecuador Humid Forest</text:p>
          </table:table-cell>
          <table:table-cell table:style-name="ce34" office:value-type="string" calcext:value-type="string">
            <text:p>FerrerParis_Continental_ForestMacrogroup_2017:5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h.583 - Llanos Humid Forest</text:p>
          </table:table-cell>
          <table:table-cell table:style-name="ce34" office:value-type="string" calcext:value-type="string">
            <text:p>FerrerParis_Continental_ForestMacrogroup_2017:5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4 - Western Guianan Humid Forest</text:p>
          </table:table-cell>
          <table:table-cell table:style-name="ce34" office:value-type="string" calcext:value-type="string">
            <text:p>FerrerParis_Continental_ForestMacrogroup_2017:6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5 - Central Guianan Humid Forest</text:p>
          </table:table-cell>
          <table:table-cell table:style-name="ce34" office:value-type="string" calcext:value-type="string">
            <text:p>FerrerParis_Continental_ForestMacrogroup_2017:6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6 - Eastern Guianan Humid Forest</text:p>
          </table:table-cell>
          <table:table-cell table:style-name="ce34" office:value-type="string" calcext:value-type="string">
            <text:p>FerrerParis_Continental_ForestMacrogroup_2017:6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i.587 - Orinoquian Humid Forest</text:p>
          </table:table-cell>
          <table:table-cell table:style-name="ce34" office:value-type="string" calcext:value-type="string">
            <text:p>FerrerParis_Continental_ForestMacrogroup_2017:6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88 - Western Amazon Lowland Humid Forest</text:p>
          </table:table-cell>
          <table:table-cell table:style-name="ce34" office:value-type="string" calcext:value-type="string">
            <text:p>FerrerParis_Continental_ForestMacrogroup_2017:6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89 - Western Amazon Subandean Humid Forest</text:p>
          </table:table-cell>
          <table:table-cell table:style-name="ce34" office:value-type="string" calcext:value-type="string">
            <text:p>FerrerParis_Continental_ForestMacrogroup_2017:6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0 - Southwestern Amazon Lowland Humid Forest</text:p>
          </table:table-cell>
          <table:table-cell table:style-name="ce34" office:value-type="string" calcext:value-type="string">
            <text:p>FerrerParis_Continental_ForestMacrogroup_2017:6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1 - Southwestern Amazon Subandean Humid Forest</text:p>
          </table:table-cell>
          <table:table-cell table:style-name="ce34" office:value-type="string" calcext:value-type="string">
            <text:p>FerrerParis_Continental_ForestMacrogroup_2017:6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2 - Northern Amazon Humid Forest</text:p>
          </table:table-cell>
          <table:table-cell table:style-name="ce34" office:value-type="string" calcext:value-type="string">
            <text:p>FerrerParis_Continental_ForestMacrogroup_2017:6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j.593 - Central Amazon Humid Forest</text:p>
          </table:table-cell>
          <table:table-cell table:style-name="ce34" office:value-type="string" calcext:value-type="string">
            <text:p>FerrerParis_Continental_ForestMacrogroup_2017:6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k.595 - Brazilian Atlantic Humid Forest</text:p>
          </table:table-cell>
          <table:table-cell table:style-name="ce34" office:value-type="string" calcext:value-type="string">
            <text:p>FerrerParis_Continental_ForestMacrogroup_2017:7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k.596 - Parana Humid Forest</text:p>
          </table:table-cell>
          <table:table-cell table:style-name="ce34" office:value-type="string" calcext:value-type="string">
            <text:p>FerrerParis_Continental_ForestMacrogroup_2017:7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k.597 - Cerrado Humid Forest</text:p>
          </table:table-cell>
          <table:table-cell table:style-name="ce34" office:value-type="string" calcext:value-type="string">
            <text:p>FerrerParis_Continental_ForestMacrogroup_2017:7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598 - Caribbean Montane Humid Forest</text:p>
          </table:table-cell>
          <table:table-cell table:style-name="ce34" office:value-type="string" calcext:value-type="string">
            <text:p>FerrerParis_Continental_ForestMacrogroup_2017:7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600 - Mesoamerican Montane Humid Forest</text:p>
          </table:table-cell>
          <table:table-cell table:style-name="ce34" office:value-type="string" calcext:value-type="string">
            <text:p>FerrerParis_Continental_ForestMacrogroup_2017:7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601 - Mesoamerican Pine-Oak Forest</text:p>
          </table:table-cell>
          <table:table-cell table:style-name="ce34" office:value-type="string" calcext:value-type="string">
            <text:p>FerrerParis_Continental_ForestMacrogroup_2017:7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g.602 - Southern Mesoamerican Montane Humid Forest</text:p>
          </table:table-cell>
          <table:table-cell table:style-name="ce34" office:value-type="string" calcext:value-type="string">
            <text:p>FerrerParis_Continental_ForestMacrogroup_2017:7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h.603 - Central Guianan Montane Humid Forest</text:p>
          </table:table-cell>
          <table:table-cell table:style-name="ce34" office:value-type="string" calcext:value-type="string">
            <text:p>FerrerParis_Continental_ForestMacrogroup_2017:7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h.604 - Eastern Guianan Montane Humid Forest</text:p>
          </table:table-cell>
          <table:table-cell table:style-name="ce34" office:value-type="string" calcext:value-type="string">
            <text:p>FerrerParis_Continental_ForestMacrogroup_2017:7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06 - Northern Andean Montane &amp; Upper Montane Humid Forest</text:p>
          </table:table-cell>
          <table:table-cell table:style-name="ce34" office:value-type="string" calcext:value-type="string">
            <text:p>FerrerParis_Continental_ForestMacrogroup_2017:7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07 - Northern Andean Lower Montane Humid Forest</text:p>
          </table:table-cell>
          <table:table-cell table:style-name="ce34" office:value-type="string" calcext:value-type="string">
            <text:p>FerrerParis_Continental_ForestMacrogroup_2017:8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09 - Northern Andes Venezuelan Coastal Ridge Forest</text:p>
          </table:table-cell>
          <table:table-cell table:style-name="ce34" office:value-type="string" calcext:value-type="string">
            <text:p>FerrerParis_Continental_ForestMacrogroup_2017:8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0 - Central Andean (Yungas) Montane &amp; Upper Montane Humid Forest</text:p>
          </table:table-cell>
          <table:table-cell table:style-name="ce34" office:value-type="string" calcext:value-type="string">
            <text:p>FerrerParis_Continental_ForestMacrogroup_2017:8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1 - Central Andean (Yungas) Lower Montane Humid Forest</text:p>
          </table:table-cell>
          <table:table-cell table:style-name="ce34" office:value-type="string" calcext:value-type="string">
            <text:p>FerrerParis_Continental_ForestMacrogroup_2017:8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2 - Bolivian-Tucuman Montane &amp; Upper Montane Humid Forest</text:p>
          </table:table-cell>
          <table:table-cell table:style-name="ce34" office:value-type="string" calcext:value-type="string">
            <text:p>FerrerParis_Continental_ForestMacrogroup_2017:8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3 - Bolivian-Tucuman Lower Montane Humid Forest</text:p>
          </table:table-cell>
          <table:table-cell table:style-name="ce34" office:value-type="string" calcext:value-type="string">
            <text:p>FerrerParis_Continental_ForestMacrogroup_2017:8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4 - Moist Puna Humid Forest</text:p>
          </table:table-cell>
          <table:table-cell table:style-name="ce34" office:value-type="string" calcext:value-type="string">
            <text:p>FerrerParis_Continental_ForestMacrogroup_2017:8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j.615 - Eastern Subandean Ridge Montane Humid Forest</text:p>
          </table:table-cell>
          <table:table-cell table:style-name="ce34" office:value-type="string" calcext:value-type="string">
            <text:p>FerrerParis_Continental_ForestMacrogroup_2017:8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3.Ek.616 - Brazilian Atlantic Montane Humid Forest</text:p>
          </table:table-cell>
          <table:table-cell table:style-name="ce34" office:value-type="string" calcext:value-type="string">
            <text:p>FerrerParis_Continental_ForestMacrogroup_2017:8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17 - Caribbean Swamp</text:p>
          </table:table-cell>
          <table:table-cell table:style-name="ce34" office:value-type="string" calcext:value-type="string">
            <text:p>FerrerParis_Continental_ForestMacrogroup_2017:8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18 - Caribbean Floodplain Forest</text:p>
          </table:table-cell>
          <table:table-cell table:style-name="ce34" office:value-type="string" calcext:value-type="string">
            <text:p>FerrerParis_Continental_ForestMacrogroup_2017:9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19 - Mesoamerican Coastal Plain Swamp</text:p>
          </table:table-cell>
          <table:table-cell table:style-name="ce34" office:value-type="string" calcext:value-type="string">
            <text:p>FerrerParis_Continental_ForestMacrogroup_2017:9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d.620 - Mesoamerican Floodplain Forest</text:p>
          </table:table-cell>
          <table:table-cell table:style-name="ce34" office:value-type="string" calcext:value-type="string">
            <text:p>FerrerParis_Continental_ForestMacrogroup_2017:9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1 - Guajiran Flooded Forest</text:p>
          </table:table-cell>
          <table:table-cell table:style-name="ce34" office:value-type="string" calcext:value-type="string">
            <text:p>FerrerParis_Continental_ForestMacrogroup_2017:9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2 - Choco-Darien Floodplain Forest</text:p>
          </table:table-cell>
          <table:table-cell table:style-name="ce34" office:value-type="string" calcext:value-type="string">
            <text:p>FerrerParis_Continental_ForestMacrogroup_2017:9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4 - Llanos Flooded &amp; Swamp Forest</text:p>
          </table:table-cell>
          <table:table-cell table:style-name="ce34" office:value-type="string" calcext:value-type="string">
            <text:p>FerrerParis_Continental_ForestMacrogroup_2017:9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i.625 - Guayaquil Flooded &amp; Swamp Forest</text:p>
          </table:table-cell>
          <table:table-cell table:style-name="ce34" office:value-type="string" calcext:value-type="string">
            <text:p>FerrerParis_Continental_ForestMacrogroup_2017:9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j.626 - Guianan Riparian Forest</text:p>
          </table:table-cell>
          <table:table-cell table:style-name="ce34" office:value-type="string" calcext:value-type="string">
            <text:p>FerrerParis_Continental_ForestMacrogroup_2017:9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j.627 - Guianan Swamp Forest</text:p>
          </table:table-cell>
          <table:table-cell table:style-name="ce34" office:value-type="string" calcext:value-type="string">
            <text:p>FerrerParis_Continental_ForestMacrogroup_2017:9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j.628 - Orinoco Delta Swamp Forest</text:p>
          </table:table-cell>
          <table:table-cell table:style-name="ce34" office:value-type="string" calcext:value-type="string">
            <text:p>FerrerParis_Continental_ForestMacrogroup_2017:9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29 - Northern Andean Riparian &amp; Flooded Forest</text:p>
          </table:table-cell>
          <table:table-cell table:style-name="ce34" office:value-type="string" calcext:value-type="string">
            <text:p>FerrerParis_Continental_ForestMacrogroup_2017:10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30 - Central Andean Riparian &amp; Flooded Forest</text:p>
          </table:table-cell>
          <table:table-cell table:style-name="ce34" office:value-type="string" calcext:value-type="string">
            <text:p>FerrerParis_Continental_ForestMacrogroup_2017:10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31 - Bolivian-Tucuman Dry Valley Riparian Forest</text:p>
          </table:table-cell>
          <table:table-cell table:style-name="ce34" office:value-type="string" calcext:value-type="string">
            <text:p>FerrerParis_Continental_ForestMacrogroup_2017:10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k.632 - Eastern Subandean Ridge Riparian &amp; Flooded Forest</text:p>
          </table:table-cell>
          <table:table-cell table:style-name="ce34" office:value-type="string" calcext:value-type="string">
            <text:p>FerrerParis_Continental_ForestMacrogroup_2017:10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3 - Western Amazon Floodplain Forest</text:p>
          </table:table-cell>
          <table:table-cell table:style-name="ce34" office:value-type="string" calcext:value-type="string">
            <text:p>FerrerParis_Continental_ForestMacrogroup_2017:10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4 - Western Amazon Swamp Forest</text:p>
          </table:table-cell>
          <table:table-cell table:style-name="ce34" office:value-type="string" calcext:value-type="string">
            <text:p>FerrerParis_Continental_ForestMacrogroup_2017:10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5 - Southwestern Amazon Floodplain Forest</text:p>
          </table:table-cell>
          <table:table-cell table:style-name="ce34" office:value-type="string" calcext:value-type="string">
            <text:p>FerrerParis_Continental_ForestMacrogroup_2017:10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6 - Southern Amazon Swamp Forest</text:p>
          </table:table-cell>
          <table:table-cell table:style-name="ce34" office:value-type="string" calcext:value-type="string">
            <text:p>FerrerParis_Continental_ForestMacrogroup_2017:10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7 - Northern Amazon Floodplain Forest</text:p>
          </table:table-cell>
          <table:table-cell table:style-name="ce34" office:value-type="string" calcext:value-type="string">
            <text:p>FerrerParis_Continental_ForestMacrogroup_2017:10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8 - Central Amazon Floodplain Forest</text:p>
          </table:table-cell>
          <table:table-cell table:style-name="ce34" office:value-type="string" calcext:value-type="string">
            <text:p>FerrerParis_Continental_ForestMacrogroup_2017:10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NT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39 - South-Central Amazon Floodplain Forest</text:p>
          </table:table-cell>
          <table:table-cell table:style-name="ce34" office:value-type="string" calcext:value-type="string">
            <text:p>FerrerParis_Continental_ForestMacrogroup_2017:11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l.640 - Amazon Delta Swamp Forest</text:p>
          </table:table-cell>
          <table:table-cell table:style-name="ce34" office:value-type="string" calcext:value-type="string">
            <text:p>FerrerParis_Continental_ForestMacrogroup_2017:11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1 - Brazilian Atlantic Coastal Plain Swamp</text:p>
          </table:table-cell>
          <table:table-cell table:style-name="ce34" office:value-type="string" calcext:value-type="string">
            <text:p>FerrerParis_Continental_ForestMacrogroup_2017:11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2 - Parana Floodplain Forest</text:p>
          </table:table-cell>
          <table:table-cell table:style-name="ce34" office:value-type="string" calcext:value-type="string">
            <text:p>FerrerParis_Continental_ForestMacrogroup_2017:11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CR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3 - Cerrado Floodplain Forest</text:p>
          </table:table-cell>
          <table:table-cell table:style-name="ce34" office:value-type="string" calcext:value-type="string">
            <text:p>FerrerParis_Continental_ForestMacrogroup_2017:11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4 - Beni Chiquitano Swamp Forest</text:p>
          </table:table-cell>
          <table:table-cell table:style-name="ce34" office:value-type="string" calcext:value-type="string">
            <text:p>FerrerParis_Continental_ForestMacrogroup_2017:11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5 - Beni Floodplain Forest</text:p>
          </table:table-cell>
          <table:table-cell table:style-name="ce34" office:value-type="string" calcext:value-type="string">
            <text:p>FerrerParis_Continental_ForestMacrogroup_2017:11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m.646 - Pantanal Floodplain Forest</text:p>
          </table:table-cell>
          <table:table-cell table:style-name="ce34" office:value-type="string" calcext:value-type="string">
            <text:p>FerrerParis_Continental_ForestMacrogroup_2017:11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47 - Northern Chaco Floodplain Forest &amp; Woodland</text:p>
          </table:table-cell>
          <table:table-cell table:style-name="ce34" office:value-type="string" calcext:value-type="string">
            <text:p>FerrerParis_Continental_ForestMacrogroup_2017:11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48 - Northern Chaco Riparian Shrubland &amp; Woodland</text:p>
          </table:table-cell>
          <table:table-cell table:style-name="ce34" office:value-type="string" calcext:value-type="string">
            <text:p>FerrerParis_Continental_ForestMacrogroup_2017:11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VU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49 - Northern Chaco Palm Swamp</text:p>
          </table:table-cell>
          <table:table-cell table:style-name="ce34" office:value-type="string" calcext:value-type="string">
            <text:p>FerrerParis_Continental_ForestMacrogroup_2017:12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NT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4.En.650 - Southern Chaco Floodplain Forest &amp; Woodland</text:p>
          </table:table-cell>
          <table:table-cell table:style-name="ce34" office:value-type="string" calcext:value-type="string">
            <text:p>FerrerParis_Continental_ForestMacrogroup_2017:12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Ef.652 - Central Chilean (Mediterranean) Sclerophyllous Forest</text:p>
          </table:table-cell>
          <table:table-cell table:style-name="ce34" office:value-type="string" calcext:value-type="string">
            <text:p>FerrerParis_Continental_ForestMacrogroup_2017:12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Ef.653 - Central Chilean (Mediterranean) Deciduous Forest</text:p>
          </table:table-cell>
          <table:table-cell table:style-name="ce34" office:value-type="string" calcext:value-type="string">
            <text:p>FerrerParis_Continental_ForestMacrogroup_2017:12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1.Eg.654 - Espinal Deciduous Forest &amp; Woodland</text:p>
          </table:table-cell>
          <table:table-cell table:style-name="ce34" office:value-type="string" calcext:value-type="string">
            <text:p>FerrerParis_Continental_ForestMacrogroup_2017:12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EN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5 - Valdivian Lower Montane Evergreen Forest</text:p>
          </table:table-cell>
          <table:table-cell table:style-name="ce34" office:value-type="string" calcext:value-type="string">
            <text:p>FerrerParis_Continental_ForestMacrogroup_2017:12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6 - Valdivian Lower Montane Deciduous Forest</text:p>
          </table:table-cell>
          <table:table-cell table:style-name="ce34" office:value-type="string" calcext:value-type="string">
            <text:p>FerrerParis_Continental_ForestMacrogroup_2017:12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7 - Valdivian Montane &amp; Upper Montane Deciduous Forest</text:p>
          </table:table-cell>
          <table:table-cell table:style-name="ce34" office:value-type="string" calcext:value-type="string">
            <text:p>FerrerParis_Continental_ForestMacrogroup_2017:127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e.658 - Valdivian Montane &amp; Upper Montane Evergreen Forest</text:p>
          </table:table-cell>
          <table:table-cell table:style-name="ce34" office:value-type="string" calcext:value-type="string">
            <text:p>FerrerParis_Continental_ForestMacrogroup_2017:128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2.Ef.659 - Magellanian Temperate Evergreen Forest</text:p>
          </table:table-cell>
          <table:table-cell table:style-name="ce34" office:value-type="string" calcext:value-type="string">
            <text:p>FerrerParis_Continental_ForestMacrogroup_2017:129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Nd.660 - Mexican Interior Riparian Forest</text:p>
          </table:table-cell>
          <table:table-cell table:style-name="ce34" office:value-type="string" calcext:value-type="string">
            <text:p>FerrerParis_Continental_ForestMacrogroup_2017:130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h.661 - Espinal Floodplain Forest</text:p>
          </table:table-cell>
          <table:table-cell table:style-name="ce34" office:value-type="string" calcext:value-type="string">
            <text:p>FerrerParis_Continental_ForestMacrogroup_2017:131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i.662 - Central Chilean (Mediterranean) &amp; Desert Riparian &amp; Flooded Forest</text:p>
          </table:table-cell>
          <table:table-cell table:style-name="ce34" office:value-type="string" calcext:value-type="string">
            <text:p>FerrerParis_Continental_ForestMacrogroup_2017:132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VU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j.663 - Valdivian Temperate Flooded &amp; Swamp Forest</text:p>
          </table:table-cell>
          <table:table-cell table:style-name="ce34" office:value-type="string" calcext:value-type="string">
            <text:p>FerrerParis_Continental_ForestMacrogroup_2017:133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B.3.Ek.664 - Monte Floodplain Forest</text:p>
          </table:table-cell>
          <table:table-cell table:style-name="ce34" office:value-type="string" calcext:value-type="string">
            <text:p>FerrerParis_Continental_ForestMacrogroup_2017:134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NE</text:p>
          </table:table-cell>
          <table:table-cell table:style-name="ce36" table:number-columns-repeated="2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3"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number-columns-repeated="5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1.Ek.872 – Cerradao Sclerophyllous Woodland</text:p>
          </table:table-cell>
          <table:table-cell table:style-name="ce34" office:value-type="string" calcext:value-type="string">
            <text:p>FerrerParis_Continental_ForestMacrogroup_2017:135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DD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41" office:value-type="string" calcext:value-type="string">
            <text:p>1.A.2.Eg.873 - Mesoamerican Submontane Humid Forest</text:p>
          </table:table-cell>
          <table:table-cell table:style-name="ce34" office:value-type="string" calcext:value-type="string">
            <text:p>FerrerParis_Continental_ForestMacrogroup_2017:136</text:p>
          </table:table-cell>
          <table:table-cell table:style-name="ce36" office:value-type="string" calcext:value-type="string">
            <text:p>RLE v2.0 (Bland et al. 2016)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number-columns-repeated="2" table:style-name="ce36" office:value-type="string" calcext:value-type="string">
            <text:p>NE</text:p>
          </table:table-cell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NT</text:p>
          </table:table-cell>
          <table:table-cell table:style-name="ce36"/>
          <table:table-cell table:number-columns-repeated="2" table:style-name="ce36" office:value-type="string" calcext:value-type="string">
            <text:p>LC</text:p>
          </table:table-cell>
          <table:table-cell table:style-name="ce36" office:value-type="string" calcext:value-type="string">
            <text:p>NE</text:p>
          </table:table-cell>
          <table:table-cell table:style-name="ce36"/>
          <table:table-cell table:number-columns-repeated="4" table:style-name="ce36" office:value-type="string" calcext:value-type="string">
            <text:p>NE</text:p>
          </table:table-cell>
          <table:table-cell table:style-name="ce36"/>
          <table:table-cell table:style-name="ce36" office:value-type="string" calcext:value-type="string">
            <text:p>LC</text:p>
          </table:table-cell>
          <table:table-cell table:number-columns-repeated="4"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.1.Bosque siempreverde estacional de tierras anegadas o inundadas de las llanuras de Guatuso</text:p>
          </table:table-cell>
          <table:table-cell table:style-name="ce36" office:value-type="string" calcext:value-type="string">
            <text:p>Herrera_RLE_CostaRica_2015: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EN</text:p>
          </table:table-cell>
          <table:table-cell table:style-name="ce36" table:number-columns-repeated="4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.2. Bosque siempreverde estacional de tierras elevadas de las llanuras de Guatuso</text:p>
          </table:table-cell>
          <table:table-cell table:style-name="ce36" office:value-type="string" calcext:value-type="string">
            <text:p>Herrera_RLE_CostaRica_2015: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style-name="ce36" office:value-type="string" calcext:value-type="string">
            <text:p>EN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2.1. Bosque siempreverde de tierras anegadas o inundadas de las llanuras de San Carlos</text:p>
          </table:table-cell>
          <table:table-cell table:style-name="ce36" office:value-type="string" calcext:value-type="string">
            <text:p>Herrera_RLE_CostaRica_2015: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2.2. Bosque siempreverde de tierras elevadas de las llanuras de San Carlos</text:p>
          </table:table-cell>
          <table:table-cell table:style-name="ce36" office:value-type="string" calcext:value-type="string">
            <text:p>Herrera_RLE_CostaRica_2015: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3.1. Bosque siempreverde de tierras anegadas o inundadas de las llanuras de Tortuguero/Santa Clara</text:p>
          </table:table-cell>
          <table:table-cell table:style-name="ce36" office:value-type="string" calcext:value-type="string">
            <text:p>Herrera_RLE_CostaRica_2015: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3.2. Bosque siempreverde de tierras elevadas de las llanuras de Tortuguero/ Santa Clara</text:p>
          </table:table-cell>
          <table:table-cell table:style-name="ce36" office:value-type="string" calcext:value-type="string">
            <text:p>Herrera_RLE_CostaRica_2015: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4.1. Bosque siempreverde estacional de llanuras inundadas del litoral Caribe sur</text:p>
          </table:table-cell>
          <table:table-cell table:style-name="ce36" office:value-type="string" calcext:value-type="string">
            <text:p>Herrera_RLE_CostaRica_2015: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4.2. Bosque siempreverde estacional de tierras elevadas (bajas-medias) del Caribe sur</text:p>
          </table:table-cell>
          <table:table-cell table:style-name="ce36" office:value-type="string" calcext:value-type="string">
            <text:p>Herrera_RLE_CostaRica_2015: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5.1. Bosque deciduo a matorral xeromórfico de la Península de Santa Elena e Islas Murciélago</text:p>
          </table:table-cell>
          <table:table-cell table:style-name="ce36" office:value-type="string" calcext:value-type="string">
            <text:p>Herrera_RLE_CostaRica_2015: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6.1. Bosque semideciduo a deciduo de las llanuras de Guanacaste-Valle Central e Islas del Pacífico Norte</text:p>
          </table:table-cell>
          <table:table-cell table:style-name="ce36" office:value-type="string" calcext:value-type="string">
            <text:p>Herrera_RLE_CostaRica_2015:1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6.2 Bosque deciduo a semideciduo kárstico del Valle de Tempisque-Península de Nicoya</text:p>
          </table:table-cell>
          <table:table-cell table:style-name="ce36" office:value-type="string" calcext:value-type="string">
            <text:p>Herrera_RLE_CostaRica_2015:1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6.4.Vegetación herbácea hidromórfica a matorral espinoso del Valle de Tempisque-Península de Nicoya</text:p>
          </table:table-cell>
          <table:table-cell table:style-name="ce36" office:value-type="string" calcext:value-type="string">
            <text:p>Herrera_RLE_CostaRica_2015:1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7.1. Bosque semideciduo de tierras costeras a elevadas de la Península de Nicoya</text:p>
          </table:table-cell>
          <table:table-cell table:style-name="ce36" office:value-type="string" calcext:value-type="string">
            <text:p>Herrera_RLE_CostaRica_2015:1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7.2. Bosque siempreverde subnuboso a nuboso de la Península de Nicoya</text:p>
          </table:table-cell>
          <table:table-cell table:style-name="ce36" office:value-type="string" calcext:value-type="string">
            <text:p>Herrera_RLE_CostaRica_2015:1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8.1. Bosque siempreverde estacional de la vertiente Pacífica de la cordillera de Guanacaste</text:p>
          </table:table-cell>
          <table:table-cell table:style-name="ce36" office:value-type="string" calcext:value-type="string">
            <text:p>Herrera_RLE_CostaRica_2015:1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8.2. Bosque siempreverde de la vertiente Caribe de la cordillera de Guanacaste</text:p>
          </table:table-cell>
          <table:table-cell table:style-name="ce36" office:value-type="string" calcext:value-type="string">
            <text:p>Herrera_RLE_CostaRica_2015:1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8.3. Bosque nuboso a nuboso enano de la cordillera de Guanacaste</text:p>
          </table:table-cell>
          <table:table-cell table:style-name="ce36" office:value-type="string" calcext:value-type="string">
            <text:p>Herrera_RLE_CostaRica_2015:1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9.1. Bosque semediciduo a siempreverde estacional de la vertiente Pacífica de la cordillera de Tilarán</text:p>
          </table:table-cell>
          <table:table-cell table:style-name="ce36" office:value-type="string" calcext:value-type="string">
            <text:p>Herrera_RLE_CostaRica_2015:1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9.2. Bosque siempreverde de la vertiente Caribe de la cordillera de Tilarán</text:p>
          </table:table-cell>
          <table:table-cell table:style-name="ce36" office:value-type="string" calcext:value-type="string">
            <text:p>Herrera_RLE_CostaRica_2015:1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9.3. Bosque nuboso a nuboso enano de las cimas de la cordillera de Tilarán</text:p>
          </table:table-cell>
          <table:table-cell table:style-name="ce36" office:value-type="string" calcext:value-type="string">
            <text:p>Herrera_RLE_CostaRica_2015:2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1. Bosque siempreverde estacional de la vertiente Bosque sobre laderas con topografía ondulada a quebrada, a partir de los Pacífica de la cordillera Volcánica Central</text:p>
          </table:table-cell>
          <table:table-cell table:style-name="ce36" office:value-type="string" calcext:value-type="string">
            <text:p>Herrera_RLE_CostaRica_2015:2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2. Bosque siempreverde de la vertiente Caribe de la cordillera Volcánica Central</text:p>
          </table:table-cell>
          <table:table-cell table:style-name="ce36" office:value-type="string" calcext:value-type="string">
            <text:p>Herrera_RLE_CostaRica_2015:2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3. Bosque nuboso de las cimas de la cordillera Volcánica Central</text:p>
          </table:table-cell>
          <table:table-cell table:style-name="ce36" office:value-type="string" calcext:value-type="string">
            <text:p>Herrera_RLE_CostaRica_2015:2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0.4. Páramos o vegetación paramera de la cordillera Vegetación sobre topografía quebrada, mayormente sobre las crestas o Volcánica Central</text:p>
          </table:table-cell>
          <table:table-cell table:style-name="ce36" office:value-type="string" calcext:value-type="string">
            <text:p>Herrera_RLE_CostaRica_2015:2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2"/>
          <table:table-cell table:style-name="ce36" office:value-type="string" calcext:value-type="string">
            <text:p>DD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DD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1. Bosque mixto intermedio estacional, subnuboso a nuboso de la Vertiente Pacífica de la Cordillera de Talamanca</text:p>
          </table:table-cell>
          <table:table-cell table:style-name="ce36" office:value-type="string" calcext:value-type="string">
            <text:p>Herrera_RLE_CostaRica_2015:2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2. Bosque de robledales estacional nuboso de la Vertiente Pacífica de la Cordillera de Talamanca</text:p>
          </table:table-cell>
          <table:table-cell table:style-name="ce36" office:value-type="string" calcext:value-type="string">
            <text:p>Herrera_RLE_CostaRica_2015:2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3. Bosque mixto intermedio siempreverde, subnuboso a nuboso de la vertiente Caribe de la cordillera de Talamanca</text:p>
          </table:table-cell>
          <table:table-cell table:style-name="ce36" office:value-type="string" calcext:value-type="string">
            <text:p>Herrera_RLE_CostaRica_2015:2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4 Bosque de robledales siempreverde nuboso de la vertiente Caribe de la cordillera de Talamanca</text:p>
          </table:table-cell>
          <table:table-cell table:style-name="ce36" office:value-type="string" calcext:value-type="string">
            <text:p>Herrera_RLE_CostaRica_2015:2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1.5 Páramos de la Cordillera de Talamanca</text:p>
          </table:table-cell>
          <table:table-cell table:style-name="ce36" office:value-type="string" calcext:value-type="string">
            <text:p>Herrera_RLE_CostaRica_2015:2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2"/>
          <table:table-cell table:style-name="ce36" office:value-type="string" calcext:value-type="string">
            <text:p>DD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DD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2.1. Bosque siempreverde estacional de las serranías y valles del Pacífico Central</text:p>
          </table:table-cell>
          <table:table-cell table:style-name="ce36" office:value-type="string" calcext:value-type="string">
            <text:p>Herrera_RLE_CostaRica_2015:3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2.2. Bosque siempreverde subnuboso a nuboso de las serranías del Pacífico Central</text:p>
          </table:table-cell>
          <table:table-cell table:style-name="ce36" office:value-type="string" calcext:value-type="string">
            <text:p>Herrera_RLE_CostaRica_2015:3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3.1 Bosque siempreverde estacional de llanura aluvional anegadas del Valle de Parrita</text:p>
          </table:table-cell>
          <table:table-cell table:style-name="ce36" office:value-type="string" calcext:value-type="string">
            <text:p>Herrera_RLE_CostaRica_2015:32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3.2. Bosque siempreverde estacional de tierras elevadas del litoral pacífico Tarcoles-Terraba</text:p>
          </table:table-cell>
          <table:table-cell table:style-name="ce36" office:value-type="string" calcext:value-type="string">
            <text:p>Herrera_RLE_CostaRica_2015:33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4.1. Bosque siempreverde estacional subnuboso a nuboso de la cordillera o fila Costeña Norte</text:p>
          </table:table-cell>
          <table:table-cell table:style-name="ce36" office:value-type="string" calcext:value-type="string">
            <text:p>Herrera_RLE_CostaRica_2015:34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4.2. Bosque siempreverde estacional subnuboso a nuboso de la cordillera o fila Costeña Sur</text:p>
          </table:table-cell>
          <table:table-cell table:style-name="ce36" office:value-type="string" calcext:value-type="string">
            <text:p>Herrera_RLE_CostaRica_2015:35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5.1. Bosque semideciuo estacional del Valle de El General</text:p>
          </table:table-cell>
          <table:table-cell table:style-name="ce36" office:value-type="string" calcext:value-type="string">
            <text:p>Herrera_RLE_CostaRica_2015:36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CR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6.1. Bosque siempreverde estacional del Valle de Coto Brus</text:p>
          </table:table-cell>
          <table:table-cell table:style-name="ce36" office:value-type="string" calcext:value-type="string">
            <text:p>Herrera_RLE_CostaRica_2015:37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style-name="ce36" office:value-type="string" calcext:value-type="string">
            <text:p>EN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1. Bosque mixto anegado estacional del humedal Térraba-Sierpe</text:p>
          </table:table-cell>
          <table:table-cell table:style-name="ce36" office:value-type="string" calcext:value-type="string">
            <text:p>Herrera_RLE_CostaRica_2015:38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EN</text:p>
          </table:table-cell>
          <table:table-cell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2. Bosque siempreverde estacional aluvional de la región de Golfo Dulce-Punta Burica</text:p>
          </table:table-cell>
          <table:table-cell table:style-name="ce36" office:value-type="string" calcext:value-type="string">
            <text:p>Herrera_RLE_CostaRica_2015:39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VU</text:p>
          </table:table-cell>
          <table:table-cell table:style-name="ce36" table:number-columns-repeated="4"/>
          <table:table-cell table:style-name="ce36" office:value-type="string" calcext:value-type="string">
            <text:p>VU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3. Bosque siempreverde estacional de tierras elevadas de la Península de Osa-Punta Burica e Isla del Caño</text:p>
          </table:table-cell>
          <table:table-cell table:style-name="ce36" office:value-type="string" calcext:value-type="string">
            <text:p>Herrera_RLE_CostaRica_2015:40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CR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6" office:value-type="string" calcext:value-type="string">
            <text:p>17.4. Bosque siempreverde estacional subnuboso a nuboso de la Península de Osa</text:p>
          </table:table-cell>
          <table:table-cell table:style-name="ce36" office:value-type="string" calcext:value-type="string">
            <text:p>Herrera_RLE_CostaRica_2015:41</text:p>
          </table:table-cell>
          <table:table-cell table:style-name="ce36" office:value-type="string" calcext:value-type="string">
            <text:p>RLE v2.0 (Keith et al. 2013)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2"/>
          <table:table-cell table:style-name="ce36" office:value-type="string" calcext:value-type="string">
            <text:p>LC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LC</text:p>
          </table:table-cell>
          <table:table-cell table:style-name="ce36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style-name="ce36" table:number-columns-repeated="4"/>
          <table:table-cell table:style-name="ce36" office:value-type="string" calcext:value-type="string">
            <text:p>NE</text:p>
          </table:table-cell>
          <table:table-cell table:number-columns-repeated="998"/>
        </table:table-row>
        <table:table-row table:style-name="ro17">
          <table:table-cell table:style-name="ce37" office:value-type="string" calcext:value-type="string">
            <text:p>Meso American Reef</text:p>
          </table:table-cell>
          <table:table-cell table:style-name="ce31" office:value-type="string" calcext:value-type="string">
            <text:p>Bland_MesoAmericanReef_2017:1</text:p>
          </table:table-cell>
          <table:table-cell table:style-name="ce37" office:value-type="string" calcext:value-type="string">
            <text:p>RLE v2.0 (Bland et al. 2016)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string" calcext:value-type="string">
            <text:p>CR</text:p>
          </table:table-cell>
          <table:table-cell table:style-name="ce37" office:value-type="string" calcext:value-type="string">
            <text:p>(EN-CR)</text:p>
          </table:table-cell>
          <table:table-cell table:style-name="ce36"/>
          <table:table-cell table:style-name="ce37" office:value-type="string" calcext:value-type="string">
            <text:p>DD</text:p>
          </table:table-cell>
          <table:table-cell table:style-name="ce37" office:value-type="string" calcext:value-type="string">
            <text:p>LC (LC-NT)</text:p>
          </table:table-cell>
          <table:table-cell table:style-name="ce36"/>
          <table:table-cell table:style-name="ce37" office:value-type="string" calcext:value-type="string">
            <text:p>DD</text:p>
          </table:table-cell>
          <table:table-cell table:style-name="ce36"/>
          <table:table-cell table:number-columns-repeated="3" table:style-name="ce37" office:value-type="string" calcext:value-type="string">
            <text:p>LC</text:p>
          </table:table-cell>
          <table:table-cell table:style-name="ce36"/>
          <table:table-cell table:style-name="ce37" office:value-type="string" calcext:value-type="string">
            <text:p>EN</text:p>
          </table:table-cell>
          <table:table-cell table:style-name="ce37" office:value-type="string" calcext:value-type="string">
            <text:p>CR (VU-CR)</text:p>
          </table:table-cell>
          <table:table-cell/>
          <table:table-cell table:style-name="ce37" office:value-type="string" calcext:value-type="string">
            <text:p>VU</text:p>
          </table:table-cell>
          <table:table-cell table:style-name="ce36"/>
          <table:table-cell table:style-name="ce37" office:value-type="string" calcext:value-type="string">
            <text:p>EN</text:p>
          </table:table-cell>
          <table:table-cell table:style-name="ce37" office:value-type="string" calcext:value-type="string">
            <text:p>CR (VU-CR)</text:p>
          </table:table-cell>
          <table:table-cell/>
          <table:table-cell table:style-name="ce37" office:value-type="string" calcext:value-type="string">
            <text:p>VU</text:p>
          </table:table-cell>
          <table:table-cell table:style-name="ce37" office:value-type="string" calcext:value-type="string">
            <text:p>EN (LC-EN)</text:p>
          </table:table-cell>
          <table:table-cell table:number-columns-repeated="998"/>
        </table:table-row>
        <table:table-row table:style-name="ro17">
          <table:table-cell table:style-name="ce37" office:value-type="string" calcext:value-type="string">
            <text:p>Contatos</text:p>
          </table:table-cell>
          <table:table-cell table:style-name="ce37" office:value-type="string" calcext:value-type="string">
            <text:p>Texeira_MataAtlantica_2013:1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7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Estepe</text:p>
          </table:table-cell>
          <table:table-cell table:style-name="ce37" office:value-type="string" calcext:value-type="string">
            <text:p>Texeira_MataAtlantica_2013:2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VU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VU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Estacional Decidual</text:p>
          </table:table-cell>
          <table:table-cell table:style-name="ce37" office:value-type="string" calcext:value-type="string">
            <text:p>Texeira_MataAtlantica_2013:3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Estacional Semidecidual</text:p>
          </table:table-cell>
          <table:table-cell table:style-name="ce37" office:value-type="string" calcext:value-type="string">
            <text:p>Texeira_MataAtlantica_2013:4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Ombrófila Aberta</text:p>
          </table:table-cell>
          <table:table-cell table:style-name="ce37" office:value-type="string" calcext:value-type="string">
            <text:p>Texeira_MataAtlantica_2013:5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style-name="ce37" office:value-type="string" calcext:value-type="string">
            <text:p>LC-NT</text:p>
          </table:table-cell>
          <table:table-cell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Ombrófila Mista</text:p>
          </table:table-cell>
          <table:table-cell table:style-name="ce37" office:value-type="string" calcext:value-type="string">
            <text:p>Texeira_MataAtlantica_2013:6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loresta Ombrófila densa</text:p>
          </table:table-cell>
          <table:table-cell table:style-name="ce37" office:value-type="string" calcext:value-type="string">
            <text:p>Texeira_MataAtlantica_2013:7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EN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EN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Refúgios ecológicos</text:p>
          </table:table-cell>
          <table:table-cell table:style-name="ce37" office:value-type="string" calcext:value-type="string">
            <text:p>Texeira_MataAtlantica_2013:8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EN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Formacoes Pioneiras</text:p>
          </table:table-cell>
          <table:table-cell table:style-name="ce37" office:value-type="string" calcext:value-type="string">
            <text:p>Texeira_MataAtlantica_2013:9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Savana</text:p>
          </table:table-cell>
          <table:table-cell table:style-name="ce37" office:value-type="string" calcext:value-type="string">
            <text:p>Texeira_MataAtlantica_2013:10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number-columns-repeated="2" table:style-name="ce37" office:value-type="string" calcext:value-type="string">
            <text:p>LC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>
          <table:table-cell table:style-name="ce37" office:value-type="string" calcext:value-type="string">
            <text:p>Savana estépica</text:p>
          </table:table-cell>
          <table:table-cell table:style-name="ce37" office:value-type="string" calcext:value-type="string">
            <text:p>Texeira_MataAtlantica_2013:11</text:p>
          </table:table-cell>
          <table:table-cell table:style-name="ce36"/>
          <table:table-cell table:style-name="ce37" office:value-type="float" office:value="2013" calcext:value-type="float">
            <text:p>2013</text:p>
          </table:table-cell>
          <table:table-cell table:style-name="ce37" office:value-type="string" calcext:value-type="string">
            <text:p>CR</text:p>
          </table:table-cell>
          <table:table-cell/>
          <table:table-cell table:style-name="ce36"/>
          <table:table-cell table:number-columns-repeated="3" table:style-name="ce37" office:value-type="string" calcext:value-type="string">
            <text:p>NE</text:p>
          </table:table-cell>
          <table:table-cell table:style-name="ce37" office:value-type="string" calcext:value-type="string">
            <text:p>CR</text:p>
          </table:table-cell>
          <table:table-cell table:style-name="ce36"/>
          <table:table-cell table:style-name="ce37" office:value-type="string" calcext:value-type="string">
            <text:p>CR</text:p>
          </table:table-cell>
          <table:table-cell table:style-name="ce37" office:value-type="string" calcext:value-type="string">
            <text:p>EN</text:p>
          </table:table-cell>
          <table:table-cell table:style-name="ce37" office:value-type="string" calcext:value-type="string">
            <text:p>NE</text:p>
          </table:table-cell>
          <table:table-cell table:style-name="ce36" table:number-columns-repeated="11"/>
          <table:table-cell table:number-columns-repeated="998"/>
        </table:table-row>
        <table:table-row table:style-name="ro17" table:number-rows-repeated="437">
          <table:table-cell table:style-name="ce36" table:number-columns-repeated="26"/>
          <table:table-cell table:number-columns-repeated="998"/>
        </table:table-row>
        <table:table-row table:style-name="ro13" table:number-rows-repeated="104787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etailed risk assessment" table:style-name="ta5">
        <table:table-column table:style-name="co33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5" table:number-columns-repeated="4" table:default-cell-style-name="Default"/>
        <table:table-column table:style-name="co11" table:number-columns-repeated="16" table:default-cell-style-name="Default"/>
        <table:table-column table:style-name="co10" table:number-columns-repeated="998" table:default-cell-style-name="Default"/>
        <table:table-row table:style-name="ro17">
          <table:table-cell table:style-name="ce122" office:value-type="string" calcext:value-type="string">
            <text:p>reference_code</text:p>
          </table:table-cell>
          <table:table-cell table:style-name="ce122" office:value-type="string" calcext:value-type="string">
            <text:p>Ec_Name_1</text:p>
          </table:table-cell>
          <table:table-cell table:style-name="ce122" office:value-type="string" calcext:value-type="string">
            <text:p>RA_Scope</text:p>
          </table:table-cell>
          <table:table-cell table:style-name="ce122" office:value-type="string" calcext:value-type="string">
            <text:p>RA_Level</text:p>
          </table:table-cell>
          <table:table-cell table:style-name="ce122" office:value-type="string" calcext:value-type="string">
            <text:p>RA_Distribution</text:p>
          </table:table-cell>
          <table:table-cell table:style-name="ce122" office:value-type="string" calcext:value-type="string">
            <text:p>RA_Criteria_version</text:p>
          </table:table-cell>
          <table:table-cell table:style-name="ce122" office:value-type="string" calcext:value-type="string">
            <text:p>RA_Criterion</text:p>
          </table:table-cell>
          <table:table-cell table:style-name="ce122" office:value-type="string" calcext:value-type="string">
            <text:p>RA_Risk_Category</text:p>
          </table:table-cell>
          <table:table-cell table:style-name="ce122" office:value-type="string" calcext:value-type="string">
            <text:p>Indicator Variable</text:p>
          </table:table-cell>
          <table:table-cell table:style-name="ce122" office:value-type="string" calcext:value-type="string">
            <text:p>Time Frame</text:p>
          </table:table-cell>
          <table:table-cell table:style-name="ce63" table:number-columns-repeated="16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8" office:value-type="string" calcext:value-type="string">
            <text:p>Les lagunes méditerranéennes français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marais maritimes atlantiqu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NA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 bassin d’Arcacho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B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1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C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1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D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Carre_RLE_France_2012</text:p>
          </table:table-cell>
          <table:table-cell table:style-name="ce36" office:value-type="string" calcext:value-type="string">
            <text:p>Les lacs et étangs du littoral aquitai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62" office:value-type="string" calcext:value-type="string">
            <text:p>France</text:p>
          </table:table-cell>
          <table:table-cell table:style-name="ce36" office:value-type="string" calcext:value-type="string">
            <text:p>RLE pre v2.0 (Keith et al. Unpub.)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Shell barrier beach (Chenier plain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Coastal turf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Coastal turf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ld tephra plains (= frost flat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ld tephra plains (= frost flat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Inland sand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utwash grave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8">
          <table:table-cell table:style-name="ce36" office:value-type="string" calcext:value-type="string">
            <text:p>Holdaway_Uncommon_NewZealand_2012</text:p>
          </table:table-cell>
          <table:table-cell table:style-name="ce44" office:value-type="string" calcext:value-type="string">
            <text:p>Outwash grave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Inland sal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 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36" office:value-type="string" calcext:value-type="string">
            <text:p>Leached terra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umero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umero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streamsid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eothermal heated ground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hydrothermally altered ground (now cool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guano deposi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burrowed soil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abird burrowed soil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arine mammal influenced sit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ave entranc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Ephemeral wetlan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B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Gumlan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amp sand plai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Activ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une deflation hollow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ony beach ridg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ony beach ridg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hingle beach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able sand du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calcar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sea cliff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sea cliff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Volcanic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1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Volcanic dun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Frost hollow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Volcanic boulderfiel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C2(a,b,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C1(a,b,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and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D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inkho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Dune sla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a,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omed bog (Sporadanthu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omed bog (Sporadanthus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1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goo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raided riverbe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b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eepages and flush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B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mafic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calcar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Young tephra plains and hillslop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calcar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mafic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C2(b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calcareous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D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Morain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3" office:value-type="string" calcext:value-type="string">
            <text:p>C2(a,b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Lake margi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a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Blanket mir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1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Estuary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42" office:value-type="string" calcext:value-type="string">
            <text:p>A2(c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oastal rock sta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oastal cliffs on siliceous-intermediate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siliceous-intermediate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crees of ultramafic rock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Recent lava flow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Boulderfields of silicic-intermediate rocks (non volcanic)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Debris flow or lahar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boulderfiel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iffs, scarps &amp; tors of silicic-intermediate roc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cliffs, scarps &amp; tors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Ultramafic hil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sand plain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ranitic gravel field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Limestone erosion pavement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loud forest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Geothermal - acid rain system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Caves and cracks in karst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3" office:value-type="string" calcext:value-type="string">
            <text:p>Subterranean river gravel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Cushion bog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Pakihi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tring mir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Tarn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6" office:value-type="string" calcext:value-type="string">
            <text:p>Holdaway_Uncommon_NewZealand_2012</text:p>
          </table:table-cell>
          <table:table-cell table:style-name="ce42" office:value-type="string" calcext:value-type="string">
            <text:p>Snowbank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New Zealand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8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8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1(b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8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1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y herbazales paramer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y herbazales paramer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c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arbustivos sobre arena blanca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Vegetación saxícola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National</text:p>
          </table:table-cell>
          <table:table-cell table:style-name="ce36" office:value-type="string" calcext:value-type="string">
            <text:p>Venezuel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arbustivos sobre arena blanca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mazo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nzoátegui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pu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Ara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hía de Morroco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arin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ca de Aro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siempreverdes per se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tepuyan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Bolivar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arabob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iénaga Los Olivito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Cojed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?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Amacur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del Orino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lta 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pendencias Federal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ependencias Federale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(c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Distrito Capital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o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Falcó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olfo de Par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Guáric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Isla de Margari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guna de Cocinet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guna Tacarigu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La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aracaibo (costa este)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aracaibo (costa oeste)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éri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irand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Mona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Nueva Espart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enínsula de la Guaj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ortugues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Puerto Cabe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Río Limón-Isla San Carlo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Río San Juan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D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Sucre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8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8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8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áchir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Trujillo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Vargas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lm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Yaracuy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iempreverdes <text:s/>per se 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DD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nublad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NT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 manglar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semi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CR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(b2)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decidu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*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Bosques ribereñ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Arbustales espinoso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LC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biert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EL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4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Sabanas arbustivas y/o arbolada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table:number-columns-repeated="19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de pantano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VU</text:p>
          </table:table-cell>
          <table:table-cell table:style-name="ce36" table:number-columns-repeated="18"/>
          <table:table-cell table:number-columns-repeated="998"/>
        </table:table-row>
        <table:table-row table:style-name="ro17">
          <table:table-cell table:style-name="ce35" office:value-type="string" calcext:value-type="string">
            <text:p>OliveiraMiranda_RLE_Venezuela_2010</text:p>
          </table:table-cell>
          <table:table-cell table:style-name="ce36" office:value-type="string" calcext:value-type="string">
            <text:p>Herbazales litorales</text:p>
          </table:table-cell>
          <table:table-cell table:style-name="ce38" office:value-type="string" calcext:value-type="string">
            <text:p>Regional</text:p>
          </table:table-cell>
          <table:table-cell table:style-name="ce38" office:value-type="string" calcext:value-type="string">
            <text:p>Sub-national</text:p>
          </table:table-cell>
          <table:table-cell table:style-name="ce36" office:value-type="string" calcext:value-type="string">
            <text:p>Zulia</text:p>
          </table:table-cell>
          <table:table-cell table:style-name="ce36" office:value-type="string" calcext:value-type="string">
            <text:p>RLE v1.0 (Rodríquez et al. 2011)</text:p>
          </table:table-cell>
          <table:table-cell table:style-name="ce36" office:value-type="string" calcext:value-type="string">
            <text:p>C2</text:p>
          </table:table-cell>
          <table:table-cell table:style-name="ce36" office:value-type="string" calcext:value-type="string">
            <text:p>EN</text:p>
          </table:table-cell>
          <table:table-cell table:style-name="ce36" table:number-columns-repeated="18"/>
          <table:table-cell table:number-columns-repeated="998"/>
        </table:table-row>
        <table:table-row table:style-name="ro17" table:number-rows-repeated="395">
          <table:table-cell table:style-name="ce36" table:number-columns-repeated="26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References.$A$1" table:cell-range-address="$'Detailed risk assessment'.$A$1:.$H$605"/>
        </table:named-expressions>
      </table:table>
      <table:table table:name="Descriptions" table:style-name="ta6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7" table:number-columns-repeated="4" table:default-cell-style-name="Default"/>
        <table:table-column table:style-name="co11" table:number-columns-repeated="19" table:default-cell-style-name="Default"/>
        <table:table-column table:style-name="co10" table:number-columns-repeated="998" table:default-cell-style-name="Default"/>
        <table:table-row table:style-name="ro17">
          <table:table-cell table:style-name="ce64" office:value-type="string" calcext:value-type="string">
            <text:p>Sheet 1: References</text:p>
          </table:table-cell>
          <table:table-cell table:style-name="ce72"/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ference_code</text:p>
          </table:table-cell>
          <table:table-cell table:style-name="ce36" office:value-type="string" calcext:value-type="string">
            <text:p>Text code for identifying references, use this to link information to a publication, report or other docu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year</text:p>
          </table:table-cell>
          <table:table-cell table:style-name="ce36" office:value-type="string" calcext:value-type="string">
            <text:p>Year of publication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publication</text:p>
          </table:table-cell>
          <table:table-cell table:style-name="ce36" office:value-type="string" calcext:value-type="string">
            <text:p>Complete reference tex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language</text:p>
          </table:table-cell>
          <table:table-cell table:style-name="ce36" office:value-type="string" calcext:value-type="string">
            <text:p>Original language of docu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URL</text:p>
          </table:table-cell>
          <table:table-cell table:style-name="ce36" office:value-type="string" calcext:value-type="string">
            <text:p>Permanent web address for this docu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cosystem_List_Table</text:p>
          </table:table-cell>
          <table:table-cell table:style-name="ce36" office:value-type="string" calcext:value-type="string">
            <text:p>TRUE: ecosystem list in Sheet 2: Ecosystem_list_Table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Spatial_Data</text:p>
          </table:table-cell>
          <table:table-cell table:style-name="ce36" office:value-type="string" calcext:value-type="string">
            <text:p>TRUE: spatial data is described in Sheet 3_ Available Spatial Data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Overview_Assessment</text:p>
          </table:table-cell>
          <table:table-cell table:style-name="ce36" office:value-type="string" calcext:value-type="string">
            <text:p>TRUE: Overview assessment results per ecosystem in sheet 4: Overview_Assessment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etailed_Assessment</text:p>
          </table:table-cell>
          <table:table-cell table:style-name="ce36" office:value-type="string" calcext:value-type="string">
            <text:p>TRUE: Detailed assessment results per ecosystem in Sheet 5; EMPTY: not yet transcribed; FALSE: this information is not avail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5" office:value-type="string" calcext:value-type="string">
            <text:p>In TurpialDB</text:p>
          </table:table-cell>
          <table:table-cell table:style-name="ce37" office:value-type="string" calcext:value-type="string">
            <text:p>case number according to http://gis.iucnrle.org/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4" office:value-type="string" calcext:value-type="string">
            <text:p>Sheet 2: Ecosystem_list_Table</text:p>
          </table:table-cell>
          <table:table-cell table:style-name="ce72"/>
          <table:table-cell table:style-name="ce74" office:value-type="string" calcext:value-type="string">
            <text:p>Requested by Keith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ference_code</text:p>
          </table:table-cell>
          <table:table-cell table:style-name="ce37" office:value-type="string" calcext:value-type="string">
            <text:p>Links to Sheet 1:References</text:p>
          </table:table-cell>
          <table:table-cell table:style-name="ce37" office:value-type="string" calcext:value-type="string">
            <text:p>Assessment identifier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coName</text:p>
          </table:table-cell>
          <table:table-cell table:style-name="ce36" office:value-type="string" calcext:value-type="string">
            <text:p>Name of ecosystem as used in original publication</text:p>
          </table:table-cell>
          <table:table-cell table:style-name="ce37" office:value-type="string" calcext:value-type="string">
            <text:p>Ecosystem type identifier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D</text:p>
          </table:table-cell>
          <table:table-cell table:style-name="ce36" office:value-type="string" calcext:value-type="string">
            <text:p>Ecosystem ID: composed of the reference_code and a consecutive number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Type</text:p>
          </table:table-cell>
          <table:table-cell table:style-name="ce36" office:value-type="string" calcext:value-type="string">
            <text:p>Single ecosystem, subnational, national assessment, continental or global assessment, thematic, etc. Need to think about a standard and consistent terms</text:p>
          </table:table-cell>
          <table:table-cell table:style-name="ce37" office:value-type="string" calcext:value-type="string">
            <text:p>Systematic vs strategic assessments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Country</text:p>
          </table:table-cell>
          <table:table-cell table:style-name="ce36" office:value-type="string" calcext:value-type="string">
            <text:p>Country of assess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Region</text:p>
          </table:table-cell>
          <table:table-cell table:style-name="ce36" office:value-type="string" calcext:value-type="string">
            <text:p>Broader region of assess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alm</text:p>
          </table:table-cell>
          <table:table-cell table:style-name="ce36" office:value-type="string" calcext:value-type="string">
            <text:p>Marine, terrestial, freshwater</text:p>
          </table:table-cell>
          <table:table-cell table:style-name="ce37" office:value-type="string" calcext:value-type="string">
            <text:p>RLE Typological membership (Levels 1-3)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UCN_Habitat_level_1</text:p>
          </table:table-cell>
          <table:table-cell table:style-name="ce36" office:value-type="string" calcext:value-type="string">
            <text:p>Listing under the IUCN Habitat clasification</text:p>
          </table:table-cell>
          <table:table-cell table:style-name="ce37" office:value-type="string" calcext:value-type="string">
            <text:p>IUCN Habitat type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UCN_Habitat_level_2</text:p>
          </table:table-cell>
          <table:table-cell table:style-name="ce36" office:value-type="string" calcext:value-type="string">
            <text:p>Listing under the IUCN Habitat clasification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Latitude</text:p>
          </table:table-cell>
          <table:table-cell table:style-name="ce61" office:value-type="string" calcext:value-type="string">
            <text:p>We need to standardize: center of location, lower left corner, or bounding box?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Longitude</text:p>
          </table:table-cell>
          <table:table-cell table:style-name="ce61" office:value-type="string" calcext:value-type="string">
            <text:p>We need to standardize: center of location, lower left corner, or bounding box?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>
          <table:table-cell table:style-name="ce37" office:value-type="string" calcext:value-type="string">
            <text:p>Date of assessment</text:p>
          </table:table-cell>
          <table:table-cell table:style-name="ce36"/>
          <table:table-cell table:style-name="ce37" office:value-type="string" calcext:value-type="string">
            <text:p>Date of assessment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>
          <table:table-cell table:style-name="ce37" office:value-type="string" calcext:value-type="string">
            <text:p>Assessor</text:p>
          </table:table-cell>
          <table:table-cell table:style-name="ce36"/>
          <table:table-cell table:style-name="ce37" office:value-type="string" calcext:value-type="string">
            <text:p>Assessor</text:p>
          </table:table-cell>
          <table:table-cell table:style-name="ce36" table:number-columns-repeated="2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 table:number-rows-repeated="2">
          <table:table-cell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9" table:number-rows-repeated="10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4" office:value-type="string" calcext:value-type="string">
            <text:p>Sheet 3: Available Spatial Data</text:p>
          </table:table-cell>
          <table:table-cell table:style-name="ce72"/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ference_code</text:p>
          </table:table-cell>
          <table:table-cell table:style-name="ce36" office:value-type="string" calcext:value-type="string">
            <text:p>Links to Sheet 1:Reference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Spatial_data_feature</text:p>
          </table:table-cell>
          <table:table-cell table:style-name="ce36" office:value-type="string" calcext:value-type="string">
            <text:p>What step of analysis is represented (need to standardize possible values: ecosystem original distribution, ecosystem potential distribution, spatial indicators, etc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Original source</text:p>
          </table:table-cell>
          <table:table-cell table:style-name="ce36" office:value-type="string" calcext:value-type="string">
            <text:p>Reference in which the spatial data is described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omments</text:p>
          </table:table-cell>
          <table:table-cell table:style-name="ce36" office:value-type="string" calcext:value-type="string">
            <text:p>Comments regarding data availability and acces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Public_access_url</text:p>
          </table:table-cell>
          <table:table-cell table:style-name="ce36" office:value-type="string" calcext:value-type="string">
            <text:p>If the data is public, permanent web addres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estricted_access_url</text:p>
          </table:table-cell>
          <table:table-cell table:style-name="ce36" office:value-type="string" calcext:value-type="string">
            <text:p>permanent web address for internal use, not to be disclosed to third parties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File name in source</text:p>
          </table:table-cell>
          <table:table-cell table:style-name="ce36" office:value-type="string" calcext:value-type="string">
            <text:p>Exact file name of layer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/>
          <table:table-cell table:style-name="ce36" table:number-columns-repeated="4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4" office:value-type="string" calcext:value-type="string">
            <text:p>Sheet 4: Overview Risk Assessment</text:p>
          </table:table-cell>
          <table:table-cell table:style-name="ce72"/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coName</text:p>
          </table:table-cell>
          <table:table-cell table:style-name="ce36" office:value-type="string" calcext:value-type="string">
            <text:p>Name of ecosystem as used in original publication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D</text:p>
          </table:table-cell>
          <table:table-cell table:style-name="ce36" office:value-type="string" calcext:value-type="string">
            <text:p>Links to Sheet 2: Ecosystem_list_Table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LEversion</text:p>
          </table:table-cell>
          <table:table-cell table:style-name="ce36" office:value-type="string" calcext:value-type="string">
            <text:p>string representing different versions of the RLE criteria or guidelines used in the assessment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ssessmentDate</text:p>
          </table:table-cell>
          <table:table-cell table:style-name="ce36" office:value-type="string" calcext:value-type="string">
            <text:p>Assessment date, should be representative date for the analysis, not publication date, for example, the date from most recent map used in the assessment. 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iskCat</text:p>
          </table:table-cell>
          <table:table-cell table:style-name="ce36" office:value-type="string" calcext:value-type="string">
            <text:p>Overall category assigned in document (Should be EMPTY if not provided?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RiskCatBountds</text:p>
          </table:table-cell>
          <table:table-cell table:style-name="ce36" office:value-type="string" calcext:value-type="string">
            <text:p>Plausible bounds assigned in document (Should be EMPTY if not provided?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2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2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A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2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B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2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2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C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1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2a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2b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D3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E</text:p>
          </table:table-cell>
          <table:table-cell table:style-name="ce36" office:value-type="string" calcext:value-type="string">
            <text:p>Categories assigned according to criterion/sub-criterion (only valid for version 2.0, need to adapt for older versions)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 table:number-rows-repeated="2">
          <table:table-cell table:style-name="ce36" table:number-columns-repeated="5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6" office:value-type="string" calcext:value-type="string">
            <text:p>Sheet 5: Detailed Risk Assessment</text:p>
          </table:table-cell>
          <table:table-cell table:style-name="ce72" office:value-type="string" calcext:value-type="string">
            <text:p>(example given for some assessments, but structure needs to be improved, avoid redundant columns, incorporate data on indicators from Jess table) </text:p>
          </table:table-cell>
          <table:table-cell table:style-name="ce36" table:number-columns-repeated="3"/>
          <table:table-cell table:style-name="ce63"/>
          <table:table-cell table:style-name="ce36" table:number-columns-repeated="20"/>
          <table:table-cell table:number-columns-repeated="998"/>
        </table:table-row>
        <table:table-row table:style-name="ro17">
          <table:table-cell table:style-name="ce63" office:value-type="string" calcext:value-type="string">
            <text:p>ID</text:p>
          </table:table-cell>
          <table:table-cell table:style-name="ce36" office:value-type="string" calcext:value-type="string">
            <text:p>Links to Sheet 2: Ecosystem_list_Table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EcoName</text:p>
          </table:table-cell>
          <table:table-cell table:style-name="ce36" office:value-type="string" calcext:value-type="string">
            <text:p>Name of ecosystem as used in original publica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Scope</text:p>
          </table:table-cell>
          <table:table-cell table:style-name="ce36" office:value-type="string" calcext:value-type="string">
            <text:p>Global: whole ecosystem distribution; Regional: only part of ecosystem distribution conside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Level</text:p>
          </table:table-cell>
          <table:table-cell table:style-name="ce36" office:value-type="string" calcext:value-type="string">
            <text:p>subnational, national assessment, continental or global assessment. Need to think about a standard and consistent terms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Distribution</text:p>
          </table:table-cell>
          <table:table-cell table:style-name="ce36" office:value-type="string" calcext:value-type="string">
            <text:p>Assessment distribu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Criteria_version</text:p>
          </table:table-cell>
          <table:table-cell table:style-name="ce36" office:value-type="string" calcext:value-type="string">
            <text:p>string representing different versions of the RLE criteria or guidelines used in the assessment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Criterion</text:p>
          </table:table-cell>
          <table:table-cell table:style-name="ce36" office:value-type="string" calcext:value-type="string">
            <text:p>Criterion code (or name); criterion C of RLE v1.0 is not the same as criterion C of RLE v2.0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RA_Risk_Category</text:p>
          </table:table-cell>
          <table:table-cell table:style-name="ce36" office:value-type="string" calcext:value-type="string">
            <text:p>Categories assigned according to criterion/sub-criter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Indicator Variable</text:p>
          </table:table-cell>
          <table:table-cell table:style-name="ce36" office:value-type="string" calcext:value-type="string">
            <text:p>indicator variable used (forest cover, stressor variable, etc)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Time Frame</text:p>
          </table:table-cell>
          <table:table-cell table:style-name="ce36" office:value-type="string" calcext:value-type="string">
            <text:p>time frame in which indicator was measu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3" office:value-type="string" calcext:value-type="string">
            <text:p>…</text:p>
          </table:table-cell>
          <table:table-cell table:style-name="ce36" office:value-type="string" calcext:value-type="string">
            <text:p>other columns might be added here</text:p>
          </table:table-cell>
          <table:table-cell table:style-name="ce36" table:number-columns-repeated="24"/>
          <table:table-cell table:number-columns-repeated="998"/>
        </table:table-row>
        <table:table-row table:style-name="ro17" table:number-rows-repeated="6">
          <table:table-cell table:style-name="ce63"/>
          <table:table-cell table:style-name="ce36" table:number-columns-repeated="25"/>
          <table:table-cell table:number-columns-repeated="998"/>
        </table:table-row>
        <table:table-row table:style-name="ro17" table:number-rows-repeated="3">
          <table:table-cell table:style-name="ce36" table:number-columns-repeated="26"/>
          <table:table-cell table:number-columns-repeated="998"/>
        </table:table-row>
        <table:table-row table:style-name="ro17">
          <table:table-cell table:style-name="ce63" office:value-type="string" calcext:value-type="string">
            <text:p>RLE Categories</text:p>
          </table:table-cell>
          <table:table-cell table:style-name="ce73" office:value-type="string" calcext:value-type="string">
            <text:p>Increasing risk of collapse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NP</text:p>
          </table:table-cell>
          <table:table-cell table:style-name="ce36" office:value-type="string" calcext:value-type="string">
            <text:p>EMPTY if not provid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NE</text:p>
          </table:table-cell>
          <table:table-cell table:style-name="ce36" office:value-type="string" calcext:value-type="string">
            <text:p>Not evaluat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7" office:value-type="string" calcext:value-type="string">
            <text:p>DD</text:p>
          </table:table-cell>
          <table:table-cell table:style-name="ce36" office:value-type="string" calcext:value-type="string">
            <text:p>Data deficient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51" office:value-type="string" calcext:value-type="string">
            <text:p>LC</text:p>
          </table:table-cell>
          <table:table-cell table:style-name="ce36" office:value-type="string" calcext:value-type="string">
            <text:p>Least concer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8" office:value-type="string" calcext:value-type="string">
            <text:p>NT</text:p>
          </table:table-cell>
          <table:table-cell table:style-name="ce36" office:value-type="string" calcext:value-type="string">
            <text:p>Not threaten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1" office:value-type="string" calcext:value-type="string">
            <text:p>TH</text:p>
          </table:table-cell>
          <table:table-cell table:style-name="ce36" office:value-type="string" calcext:value-type="string">
            <text:p>Threaten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69" office:value-type="string" calcext:value-type="string">
            <text:p>EN</text:p>
          </table:table-cell>
          <table:table-cell table:style-name="ce36" office:value-type="string" calcext:value-type="string">
            <text:p>Endange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70" office:value-type="string" calcext:value-type="string">
            <text:p>CR</text:p>
          </table:table-cell>
          <table:table-cell table:style-name="ce36" office:value-type="string" calcext:value-type="string">
            <text:p>Critically endangered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71" office:value-type="string" calcext:value-type="string">
            <text:p>CO</text:p>
          </table:table-cell>
          <table:table-cell table:style-name="ce36" office:value-type="string" calcext:value-type="string">
            <text:p>Collapsed</text:p>
          </table:table-cell>
          <table:table-cell table:style-name="ce36" table:number-columns-repeated="24"/>
          <table:table-cell table:number-columns-repeated="998"/>
        </table:table-row>
        <table:table-row table:style-name="ro17" table:number-rows-repeated="2">
          <table:table-cell table:style-name="ce36" table:number-columns-repeated="26"/>
          <table:table-cell table:number-columns-repeated="998"/>
        </table:table-row>
        <table:table-row table:style-name="ro17">
          <table:table-cell table:style-name="ce63" office:value-type="string" calcext:value-type="string">
            <text:p>RLE Criteria</text:p>
          </table:table-cell>
          <table:table-cell table:style-name="ce61" office:value-type="string" calcext:value-type="string">
            <text:p>This is only valid for version 2.0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Reduction is geographic distribu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Restricted geographic distribu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Environmenal degradation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Disruption of biotic processes and interactions</text:p>
          </table:table-cell>
          <table:table-cell table:style-name="ce36" table:number-columns-repeated="24"/>
          <table:table-cell table:number-columns-repeated="998"/>
        </table:table-row>
        <table:table-row table:style-name="ro17"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Quantitative risk analysis</text:p>
          </table:table-cell>
          <table:table-cell table:style-name="ce36" table:number-columns-repeated="24"/>
          <table:table-cell table:number-columns-repeated="998"/>
        </table:table-row>
        <table:table-row table:style-name="ro17" table:number-rows-repeated="26">
          <table:table-cell table:style-name="ce36" table:number-columns-repeated="26"/>
          <table:table-cell table:number-columns-repeated="998"/>
        </table:table-row>
        <table:table-row table:style-name="ro17" table:number-rows-repeated="5">
          <table:table-cell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Distribution of ecosystem type – raw polygon data, 10 km cells, ecoregions, centroids, country (descending order of preference)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RLE parameter estimates (% decline, AOO, EOO, #locations, Cont decline, threat, etc)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IUCN Threat type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Upper &amp;amp; lower bounds of RLE parameter estimates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Variable (indicator) types used for assessing criteria C &amp;amp; D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Source repositories for (downloadable) spatial data (criteria A &amp;amp; B) &amp;amp; time series data (criteria C, D, E)</text:p>
          </table:table-cell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/>
          <table:table-cell table:style-name="ce36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Hyperlink to full text of assessment</text:p>
          </table:table-cell>
          <table:table-cell table:style-name="ce36" table:number-columns-repeated="25"/>
          <table:table-cell table:number-columns-repeated="998"/>
        </table:table-row>
        <table:table-row table:style-name="ro17" table:number-rows-repeated="857">
          <table:table-cell table:style-name="ce36" table:number-columns-repeated="26"/>
          <table:table-cell table:number-columns-repeated="998"/>
        </table:table-row>
        <table:table-row table:style-name="ro13" table:number-rows-repeated="104756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References.A1:References.P61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Ecosystem_list_Table.A1:Ecosystem_list_Table.M564" table:display-filter-buttons="true" table:orientation="column"/>
        <table:database-range table:name="__Anonymous_Sheet_DB__4" table:target-range-address="'Detailed risk assessment'.A1:'Detailed risk assessment'.H60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bitstream charter'" svg:font-family="''bitstream charter''"/>
    <style:font-face style:name="Arial" svg:font-family="Arial"/>
    <style:font-face style:name="Bitstream charter" svg:font-family="'Bitstream charter'"/>
    <style:font-face style:name="Calibri" svg:font-family="Calibri"/>
    <style:font-face style:name="Cambria" svg:font-family="Cambria"/>
    <style:font-face style:name="Times New Roman" svg:font-family="'Times New Roman'"/>
    <style:font-face style:name="Abyssinica SIL" svg:font-family="'Abyssinica SIL'" style:font-pitch="variable"/>
    <style:font-face style:name="aakar" svg:font-family="aakar" style:font-pitch="variable"/>
    <style:font-face style:name="Bitstream Vera Sans" svg:font-family="'Bitstream Vera Sans'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6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5:08:06.37064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ferences" style:display-name="PageStyle_Refer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osystem_5f_list_5f_Table" style:display-name="PageStyle_Ecosystem_list_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ailableSpatialData" style:display-name="PageStyle_AvailableSpati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_20_Risk_20_Assessment" style:display-name="PageStyle_Overview Risk Assess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ed_20_risk_20_assessment" style:display-name="PageStyle_Detailed risk assess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s" style:display-name="PageStyle_Descrip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7T16:47:17.932706622</dc:date>
    <meta:editing-duration>PT52M42S</meta:editing-duration>
    <meta:editing-cycles>8</meta:editing-cycles>
    <meta:document-statistic meta:table-count="6" meta:cell-count="15210" meta:object-count="0"/>
    <meta:user-defined meta:name="qrichtext">1</meta:user-defined>
  </office:meta>
</office:document-meta>
</file>